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7mm"/>
    </style:style>
    <style:style style:name="co2" style:family="table-column">
      <style:table-column-properties fo:break-before="auto" style:column-width="8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aa61a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27" table:default-cell-style-name="Default"/>
        <table:table-column table:style-name="co1" table:default-cell-style-name="Default"/>
        <table:table-column table:style-name="co2" table:number-columns-repeated="23" table:default-cell-style-name="Default"/>
        <table:table-row table:style-name="ro1">
          <table:table-cell table:formula="of:=IF(63+COLUMN([.A1])+ROW([.A1])&gt;90;CHAR(64+COLUMN([.A1])+ROW([.A1])-1-26);CHAR(64+COLUMN([.A1])+ROW([.A1])-1))" office:value-type="string" office:string-value="A" calcext:value-type="string">
            <text:p>A</text:p>
          </table:table-cell>
          <table:table-cell table:formula="of:=IF(63+COLUMN([.B1])+ROW([.B1])&gt;90;CHAR(64+COLUMN([.B1])+ROW([.B1])-1-26);CHAR(64+COLUMN([.B1])+ROW([.B1])-1))" office:value-type="string" office:string-value="B" calcext:value-type="string">
            <text:p>B</text:p>
          </table:table-cell>
          <table:table-cell table:formula="of:=IF(63+COLUMN([.C1])+ROW([.C1])&gt;90;CHAR(64+COLUMN([.C1])+ROW([.C1])-1-26);CHAR(64+COLUMN([.C1])+ROW([.C1])-1))" office:value-type="string" office:string-value="C" calcext:value-type="string">
            <text:p>C</text:p>
          </table:table-cell>
          <table:table-cell table:formula="of:=IF(63+COLUMN([.D1])+ROW([.D1])&gt;90;CHAR(64+COLUMN([.D1])+ROW([.D1])-1-26);CHAR(64+COLUMN([.D1])+ROW([.D1])-1))" office:value-type="string" office:string-value="D" calcext:value-type="string">
            <text:p>D</text:p>
          </table:table-cell>
          <table:table-cell table:formula="of:=IF(63+COLUMN([.E1])+ROW([.E1])&gt;90;CHAR(64+COLUMN([.E1])+ROW([.E1])-1-26);CHAR(64+COLUMN([.E1])+ROW([.E1])-1))" office:value-type="string" office:string-value="E" calcext:value-type="string">
            <text:p>E</text:p>
          </table:table-cell>
          <table:table-cell table:formula="of:=IF(63+COLUMN([.F1])+ROW([.F1])&gt;90;CHAR(64+COLUMN([.F1])+ROW([.F1])-1-26);CHAR(64+COLUMN([.F1])+ROW([.F1])-1))" office:value-type="string" office:string-value="F" calcext:value-type="string">
            <text:p>F</text:p>
          </table:table-cell>
          <table:table-cell table:formula="of:=IF(63+COLUMN([.G1])+ROW([.G1])&gt;90;CHAR(64+COLUMN([.G1])+ROW([.G1])-1-26);CHAR(64+COLUMN([.G1])+ROW([.G1])-1))" office:value-type="string" office:string-value="G" calcext:value-type="string">
            <text:p>G</text:p>
          </table:table-cell>
          <table:table-cell table:formula="of:=IF(63+COLUMN([.H1])+ROW([.H1])&gt;90;CHAR(64+COLUMN([.H1])+ROW([.H1])-1-26);CHAR(64+COLUMN([.H1])+ROW([.H1])-1))" office:value-type="string" office:string-value="H" calcext:value-type="string">
            <text:p>H</text:p>
          </table:table-cell>
          <table:table-cell table:formula="of:=IF(63+COLUMN([.I1])+ROW([.I1])&gt;90;CHAR(64+COLUMN([.I1])+ROW([.I1])-1-26);CHAR(64+COLUMN([.I1])+ROW([.I1])-1))" office:value-type="string" office:string-value="I" calcext:value-type="string">
            <text:p>I</text:p>
          </table:table-cell>
          <table:table-cell table:formula="of:=IF(63+COLUMN([.J1])+ROW([.J1])&gt;90;CHAR(64+COLUMN([.J1])+ROW([.J1])-1-26);CHAR(64+COLUMN([.J1])+ROW([.J1])-1))" office:value-type="string" office:string-value="J" calcext:value-type="string">
            <text:p>J</text:p>
          </table:table-cell>
          <table:table-cell table:formula="of:=IF(63+COLUMN([.K1])+ROW([.K1])&gt;90;CHAR(64+COLUMN([.K1])+ROW([.K1])-1-26);CHAR(64+COLUMN([.K1])+ROW([.K1])-1))" office:value-type="string" office:string-value="K" calcext:value-type="string">
            <text:p>K</text:p>
          </table:table-cell>
          <table:table-cell table:formula="of:=IF(63+COLUMN([.L1])+ROW([.L1])&gt;90;CHAR(64+COLUMN([.L1])+ROW([.L1])-1-26);CHAR(64+COLUMN([.L1])+ROW([.L1])-1))" office:value-type="string" office:string-value="L" calcext:value-type="string">
            <text:p>L</text:p>
          </table:table-cell>
          <table:table-cell table:formula="of:=IF(63+COLUMN([.M1])+ROW([.M1])&gt;90;CHAR(64+COLUMN([.M1])+ROW([.M1])-1-26);CHAR(64+COLUMN([.M1])+ROW([.M1])-1))" office:value-type="string" office:string-value="M" calcext:value-type="string">
            <text:p>M</text:p>
          </table:table-cell>
          <table:table-cell table:formula="of:=IF(63+COLUMN([.N1])+ROW([.N1])&gt;90;CHAR(64+COLUMN([.N1])+ROW([.N1])-1-26);CHAR(64+COLUMN([.N1])+ROW([.N1])-1))" office:value-type="string" office:string-value="N" calcext:value-type="string">
            <text:p>N</text:p>
          </table:table-cell>
          <table:table-cell table:formula="of:=IF(63+COLUMN([.O1])+ROW([.O1])&gt;90;CHAR(64+COLUMN([.O1])+ROW([.O1])-1-26);CHAR(64+COLUMN([.O1])+ROW([.O1])-1))" office:value-type="string" office:string-value="O" calcext:value-type="string">
            <text:p>O</text:p>
          </table:table-cell>
          <table:table-cell table:formula="of:=IF(63+COLUMN([.P1])+ROW([.P1])&gt;90;CHAR(64+COLUMN([.P1])+ROW([.P1])-1-26);CHAR(64+COLUMN([.P1])+ROW([.P1])-1))" office:value-type="string" office:string-value="P" calcext:value-type="string">
            <text:p>P</text:p>
          </table:table-cell>
          <table:table-cell table:formula="of:=IF(63+COLUMN([.Q1])+ROW([.Q1])&gt;90;CHAR(64+COLUMN([.Q1])+ROW([.Q1])-1-26);CHAR(64+COLUMN([.Q1])+ROW([.Q1])-1))" office:value-type="string" office:string-value="Q" calcext:value-type="string">
            <text:p>Q</text:p>
          </table:table-cell>
          <table:table-cell table:formula="of:=IF(63+COLUMN([.R1])+ROW([.R1])&gt;90;CHAR(64+COLUMN([.R1])+ROW([.R1])-1-26);CHAR(64+COLUMN([.R1])+ROW([.R1])-1))" office:value-type="string" office:string-value="R" calcext:value-type="string">
            <text:p>R</text:p>
          </table:table-cell>
          <table:table-cell table:formula="of:=IF(63+COLUMN([.S1])+ROW([.S1])&gt;90;CHAR(64+COLUMN([.S1])+ROW([.S1])-1-26);CHAR(64+COLUMN([.S1])+ROW([.S1])-1))" office:value-type="string" office:string-value="S" calcext:value-type="string">
            <text:p>S</text:p>
          </table:table-cell>
          <table:table-cell table:formula="of:=IF(63+COLUMN([.T1])+ROW([.T1])&gt;90;CHAR(64+COLUMN([.T1])+ROW([.T1])-1-26);CHAR(64+COLUMN([.T1])+ROW([.T1])-1))" office:value-type="string" office:string-value="T" calcext:value-type="string">
            <text:p>T</text:p>
          </table:table-cell>
          <table:table-cell table:formula="of:=IF(63+COLUMN([.U1])+ROW([.U1])&gt;90;CHAR(64+COLUMN([.U1])+ROW([.U1])-1-26);CHAR(64+COLUMN([.U1])+ROW([.U1])-1))" office:value-type="string" office:string-value="U" calcext:value-type="string">
            <text:p>U</text:p>
          </table:table-cell>
          <table:table-cell table:formula="of:=IF(63+COLUMN([.V1])+ROW([.V1])&gt;90;CHAR(64+COLUMN([.V1])+ROW([.V1])-1-26);CHAR(64+COLUMN([.V1])+ROW([.V1])-1))" office:value-type="string" office:string-value="V" calcext:value-type="string">
            <text:p>V</text:p>
          </table:table-cell>
          <table:table-cell table:formula="of:=IF(63+COLUMN([.W1])+ROW([.W1])&gt;90;CHAR(64+COLUMN([.W1])+ROW([.W1])-1-26);CHAR(64+COLUMN([.W1])+ROW([.W1])-1))" office:value-type="string" office:string-value="W" calcext:value-type="string">
            <text:p>W</text:p>
          </table:table-cell>
          <table:table-cell table:formula="of:=IF(63+COLUMN([.X1])+ROW([.X1])&gt;90;CHAR(64+COLUMN([.X1])+ROW([.X1])-1-26);CHAR(64+COLUMN([.X1])+ROW([.X1])-1))" office:value-type="string" office:string-value="X" calcext:value-type="string">
            <text:p>X</text:p>
          </table:table-cell>
          <table:table-cell table:formula="of:=IF(63+COLUMN([.Y1])+ROW([.Y1])&gt;90;CHAR(64+COLUMN([.Y1])+ROW([.Y1])-1-26);CHAR(64+COLUMN([.Y1])+ROW([.Y1])-1))" office:value-type="string" office:string-value="Y" calcext:value-type="string">
            <text:p>Y</text:p>
          </table:table-cell>
          <table:table-cell table:formula="of:=IF(63+COLUMN([.Z1])+ROW([.Z1])&gt;90;CHAR(64+COLUMN([.Z1])+ROW([.Z1])-1-26);CHAR(64+COLUMN([.Z1])+ROW([.Z1])-1))" office:value-type="string" office:string-value="Z" calcext:value-type="string">
            <text:p>Z</text:p>
          </table:table-cell>
          <table:table-cell table:number-columns-repeated="2"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Z</text:p>
          </table:table-cell>
          <table:table-cell table:style-name="ce1" table:number-columns-repeated="13"/>
          <table:table-cell/>
        </table:table-row>
        <table:table-row table:style-name="ro1">
          <table:table-cell table:formula="of:=IF(63+COLUMN([.A2])+ROW([.A2])&gt;90;CHAR(64+COLUMN([.A2])+ROW([.A2])-1-26);CHAR(64+COLUMN([.A2])+ROW([.A2])-1))" office:value-type="string" office:string-value="B" calcext:value-type="string">
            <text:p>B</text:p>
          </table:table-cell>
          <table:table-cell table:formula="of:=IF(63+COLUMN([.B2])+ROW([.B2])&gt;90;CHAR(64+COLUMN([.B2])+ROW([.B2])-1-26);CHAR(64+COLUMN([.B2])+ROW([.B2])-1))" office:value-type="string" office:string-value="C" calcext:value-type="string">
            <text:p>C</text:p>
          </table:table-cell>
          <table:table-cell table:formula="of:=IF(63+COLUMN([.C2])+ROW([.C2])&gt;90;CHAR(64+COLUMN([.C2])+ROW([.C2])-1-26);CHAR(64+COLUMN([.C2])+ROW([.C2])-1))" office:value-type="string" office:string-value="D" calcext:value-type="string">
            <text:p>D</text:p>
          </table:table-cell>
          <table:table-cell table:formula="of:=IF(63+COLUMN([.D2])+ROW([.D2])&gt;90;CHAR(64+COLUMN([.D2])+ROW([.D2])-1-26);CHAR(64+COLUMN([.D2])+ROW([.D2])-1))" office:value-type="string" office:string-value="E" calcext:value-type="string">
            <text:p>E</text:p>
          </table:table-cell>
          <table:table-cell table:formula="of:=IF(63+COLUMN([.E2])+ROW([.E2])&gt;90;CHAR(64+COLUMN([.E2])+ROW([.E2])-1-26);CHAR(64+COLUMN([.E2])+ROW([.E2])-1))" office:value-type="string" office:string-value="F" calcext:value-type="string">
            <text:p>F</text:p>
          </table:table-cell>
          <table:table-cell table:formula="of:=IF(63+COLUMN([.F2])+ROW([.F2])&gt;90;CHAR(64+COLUMN([.F2])+ROW([.F2])-1-26);CHAR(64+COLUMN([.F2])+ROW([.F2])-1))" office:value-type="string" office:string-value="G" calcext:value-type="string">
            <text:p>G</text:p>
          </table:table-cell>
          <table:table-cell table:formula="of:=IF(63+COLUMN([.G2])+ROW([.G2])&gt;90;CHAR(64+COLUMN([.G2])+ROW([.G2])-1-26);CHAR(64+COLUMN([.G2])+ROW([.G2])-1))" office:value-type="string" office:string-value="H" calcext:value-type="string">
            <text:p>H</text:p>
          </table:table-cell>
          <table:table-cell table:formula="of:=IF(63+COLUMN([.H2])+ROW([.H2])&gt;90;CHAR(64+COLUMN([.H2])+ROW([.H2])-1-26);CHAR(64+COLUMN([.H2])+ROW([.H2])-1))" office:value-type="string" office:string-value="I" calcext:value-type="string">
            <text:p>I</text:p>
          </table:table-cell>
          <table:table-cell table:formula="of:=IF(63+COLUMN([.I2])+ROW([.I2])&gt;90;CHAR(64+COLUMN([.I2])+ROW([.I2])-1-26);CHAR(64+COLUMN([.I2])+ROW([.I2])-1))" office:value-type="string" office:string-value="J" calcext:value-type="string">
            <text:p>J</text:p>
          </table:table-cell>
          <table:table-cell table:formula="of:=IF(63+COLUMN([.J2])+ROW([.J2])&gt;90;CHAR(64+COLUMN([.J2])+ROW([.J2])-1-26);CHAR(64+COLUMN([.J2])+ROW([.J2])-1))" office:value-type="string" office:string-value="K" calcext:value-type="string">
            <text:p>K</text:p>
          </table:table-cell>
          <table:table-cell table:formula="of:=IF(63+COLUMN([.K2])+ROW([.K2])&gt;90;CHAR(64+COLUMN([.K2])+ROW([.K2])-1-26);CHAR(64+COLUMN([.K2])+ROW([.K2])-1))" office:value-type="string" office:string-value="L" calcext:value-type="string">
            <text:p>L</text:p>
          </table:table-cell>
          <table:table-cell table:formula="of:=IF(63+COLUMN([.L2])+ROW([.L2])&gt;90;CHAR(64+COLUMN([.L2])+ROW([.L2])-1-26);CHAR(64+COLUMN([.L2])+ROW([.L2])-1))" office:value-type="string" office:string-value="M" calcext:value-type="string">
            <text:p>M</text:p>
          </table:table-cell>
          <table:table-cell table:formula="of:=IF(63+COLUMN([.M2])+ROW([.M2])&gt;90;CHAR(64+COLUMN([.M2])+ROW([.M2])-1-26);CHAR(64+COLUMN([.M2])+ROW([.M2])-1))" office:value-type="string" office:string-value="N" calcext:value-type="string">
            <text:p>N</text:p>
          </table:table-cell>
          <table:table-cell table:formula="of:=IF(63+COLUMN([.N2])+ROW([.N2])&gt;90;CHAR(64+COLUMN([.N2])+ROW([.N2])-1-26);CHAR(64+COLUMN([.N2])+ROW([.N2])-1))" office:value-type="string" office:string-value="O" calcext:value-type="string">
            <text:p>O</text:p>
          </table:table-cell>
          <table:table-cell table:formula="of:=IF(63+COLUMN([.O2])+ROW([.O2])&gt;90;CHAR(64+COLUMN([.O2])+ROW([.O2])-1-26);CHAR(64+COLUMN([.O2])+ROW([.O2])-1))" office:value-type="string" office:string-value="P" calcext:value-type="string">
            <text:p>P</text:p>
          </table:table-cell>
          <table:table-cell table:formula="of:=IF(63+COLUMN([.P2])+ROW([.P2])&gt;90;CHAR(64+COLUMN([.P2])+ROW([.P2])-1-26);CHAR(64+COLUMN([.P2])+ROW([.P2])-1))" office:value-type="string" office:string-value="Q" calcext:value-type="string">
            <text:p>Q</text:p>
          </table:table-cell>
          <table:table-cell table:formula="of:=IF(63+COLUMN([.Q2])+ROW([.Q2])&gt;90;CHAR(64+COLUMN([.Q2])+ROW([.Q2])-1-26);CHAR(64+COLUMN([.Q2])+ROW([.Q2])-1))" office:value-type="string" office:string-value="R" calcext:value-type="string">
            <text:p>R</text:p>
          </table:table-cell>
          <table:table-cell table:formula="of:=IF(63+COLUMN([.R2])+ROW([.R2])&gt;90;CHAR(64+COLUMN([.R2])+ROW([.R2])-1-26);CHAR(64+COLUMN([.R2])+ROW([.R2])-1))" office:value-type="string" office:string-value="S" calcext:value-type="string">
            <text:p>S</text:p>
          </table:table-cell>
          <table:table-cell table:formula="of:=IF(63+COLUMN([.S2])+ROW([.S2])&gt;90;CHAR(64+COLUMN([.S2])+ROW([.S2])-1-26);CHAR(64+COLUMN([.S2])+ROW([.S2])-1))" office:value-type="string" office:string-value="T" calcext:value-type="string">
            <text:p>T</text:p>
          </table:table-cell>
          <table:table-cell table:formula="of:=IF(63+COLUMN([.T2])+ROW([.T2])&gt;90;CHAR(64+COLUMN([.T2])+ROW([.T2])-1-26);CHAR(64+COLUMN([.T2])+ROW([.T2])-1))" office:value-type="string" office:string-value="U" calcext:value-type="string">
            <text:p>U</text:p>
          </table:table-cell>
          <table:table-cell table:formula="of:=IF(63+COLUMN([.U2])+ROW([.U2])&gt;90;CHAR(64+COLUMN([.U2])+ROW([.U2])-1-26);CHAR(64+COLUMN([.U2])+ROW([.U2])-1))" office:value-type="string" office:string-value="V" calcext:value-type="string">
            <text:p>V</text:p>
          </table:table-cell>
          <table:table-cell table:formula="of:=IF(63+COLUMN([.V2])+ROW([.V2])&gt;90;CHAR(64+COLUMN([.V2])+ROW([.V2])-1-26);CHAR(64+COLUMN([.V2])+ROW([.V2])-1))" office:value-type="string" office:string-value="W" calcext:value-type="string">
            <text:p>W</text:p>
          </table:table-cell>
          <table:table-cell table:formula="of:=IF(63+COLUMN([.W2])+ROW([.W2])&gt;90;CHAR(64+COLUMN([.W2])+ROW([.W2])-1-26);CHAR(64+COLUMN([.W2])+ROW([.W2])-1))" office:value-type="string" office:string-value="X" calcext:value-type="string">
            <text:p>X</text:p>
          </table:table-cell>
          <table:table-cell table:formula="of:=IF(63+COLUMN([.X2])+ROW([.X2])&gt;90;CHAR(64+COLUMN([.X2])+ROW([.X2])-1-26);CHAR(64+COLUMN([.X2])+ROW([.X2])-1))" office:value-type="string" office:string-value="Y" calcext:value-type="string">
            <text:p>Y</text:p>
          </table:table-cell>
          <table:table-cell table:formula="of:=IF(63+COLUMN([.Y2])+ROW([.Y2])&gt;90;CHAR(64+COLUMN([.Y2])+ROW([.Y2])-1-26);CHAR(64+COLUMN([.Y2])+ROW([.Y2])-1))" office:value-type="string" office:string-value="Z" calcext:value-type="string">
            <text:p>Z</text:p>
          </table:table-cell>
          <table:table-cell table:formula="of:=IF(63+COLUMN([.Z2])+ROW([.Z2])&gt;90;CHAR(64+COLUMN([.Z2])+ROW([.Z2])-1-26);CHAR(64+COLUMN([.Z2])+ROW([.Z2])-1))" office:value-type="string" office:string-value="A" calcext:value-type="string">
            <text:p>A</text:p>
          </table:table-cell>
          <table:table-cell table:number-columns-repeated="2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table:number-columns-repeated="13"/>
          <table:table-cell/>
        </table:table-row>
        <table:table-row table:style-name="ro1">
          <table:table-cell table:formula="of:=IF(63+COLUMN([.A3])+ROW([.A3])&gt;90;CHAR(64+COLUMN([.A3])+ROW([.A3])-1-26);CHAR(64+COLUMN([.A3])+ROW([.A3])-1))" office:value-type="string" office:string-value="C" calcext:value-type="string">
            <text:p>C</text:p>
          </table:table-cell>
          <table:table-cell table:formula="of:=IF(63+COLUMN([.B3])+ROW([.B3])&gt;90;CHAR(64+COLUMN([.B3])+ROW([.B3])-1-26);CHAR(64+COLUMN([.B3])+ROW([.B3])-1))" office:value-type="string" office:string-value="D" calcext:value-type="string">
            <text:p>D</text:p>
          </table:table-cell>
          <table:table-cell table:formula="of:=IF(63+COLUMN([.C3])+ROW([.C3])&gt;90;CHAR(64+COLUMN([.C3])+ROW([.C3])-1-26);CHAR(64+COLUMN([.C3])+ROW([.C3])-1))" office:value-type="string" office:string-value="E" calcext:value-type="string">
            <text:p>E</text:p>
          </table:table-cell>
          <table:table-cell table:formula="of:=IF(63+COLUMN([.D3])+ROW([.D3])&gt;90;CHAR(64+COLUMN([.D3])+ROW([.D3])-1-26);CHAR(64+COLUMN([.D3])+ROW([.D3])-1))" office:value-type="string" office:string-value="F" calcext:value-type="string">
            <text:p>F</text:p>
          </table:table-cell>
          <table:table-cell table:formula="of:=IF(63+COLUMN([.E3])+ROW([.E3])&gt;90;CHAR(64+COLUMN([.E3])+ROW([.E3])-1-26);CHAR(64+COLUMN([.E3])+ROW([.E3])-1))" office:value-type="string" office:string-value="G" calcext:value-type="string">
            <text:p>G</text:p>
          </table:table-cell>
          <table:table-cell table:formula="of:=IF(63+COLUMN([.F3])+ROW([.F3])&gt;90;CHAR(64+COLUMN([.F3])+ROW([.F3])-1-26);CHAR(64+COLUMN([.F3])+ROW([.F3])-1))" office:value-type="string" office:string-value="H" calcext:value-type="string">
            <text:p>H</text:p>
          </table:table-cell>
          <table:table-cell table:formula="of:=IF(63+COLUMN([.G3])+ROW([.G3])&gt;90;CHAR(64+COLUMN([.G3])+ROW([.G3])-1-26);CHAR(64+COLUMN([.G3])+ROW([.G3])-1))" office:value-type="string" office:string-value="I" calcext:value-type="string">
            <text:p>I</text:p>
          </table:table-cell>
          <table:table-cell table:formula="of:=IF(63+COLUMN([.H3])+ROW([.H3])&gt;90;CHAR(64+COLUMN([.H3])+ROW([.H3])-1-26);CHAR(64+COLUMN([.H3])+ROW([.H3])-1))" office:value-type="string" office:string-value="J" calcext:value-type="string">
            <text:p>J</text:p>
          </table:table-cell>
          <table:table-cell table:formula="of:=IF(63+COLUMN([.I3])+ROW([.I3])&gt;90;CHAR(64+COLUMN([.I3])+ROW([.I3])-1-26);CHAR(64+COLUMN([.I3])+ROW([.I3])-1))" office:value-type="string" office:string-value="K" calcext:value-type="string">
            <text:p>K</text:p>
          </table:table-cell>
          <table:table-cell table:formula="of:=IF(63+COLUMN([.J3])+ROW([.J3])&gt;90;CHAR(64+COLUMN([.J3])+ROW([.J3])-1-26);CHAR(64+COLUMN([.J3])+ROW([.J3])-1))" office:value-type="string" office:string-value="L" calcext:value-type="string">
            <text:p>L</text:p>
          </table:table-cell>
          <table:table-cell table:formula="of:=IF(63+COLUMN([.K3])+ROW([.K3])&gt;90;CHAR(64+COLUMN([.K3])+ROW([.K3])-1-26);CHAR(64+COLUMN([.K3])+ROW([.K3])-1))" office:value-type="string" office:string-value="M" calcext:value-type="string">
            <text:p>M</text:p>
          </table:table-cell>
          <table:table-cell table:formula="of:=IF(63+COLUMN([.L3])+ROW([.L3])&gt;90;CHAR(64+COLUMN([.L3])+ROW([.L3])-1-26);CHAR(64+COLUMN([.L3])+ROW([.L3])-1))" office:value-type="string" office:string-value="N" calcext:value-type="string">
            <text:p>N</text:p>
          </table:table-cell>
          <table:table-cell table:formula="of:=IF(63+COLUMN([.M3])+ROW([.M3])&gt;90;CHAR(64+COLUMN([.M3])+ROW([.M3])-1-26);CHAR(64+COLUMN([.M3])+ROW([.M3])-1))" office:value-type="string" office:string-value="O" calcext:value-type="string">
            <text:p>O</text:p>
          </table:table-cell>
          <table:table-cell table:formula="of:=IF(63+COLUMN([.N3])+ROW([.N3])&gt;90;CHAR(64+COLUMN([.N3])+ROW([.N3])-1-26);CHAR(64+COLUMN([.N3])+ROW([.N3])-1))" office:value-type="string" office:string-value="P" calcext:value-type="string">
            <text:p>P</text:p>
          </table:table-cell>
          <table:table-cell table:formula="of:=IF(63+COLUMN([.O3])+ROW([.O3])&gt;90;CHAR(64+COLUMN([.O3])+ROW([.O3])-1-26);CHAR(64+COLUMN([.O3])+ROW([.O3])-1))" office:value-type="string" office:string-value="Q" calcext:value-type="string">
            <text:p>Q</text:p>
          </table:table-cell>
          <table:table-cell table:formula="of:=IF(63+COLUMN([.P3])+ROW([.P3])&gt;90;CHAR(64+COLUMN([.P3])+ROW([.P3])-1-26);CHAR(64+COLUMN([.P3])+ROW([.P3])-1))" office:value-type="string" office:string-value="R" calcext:value-type="string">
            <text:p>R</text:p>
          </table:table-cell>
          <table:table-cell table:formula="of:=IF(63+COLUMN([.Q3])+ROW([.Q3])&gt;90;CHAR(64+COLUMN([.Q3])+ROW([.Q3])-1-26);CHAR(64+COLUMN([.Q3])+ROW([.Q3])-1))" office:value-type="string" office:string-value="S" calcext:value-type="string">
            <text:p>S</text:p>
          </table:table-cell>
          <table:table-cell table:formula="of:=IF(63+COLUMN([.R3])+ROW([.R3])&gt;90;CHAR(64+COLUMN([.R3])+ROW([.R3])-1-26);CHAR(64+COLUMN([.R3])+ROW([.R3])-1))" office:value-type="string" office:string-value="T" calcext:value-type="string">
            <text:p>T</text:p>
          </table:table-cell>
          <table:table-cell table:formula="of:=IF(63+COLUMN([.S3])+ROW([.S3])&gt;90;CHAR(64+COLUMN([.S3])+ROW([.S3])-1-26);CHAR(64+COLUMN([.S3])+ROW([.S3])-1))" office:value-type="string" office:string-value="U" calcext:value-type="string">
            <text:p>U</text:p>
          </table:table-cell>
          <table:table-cell table:formula="of:=IF(63+COLUMN([.T3])+ROW([.T3])&gt;90;CHAR(64+COLUMN([.T3])+ROW([.T3])-1-26);CHAR(64+COLUMN([.T3])+ROW([.T3])-1))" office:value-type="string" office:string-value="V" calcext:value-type="string">
            <text:p>V</text:p>
          </table:table-cell>
          <table:table-cell table:formula="of:=IF(63+COLUMN([.U3])+ROW([.U3])&gt;90;CHAR(64+COLUMN([.U3])+ROW([.U3])-1-26);CHAR(64+COLUMN([.U3])+ROW([.U3])-1))" office:value-type="string" office:string-value="W" calcext:value-type="string">
            <text:p>W</text:p>
          </table:table-cell>
          <table:table-cell table:formula="of:=IF(63+COLUMN([.V3])+ROW([.V3])&gt;90;CHAR(64+COLUMN([.V3])+ROW([.V3])-1-26);CHAR(64+COLUMN([.V3])+ROW([.V3])-1))" office:value-type="string" office:string-value="X" calcext:value-type="string">
            <text:p>X</text:p>
          </table:table-cell>
          <table:table-cell table:formula="of:=IF(63+COLUMN([.W3])+ROW([.W3])&gt;90;CHAR(64+COLUMN([.W3])+ROW([.W3])-1-26);CHAR(64+COLUMN([.W3])+ROW([.W3])-1))" office:value-type="string" office:string-value="Y" calcext:value-type="string">
            <text:p>Y</text:p>
          </table:table-cell>
          <table:table-cell table:formula="of:=IF(63+COLUMN([.X3])+ROW([.X3])&gt;90;CHAR(64+COLUMN([.X3])+ROW([.X3])-1-26);CHAR(64+COLUMN([.X3])+ROW([.X3])-1))" office:value-type="string" office:string-value="Z" calcext:value-type="string">
            <text:p>Z</text:p>
          </table:table-cell>
          <table:table-cell table:formula="of:=IF(63+COLUMN([.Y3])+ROW([.Y3])&gt;90;CHAR(64+COLUMN([.Y3])+ROW([.Y3])-1-26);CHAR(64+COLUMN([.Y3])+ROW([.Y3])-1))" office:value-type="string" office:string-value="A" calcext:value-type="string">
            <text:p>A</text:p>
          </table:table-cell>
          <table:table-cell table:formula="of:=IF(63+COLUMN([.Z3])+ROW([.Z3])&gt;90;CHAR(64+COLUMN([.Z3])+ROW([.Z3])-1-26);CHAR(64+COLUMN([.Z3])+ROW([.Z3])-1))" office:value-type="string" office:string-value="B" calcext:value-type="string">
            <text:p>B</text:p>
          </table:table-cell>
          <table:table-cell table:number-columns-repeated="2"/>
          <table:table-cell table:formula="of:=INDEX([.$A$1:.$Z$26];MATCH([.AC1];[.$A$1:.$A$26];0);MATCH([.AC2];[.$A$1:.$A$26];0))" office:value-type="string" office:string-value="J" calcext:value-type="string">
            <text:p>J</text:p>
          </table:table-cell>
          <table:table-cell table:formula="of:=INDEX([.$A$1:.$Z$26];MATCH([.AD1];[.$A$1:.$A$26];0);MATCH([.AD2];[.$A$1:.$A$26];0))" office:value-type="string" office:string-value="A" calcext:value-type="string">
            <text:p>A</text:p>
          </table:table-cell>
          <table:table-cell table:formula="of:=INDEX([.$A$1:.$Z$26];MATCH([.AE1];[.$A$1:.$A$26];0);MATCH([.AE2];[.$A$1:.$A$26];0))" office:value-type="string" office:string-value="G" calcext:value-type="string">
            <text:p>G</text:p>
          </table:table-cell>
          <table:table-cell table:formula="of:=INDEX([.$A$1:.$Z$26];MATCH([.AF1];[.$A$1:.$A$26];0);MATCH([.AF2];[.$A$1:.$A$26];0))" office:value-type="string" office:string-value="X" calcext:value-type="string">
            <text:p>X</text:p>
          </table:table-cell>
          <table:table-cell table:formula="of:=INDEX([.$A$1:.$Z$26];MATCH([.AG1];[.$A$1:.$A$26];0);MATCH([.AG2];[.$A$1:.$A$26];0))" office:value-type="string" office:string-value="G" calcext:value-type="string">
            <text:p>G</text:p>
          </table:table-cell>
          <table:table-cell table:formula="of:=INDEX([.$A$1:.$Z$26];MATCH([.AH1];[.$A$1:.$A$26];0);MATCH([.AH2];[.$A$1:.$A$26];0))" office:value-type="string" office:string-value="L" calcext:value-type="string">
            <text:p>L</text:p>
          </table:table-cell>
          <table:table-cell table:formula="of:=INDEX([.$A$1:.$Z$26];MATCH([.AI1];[.$A$1:.$A$26];0);MATCH([.AI2];[.$A$1:.$A$26];0))" office:value-type="string" office:string-value="Z" calcext:value-type="string">
            <text:p>Z</text:p>
          </table:table-cell>
          <table:table-cell table:formula="of:=INDEX([.$A$1:.$Z$26];MATCH([.AJ1];[.$A$1:.$A$26];0);MATCH([.AJ2];[.$A$1:.$A$26];0))" office:value-type="string" office:string-value="E" calcext:value-type="string">
            <text:p>E</text:p>
          </table:table-cell>
          <table:table-cell table:formula="of:=INDEX([.$A$1:.$Z$26];MATCH([.AK1];[.$A$1:.$A$26];0);MATCH([.AK2];[.$A$1:.$A$26];0))" office:value-type="string" office:string-value="K" calcext:value-type="string">
            <text:p>K</text:p>
          </table:table-cell>
          <table:table-cell table:formula="of:=INDEX([.$A$1:.$Z$26];MATCH([.AL1];[.$A$1:.$A$26];0);MATCH([.AL2];[.$A$1:.$A$26];0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IF(63+COLUMN([.A4])+ROW([.A4])&gt;90;CHAR(64+COLUMN([.A4])+ROW([.A4])-1-26);CHAR(64+COLUMN([.A4])+ROW([.A4])-1))" office:value-type="string" office:string-value="D" calcext:value-type="string">
            <text:p>D</text:p>
          </table:table-cell>
          <table:table-cell table:formula="of:=IF(63+COLUMN([.B4])+ROW([.B4])&gt;90;CHAR(64+COLUMN([.B4])+ROW([.B4])-1-26);CHAR(64+COLUMN([.B4])+ROW([.B4])-1))" office:value-type="string" office:string-value="E" calcext:value-type="string">
            <text:p>E</text:p>
          </table:table-cell>
          <table:table-cell table:formula="of:=IF(63+COLUMN([.C4])+ROW([.C4])&gt;90;CHAR(64+COLUMN([.C4])+ROW([.C4])-1-26);CHAR(64+COLUMN([.C4])+ROW([.C4])-1))" office:value-type="string" office:string-value="F" calcext:value-type="string">
            <text:p>F</text:p>
          </table:table-cell>
          <table:table-cell table:formula="of:=IF(63+COLUMN([.D4])+ROW([.D4])&gt;90;CHAR(64+COLUMN([.D4])+ROW([.D4])-1-26);CHAR(64+COLUMN([.D4])+ROW([.D4])-1))" office:value-type="string" office:string-value="G" calcext:value-type="string">
            <text:p>G</text:p>
          </table:table-cell>
          <table:table-cell table:formula="of:=IF(63+COLUMN([.E4])+ROW([.E4])&gt;90;CHAR(64+COLUMN([.E4])+ROW([.E4])-1-26);CHAR(64+COLUMN([.E4])+ROW([.E4])-1))" office:value-type="string" office:string-value="H" calcext:value-type="string">
            <text:p>H</text:p>
          </table:table-cell>
          <table:table-cell table:formula="of:=IF(63+COLUMN([.F4])+ROW([.F4])&gt;90;CHAR(64+COLUMN([.F4])+ROW([.F4])-1-26);CHAR(64+COLUMN([.F4])+ROW([.F4])-1))" office:value-type="string" office:string-value="I" calcext:value-type="string">
            <text:p>I</text:p>
          </table:table-cell>
          <table:table-cell table:formula="of:=IF(63+COLUMN([.G4])+ROW([.G4])&gt;90;CHAR(64+COLUMN([.G4])+ROW([.G4])-1-26);CHAR(64+COLUMN([.G4])+ROW([.G4])-1))" office:value-type="string" office:string-value="J" calcext:value-type="string">
            <text:p>J</text:p>
          </table:table-cell>
          <table:table-cell table:formula="of:=IF(63+COLUMN([.H4])+ROW([.H4])&gt;90;CHAR(64+COLUMN([.H4])+ROW([.H4])-1-26);CHAR(64+COLUMN([.H4])+ROW([.H4])-1))" office:value-type="string" office:string-value="K" calcext:value-type="string">
            <text:p>K</text:p>
          </table:table-cell>
          <table:table-cell table:formula="of:=IF(63+COLUMN([.I4])+ROW([.I4])&gt;90;CHAR(64+COLUMN([.I4])+ROW([.I4])-1-26);CHAR(64+COLUMN([.I4])+ROW([.I4])-1))" office:value-type="string" office:string-value="L" calcext:value-type="string">
            <text:p>L</text:p>
          </table:table-cell>
          <table:table-cell table:formula="of:=IF(63+COLUMN([.J4])+ROW([.J4])&gt;90;CHAR(64+COLUMN([.J4])+ROW([.J4])-1-26);CHAR(64+COLUMN([.J4])+ROW([.J4])-1))" office:value-type="string" office:string-value="M" calcext:value-type="string">
            <text:p>M</text:p>
          </table:table-cell>
          <table:table-cell table:formula="of:=IF(63+COLUMN([.K4])+ROW([.K4])&gt;90;CHAR(64+COLUMN([.K4])+ROW([.K4])-1-26);CHAR(64+COLUMN([.K4])+ROW([.K4])-1))" office:value-type="string" office:string-value="N" calcext:value-type="string">
            <text:p>N</text:p>
          </table:table-cell>
          <table:table-cell table:formula="of:=IF(63+COLUMN([.L4])+ROW([.L4])&gt;90;CHAR(64+COLUMN([.L4])+ROW([.L4])-1-26);CHAR(64+COLUMN([.L4])+ROW([.L4])-1))" office:value-type="string" office:string-value="O" calcext:value-type="string">
            <text:p>O</text:p>
          </table:table-cell>
          <table:table-cell table:formula="of:=IF(63+COLUMN([.M4])+ROW([.M4])&gt;90;CHAR(64+COLUMN([.M4])+ROW([.M4])-1-26);CHAR(64+COLUMN([.M4])+ROW([.M4])-1))" office:value-type="string" office:string-value="P" calcext:value-type="string">
            <text:p>P</text:p>
          </table:table-cell>
          <table:table-cell table:formula="of:=IF(63+COLUMN([.N4])+ROW([.N4])&gt;90;CHAR(64+COLUMN([.N4])+ROW([.N4])-1-26);CHAR(64+COLUMN([.N4])+ROW([.N4])-1))" office:value-type="string" office:string-value="Q" calcext:value-type="string">
            <text:p>Q</text:p>
          </table:table-cell>
          <table:table-cell table:formula="of:=IF(63+COLUMN([.O4])+ROW([.O4])&gt;90;CHAR(64+COLUMN([.O4])+ROW([.O4])-1-26);CHAR(64+COLUMN([.O4])+ROW([.O4])-1))" office:value-type="string" office:string-value="R" calcext:value-type="string">
            <text:p>R</text:p>
          </table:table-cell>
          <table:table-cell table:formula="of:=IF(63+COLUMN([.P4])+ROW([.P4])&gt;90;CHAR(64+COLUMN([.P4])+ROW([.P4])-1-26);CHAR(64+COLUMN([.P4])+ROW([.P4])-1))" office:value-type="string" office:string-value="S" calcext:value-type="string">
            <text:p>S</text:p>
          </table:table-cell>
          <table:table-cell table:formula="of:=IF(63+COLUMN([.Q4])+ROW([.Q4])&gt;90;CHAR(64+COLUMN([.Q4])+ROW([.Q4])-1-26);CHAR(64+COLUMN([.Q4])+ROW([.Q4])-1))" office:value-type="string" office:string-value="T" calcext:value-type="string">
            <text:p>T</text:p>
          </table:table-cell>
          <table:table-cell table:formula="of:=IF(63+COLUMN([.R4])+ROW([.R4])&gt;90;CHAR(64+COLUMN([.R4])+ROW([.R4])-1-26);CHAR(64+COLUMN([.R4])+ROW([.R4])-1))" office:value-type="string" office:string-value="U" calcext:value-type="string">
            <text:p>U</text:p>
          </table:table-cell>
          <table:table-cell table:formula="of:=IF(63+COLUMN([.S4])+ROW([.S4])&gt;90;CHAR(64+COLUMN([.S4])+ROW([.S4])-1-26);CHAR(64+COLUMN([.S4])+ROW([.S4])-1))" office:value-type="string" office:string-value="V" calcext:value-type="string">
            <text:p>V</text:p>
          </table:table-cell>
          <table:table-cell table:formula="of:=IF(63+COLUMN([.T4])+ROW([.T4])&gt;90;CHAR(64+COLUMN([.T4])+ROW([.T4])-1-26);CHAR(64+COLUMN([.T4])+ROW([.T4])-1))" office:value-type="string" office:string-value="W" calcext:value-type="string">
            <text:p>W</text:p>
          </table:table-cell>
          <table:table-cell table:formula="of:=IF(63+COLUMN([.U4])+ROW([.U4])&gt;90;CHAR(64+COLUMN([.U4])+ROW([.U4])-1-26);CHAR(64+COLUMN([.U4])+ROW([.U4])-1))" office:value-type="string" office:string-value="X" calcext:value-type="string">
            <text:p>X</text:p>
          </table:table-cell>
          <table:table-cell table:formula="of:=IF(63+COLUMN([.V4])+ROW([.V4])&gt;90;CHAR(64+COLUMN([.V4])+ROW([.V4])-1-26);CHAR(64+COLUMN([.V4])+ROW([.V4])-1))" office:value-type="string" office:string-value="Y" calcext:value-type="string">
            <text:p>Y</text:p>
          </table:table-cell>
          <table:table-cell table:formula="of:=IF(63+COLUMN([.W4])+ROW([.W4])&gt;90;CHAR(64+COLUMN([.W4])+ROW([.W4])-1-26);CHAR(64+COLUMN([.W4])+ROW([.W4])-1))" office:value-type="string" office:string-value="Z" calcext:value-type="string">
            <text:p>Z</text:p>
          </table:table-cell>
          <table:table-cell table:formula="of:=IF(63+COLUMN([.X4])+ROW([.X4])&gt;90;CHAR(64+COLUMN([.X4])+ROW([.X4])-1-26);CHAR(64+COLUMN([.X4])+ROW([.X4])-1))" office:value-type="string" office:string-value="A" calcext:value-type="string">
            <text:p>A</text:p>
          </table:table-cell>
          <table:table-cell table:formula="of:=IF(63+COLUMN([.Y4])+ROW([.Y4])&gt;90;CHAR(64+COLUMN([.Y4])+ROW([.Y4])-1-26);CHAR(64+COLUMN([.Y4])+ROW([.Y4])-1))" office:value-type="string" office:string-value="B" calcext:value-type="string">
            <text:p>B</text:p>
          </table:table-cell>
          <table:table-cell table:formula="of:=IF(63+COLUMN([.Z4])+ROW([.Z4])&gt;90;CHAR(64+COLUMN([.Z4])+ROW([.Z4])-1-26);CHAR(64+COLUMN([.Z4])+ROW([.Z4])-1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IF(63+COLUMN([.A5])+ROW([.A5])&gt;90;CHAR(64+COLUMN([.A5])+ROW([.A5])-1-26);CHAR(64+COLUMN([.A5])+ROW([.A5])-1))" office:value-type="string" office:string-value="E" calcext:value-type="string">
            <text:p>E</text:p>
          </table:table-cell>
          <table:table-cell table:formula="of:=IF(63+COLUMN([.B5])+ROW([.B5])&gt;90;CHAR(64+COLUMN([.B5])+ROW([.B5])-1-26);CHAR(64+COLUMN([.B5])+ROW([.B5])-1))" office:value-type="string" office:string-value="F" calcext:value-type="string">
            <text:p>F</text:p>
          </table:table-cell>
          <table:table-cell table:formula="of:=IF(63+COLUMN([.C5])+ROW([.C5])&gt;90;CHAR(64+COLUMN([.C5])+ROW([.C5])-1-26);CHAR(64+COLUMN([.C5])+ROW([.C5])-1))" office:value-type="string" office:string-value="G" calcext:value-type="string">
            <text:p>G</text:p>
          </table:table-cell>
          <table:table-cell table:formula="of:=IF(63+COLUMN([.D5])+ROW([.D5])&gt;90;CHAR(64+COLUMN([.D5])+ROW([.D5])-1-26);CHAR(64+COLUMN([.D5])+ROW([.D5])-1))" office:value-type="string" office:string-value="H" calcext:value-type="string">
            <text:p>H</text:p>
          </table:table-cell>
          <table:table-cell table:formula="of:=IF(63+COLUMN([.E5])+ROW([.E5])&gt;90;CHAR(64+COLUMN([.E5])+ROW([.E5])-1-26);CHAR(64+COLUMN([.E5])+ROW([.E5])-1))" office:value-type="string" office:string-value="I" calcext:value-type="string">
            <text:p>I</text:p>
          </table:table-cell>
          <table:table-cell table:formula="of:=IF(63+COLUMN([.F5])+ROW([.F5])&gt;90;CHAR(64+COLUMN([.F5])+ROW([.F5])-1-26);CHAR(64+COLUMN([.F5])+ROW([.F5])-1))" office:value-type="string" office:string-value="J" calcext:value-type="string">
            <text:p>J</text:p>
          </table:table-cell>
          <table:table-cell table:formula="of:=IF(63+COLUMN([.G5])+ROW([.G5])&gt;90;CHAR(64+COLUMN([.G5])+ROW([.G5])-1-26);CHAR(64+COLUMN([.G5])+ROW([.G5])-1))" office:value-type="string" office:string-value="K" calcext:value-type="string">
            <text:p>K</text:p>
          </table:table-cell>
          <table:table-cell table:formula="of:=IF(63+COLUMN([.H5])+ROW([.H5])&gt;90;CHAR(64+COLUMN([.H5])+ROW([.H5])-1-26);CHAR(64+COLUMN([.H5])+ROW([.H5])-1))" office:value-type="string" office:string-value="L" calcext:value-type="string">
            <text:p>L</text:p>
          </table:table-cell>
          <table:table-cell table:formula="of:=IF(63+COLUMN([.I5])+ROW([.I5])&gt;90;CHAR(64+COLUMN([.I5])+ROW([.I5])-1-26);CHAR(64+COLUMN([.I5])+ROW([.I5])-1))" office:value-type="string" office:string-value="M" calcext:value-type="string">
            <text:p>M</text:p>
          </table:table-cell>
          <table:table-cell table:formula="of:=IF(63+COLUMN([.J5])+ROW([.J5])&gt;90;CHAR(64+COLUMN([.J5])+ROW([.J5])-1-26);CHAR(64+COLUMN([.J5])+ROW([.J5])-1))" office:value-type="string" office:string-value="N" calcext:value-type="string">
            <text:p>N</text:p>
          </table:table-cell>
          <table:table-cell table:formula="of:=IF(63+COLUMN([.K5])+ROW([.K5])&gt;90;CHAR(64+COLUMN([.K5])+ROW([.K5])-1-26);CHAR(64+COLUMN([.K5])+ROW([.K5])-1))" office:value-type="string" office:string-value="O" calcext:value-type="string">
            <text:p>O</text:p>
          </table:table-cell>
          <table:table-cell table:formula="of:=IF(63+COLUMN([.L5])+ROW([.L5])&gt;90;CHAR(64+COLUMN([.L5])+ROW([.L5])-1-26);CHAR(64+COLUMN([.L5])+ROW([.L5])-1))" office:value-type="string" office:string-value="P" calcext:value-type="string">
            <text:p>P</text:p>
          </table:table-cell>
          <table:table-cell table:formula="of:=IF(63+COLUMN([.M5])+ROW([.M5])&gt;90;CHAR(64+COLUMN([.M5])+ROW([.M5])-1-26);CHAR(64+COLUMN([.M5])+ROW([.M5])-1))" office:value-type="string" office:string-value="Q" calcext:value-type="string">
            <text:p>Q</text:p>
          </table:table-cell>
          <table:table-cell table:formula="of:=IF(63+COLUMN([.N5])+ROW([.N5])&gt;90;CHAR(64+COLUMN([.N5])+ROW([.N5])-1-26);CHAR(64+COLUMN([.N5])+ROW([.N5])-1))" office:value-type="string" office:string-value="R" calcext:value-type="string">
            <text:p>R</text:p>
          </table:table-cell>
          <table:table-cell table:formula="of:=IF(63+COLUMN([.O5])+ROW([.O5])&gt;90;CHAR(64+COLUMN([.O5])+ROW([.O5])-1-26);CHAR(64+COLUMN([.O5])+ROW([.O5])-1))" office:value-type="string" office:string-value="S" calcext:value-type="string">
            <text:p>S</text:p>
          </table:table-cell>
          <table:table-cell table:formula="of:=IF(63+COLUMN([.P5])+ROW([.P5])&gt;90;CHAR(64+COLUMN([.P5])+ROW([.P5])-1-26);CHAR(64+COLUMN([.P5])+ROW([.P5])-1))" office:value-type="string" office:string-value="T" calcext:value-type="string">
            <text:p>T</text:p>
          </table:table-cell>
          <table:table-cell table:formula="of:=IF(63+COLUMN([.Q5])+ROW([.Q5])&gt;90;CHAR(64+COLUMN([.Q5])+ROW([.Q5])-1-26);CHAR(64+COLUMN([.Q5])+ROW([.Q5])-1))" office:value-type="string" office:string-value="U" calcext:value-type="string">
            <text:p>U</text:p>
          </table:table-cell>
          <table:table-cell table:formula="of:=IF(63+COLUMN([.R5])+ROW([.R5])&gt;90;CHAR(64+COLUMN([.R5])+ROW([.R5])-1-26);CHAR(64+COLUMN([.R5])+ROW([.R5])-1))" office:value-type="string" office:string-value="V" calcext:value-type="string">
            <text:p>V</text:p>
          </table:table-cell>
          <table:table-cell table:formula="of:=IF(63+COLUMN([.S5])+ROW([.S5])&gt;90;CHAR(64+COLUMN([.S5])+ROW([.S5])-1-26);CHAR(64+COLUMN([.S5])+ROW([.S5])-1))" office:value-type="string" office:string-value="W" calcext:value-type="string">
            <text:p>W</text:p>
          </table:table-cell>
          <table:table-cell table:formula="of:=IF(63+COLUMN([.T5])+ROW([.T5])&gt;90;CHAR(64+COLUMN([.T5])+ROW([.T5])-1-26);CHAR(64+COLUMN([.T5])+ROW([.T5])-1))" office:value-type="string" office:string-value="X" calcext:value-type="string">
            <text:p>X</text:p>
          </table:table-cell>
          <table:table-cell table:formula="of:=IF(63+COLUMN([.U5])+ROW([.U5])&gt;90;CHAR(64+COLUMN([.U5])+ROW([.U5])-1-26);CHAR(64+COLUMN([.U5])+ROW([.U5])-1))" office:value-type="string" office:string-value="Y" calcext:value-type="string">
            <text:p>Y</text:p>
          </table:table-cell>
          <table:table-cell table:formula="of:=IF(63+COLUMN([.V5])+ROW([.V5])&gt;90;CHAR(64+COLUMN([.V5])+ROW([.V5])-1-26);CHAR(64+COLUMN([.V5])+ROW([.V5])-1))" office:value-type="string" office:string-value="Z" calcext:value-type="string">
            <text:p>Z</text:p>
          </table:table-cell>
          <table:table-cell table:formula="of:=IF(63+COLUMN([.W5])+ROW([.W5])&gt;90;CHAR(64+COLUMN([.W5])+ROW([.W5])-1-26);CHAR(64+COLUMN([.W5])+ROW([.W5])-1))" office:value-type="string" office:string-value="A" calcext:value-type="string">
            <text:p>A</text:p>
          </table:table-cell>
          <table:table-cell table:formula="of:=IF(63+COLUMN([.X5])+ROW([.X5])&gt;90;CHAR(64+COLUMN([.X5])+ROW([.X5])-1-26);CHAR(64+COLUMN([.X5])+ROW([.X5])-1))" office:value-type="string" office:string-value="B" calcext:value-type="string">
            <text:p>B</text:p>
          </table:table-cell>
          <table:table-cell table:formula="of:=IF(63+COLUMN([.Y5])+ROW([.Y5])&gt;90;CHAR(64+COLUMN([.Y5])+ROW([.Y5])-1-26);CHAR(64+COLUMN([.Y5])+ROW([.Y5])-1))" office:value-type="string" office:string-value="C" calcext:value-type="string">
            <text:p>C</text:p>
          </table:table-cell>
          <table:table-cell table:formula="of:=IF(63+COLUMN([.Z5])+ROW([.Z5])&gt;90;CHAR(64+COLUMN([.Z5])+ROW([.Z5])-1-26);CHAR(64+COLUMN([.Z5])+ROW([.Z5])-1))" office:value-type="string" office:string-value="D" calcext:value-type="string">
            <text:p>D</text:p>
          </table:table-cell>
          <table:table-cell table:number-columns-repeated="26"/>
        </table:table-row>
        <table:table-row table:style-name="ro1">
          <table:table-cell table:formula="of:=IF(63+COLUMN([.A6])+ROW([.A6])&gt;90;CHAR(64+COLUMN([.A6])+ROW([.A6])-1-26);CHAR(64+COLUMN([.A6])+ROW([.A6])-1))" office:value-type="string" office:string-value="F" calcext:value-type="string">
            <text:p>F</text:p>
          </table:table-cell>
          <table:table-cell table:formula="of:=IF(63+COLUMN([.B6])+ROW([.B6])&gt;90;CHAR(64+COLUMN([.B6])+ROW([.B6])-1-26);CHAR(64+COLUMN([.B6])+ROW([.B6])-1))" office:value-type="string" office:string-value="G" calcext:value-type="string">
            <text:p>G</text:p>
          </table:table-cell>
          <table:table-cell table:formula="of:=IF(63+COLUMN([.C6])+ROW([.C6])&gt;90;CHAR(64+COLUMN([.C6])+ROW([.C6])-1-26);CHAR(64+COLUMN([.C6])+ROW([.C6])-1))" office:value-type="string" office:string-value="H" calcext:value-type="string">
            <text:p>H</text:p>
          </table:table-cell>
          <table:table-cell table:formula="of:=IF(63+COLUMN([.D6])+ROW([.D6])&gt;90;CHAR(64+COLUMN([.D6])+ROW([.D6])-1-26);CHAR(64+COLUMN([.D6])+ROW([.D6])-1))" office:value-type="string" office:string-value="I" calcext:value-type="string">
            <text:p>I</text:p>
          </table:table-cell>
          <table:table-cell table:formula="of:=IF(63+COLUMN([.E6])+ROW([.E6])&gt;90;CHAR(64+COLUMN([.E6])+ROW([.E6])-1-26);CHAR(64+COLUMN([.E6])+ROW([.E6])-1))" office:value-type="string" office:string-value="J" calcext:value-type="string">
            <text:p>J</text:p>
          </table:table-cell>
          <table:table-cell table:formula="of:=IF(63+COLUMN([.F6])+ROW([.F6])&gt;90;CHAR(64+COLUMN([.F6])+ROW([.F6])-1-26);CHAR(64+COLUMN([.F6])+ROW([.F6])-1))" office:value-type="string" office:string-value="K" calcext:value-type="string">
            <text:p>K</text:p>
          </table:table-cell>
          <table:table-cell table:formula="of:=IF(63+COLUMN([.G6])+ROW([.G6])&gt;90;CHAR(64+COLUMN([.G6])+ROW([.G6])-1-26);CHAR(64+COLUMN([.G6])+ROW([.G6])-1))" office:value-type="string" office:string-value="L" calcext:value-type="string">
            <text:p>L</text:p>
          </table:table-cell>
          <table:table-cell table:formula="of:=IF(63+COLUMN([.H6])+ROW([.H6])&gt;90;CHAR(64+COLUMN([.H6])+ROW([.H6])-1-26);CHAR(64+COLUMN([.H6])+ROW([.H6])-1))" office:value-type="string" office:string-value="M" calcext:value-type="string">
            <text:p>M</text:p>
          </table:table-cell>
          <table:table-cell table:formula="of:=IF(63+COLUMN([.I6])+ROW([.I6])&gt;90;CHAR(64+COLUMN([.I6])+ROW([.I6])-1-26);CHAR(64+COLUMN([.I6])+ROW([.I6])-1))" office:value-type="string" office:string-value="N" calcext:value-type="string">
            <text:p>N</text:p>
          </table:table-cell>
          <table:table-cell table:formula="of:=IF(63+COLUMN([.J6])+ROW([.J6])&gt;90;CHAR(64+COLUMN([.J6])+ROW([.J6])-1-26);CHAR(64+COLUMN([.J6])+ROW([.J6])-1))" office:value-type="string" office:string-value="O" calcext:value-type="string">
            <text:p>O</text:p>
          </table:table-cell>
          <table:table-cell table:formula="of:=IF(63+COLUMN([.K6])+ROW([.K6])&gt;90;CHAR(64+COLUMN([.K6])+ROW([.K6])-1-26);CHAR(64+COLUMN([.K6])+ROW([.K6])-1))" office:value-type="string" office:string-value="P" calcext:value-type="string">
            <text:p>P</text:p>
          </table:table-cell>
          <table:table-cell table:formula="of:=IF(63+COLUMN([.L6])+ROW([.L6])&gt;90;CHAR(64+COLUMN([.L6])+ROW([.L6])-1-26);CHAR(64+COLUMN([.L6])+ROW([.L6])-1))" office:value-type="string" office:string-value="Q" calcext:value-type="string">
            <text:p>Q</text:p>
          </table:table-cell>
          <table:table-cell table:formula="of:=IF(63+COLUMN([.M6])+ROW([.M6])&gt;90;CHAR(64+COLUMN([.M6])+ROW([.M6])-1-26);CHAR(64+COLUMN([.M6])+ROW([.M6])-1))" office:value-type="string" office:string-value="R" calcext:value-type="string">
            <text:p>R</text:p>
          </table:table-cell>
          <table:table-cell table:formula="of:=IF(63+COLUMN([.N6])+ROW([.N6])&gt;90;CHAR(64+COLUMN([.N6])+ROW([.N6])-1-26);CHAR(64+COLUMN([.N6])+ROW([.N6])-1))" office:value-type="string" office:string-value="S" calcext:value-type="string">
            <text:p>S</text:p>
          </table:table-cell>
          <table:table-cell table:formula="of:=IF(63+COLUMN([.O6])+ROW([.O6])&gt;90;CHAR(64+COLUMN([.O6])+ROW([.O6])-1-26);CHAR(64+COLUMN([.O6])+ROW([.O6])-1))" office:value-type="string" office:string-value="T" calcext:value-type="string">
            <text:p>T</text:p>
          </table:table-cell>
          <table:table-cell table:formula="of:=IF(63+COLUMN([.P6])+ROW([.P6])&gt;90;CHAR(64+COLUMN([.P6])+ROW([.P6])-1-26);CHAR(64+COLUMN([.P6])+ROW([.P6])-1))" office:value-type="string" office:string-value="U" calcext:value-type="string">
            <text:p>U</text:p>
          </table:table-cell>
          <table:table-cell table:formula="of:=IF(63+COLUMN([.Q6])+ROW([.Q6])&gt;90;CHAR(64+COLUMN([.Q6])+ROW([.Q6])-1-26);CHAR(64+COLUMN([.Q6])+ROW([.Q6])-1))" office:value-type="string" office:string-value="V" calcext:value-type="string">
            <text:p>V</text:p>
          </table:table-cell>
          <table:table-cell table:formula="of:=IF(63+COLUMN([.R6])+ROW([.R6])&gt;90;CHAR(64+COLUMN([.R6])+ROW([.R6])-1-26);CHAR(64+COLUMN([.R6])+ROW([.R6])-1))" office:value-type="string" office:string-value="W" calcext:value-type="string">
            <text:p>W</text:p>
          </table:table-cell>
          <table:table-cell table:formula="of:=IF(63+COLUMN([.S6])+ROW([.S6])&gt;90;CHAR(64+COLUMN([.S6])+ROW([.S6])-1-26);CHAR(64+COLUMN([.S6])+ROW([.S6])-1))" office:value-type="string" office:string-value="X" calcext:value-type="string">
            <text:p>X</text:p>
          </table:table-cell>
          <table:table-cell table:formula="of:=IF(63+COLUMN([.T6])+ROW([.T6])&gt;90;CHAR(64+COLUMN([.T6])+ROW([.T6])-1-26);CHAR(64+COLUMN([.T6])+ROW([.T6])-1))" office:value-type="string" office:string-value="Y" calcext:value-type="string">
            <text:p>Y</text:p>
          </table:table-cell>
          <table:table-cell table:formula="of:=IF(63+COLUMN([.U6])+ROW([.U6])&gt;90;CHAR(64+COLUMN([.U6])+ROW([.U6])-1-26);CHAR(64+COLUMN([.U6])+ROW([.U6])-1))" office:value-type="string" office:string-value="Z" calcext:value-type="string">
            <text:p>Z</text:p>
          </table:table-cell>
          <table:table-cell table:formula="of:=IF(63+COLUMN([.V6])+ROW([.V6])&gt;90;CHAR(64+COLUMN([.V6])+ROW([.V6])-1-26);CHAR(64+COLUMN([.V6])+ROW([.V6])-1))" office:value-type="string" office:string-value="A" calcext:value-type="string">
            <text:p>A</text:p>
          </table:table-cell>
          <table:table-cell table:formula="of:=IF(63+COLUMN([.W6])+ROW([.W6])&gt;90;CHAR(64+COLUMN([.W6])+ROW([.W6])-1-26);CHAR(64+COLUMN([.W6])+ROW([.W6])-1))" office:value-type="string" office:string-value="B" calcext:value-type="string">
            <text:p>B</text:p>
          </table:table-cell>
          <table:table-cell table:formula="of:=IF(63+COLUMN([.X6])+ROW([.X6])&gt;90;CHAR(64+COLUMN([.X6])+ROW([.X6])-1-26);CHAR(64+COLUMN([.X6])+ROW([.X6])-1))" office:value-type="string" office:string-value="C" calcext:value-type="string">
            <text:p>C</text:p>
          </table:table-cell>
          <table:table-cell table:formula="of:=IF(63+COLUMN([.Y6])+ROW([.Y6])&gt;90;CHAR(64+COLUMN([.Y6])+ROW([.Y6])-1-26);CHAR(64+COLUMN([.Y6])+ROW([.Y6])-1))" office:value-type="string" office:string-value="D" calcext:value-type="string">
            <text:p>D</text:p>
          </table:table-cell>
          <table:table-cell table:formula="of:=IF(63+COLUMN([.Z6])+ROW([.Z6])&gt;90;CHAR(64+COLUMN([.Z6])+ROW([.Z6])-1-26);CHAR(64+COLUMN([.Z6])+ROW([.Z6])-1))" office:value-type="string" office:string-value="E" calcext:value-type="string">
            <text:p>E</text:p>
          </table:table-cell>
          <table:table-cell table:number-columns-repeated="26"/>
        </table:table-row>
        <table:table-row table:style-name="ro1">
          <table:table-cell table:formula="of:=IF(63+COLUMN([.A7])+ROW([.A7])&gt;90;CHAR(64+COLUMN([.A7])+ROW([.A7])-1-26);CHAR(64+COLUMN([.A7])+ROW([.A7])-1))" office:value-type="string" office:string-value="G" calcext:value-type="string">
            <text:p>G</text:p>
          </table:table-cell>
          <table:table-cell table:formula="of:=IF(63+COLUMN([.B7])+ROW([.B7])&gt;90;CHAR(64+COLUMN([.B7])+ROW([.B7])-1-26);CHAR(64+COLUMN([.B7])+ROW([.B7])-1))" office:value-type="string" office:string-value="H" calcext:value-type="string">
            <text:p>H</text:p>
          </table:table-cell>
          <table:table-cell table:formula="of:=IF(63+COLUMN([.C7])+ROW([.C7])&gt;90;CHAR(64+COLUMN([.C7])+ROW([.C7])-1-26);CHAR(64+COLUMN([.C7])+ROW([.C7])-1))" office:value-type="string" office:string-value="I" calcext:value-type="string">
            <text:p>I</text:p>
          </table:table-cell>
          <table:table-cell table:formula="of:=IF(63+COLUMN([.D7])+ROW([.D7])&gt;90;CHAR(64+COLUMN([.D7])+ROW([.D7])-1-26);CHAR(64+COLUMN([.D7])+ROW([.D7])-1))" office:value-type="string" office:string-value="J" calcext:value-type="string">
            <text:p>J</text:p>
          </table:table-cell>
          <table:table-cell table:formula="of:=IF(63+COLUMN([.E7])+ROW([.E7])&gt;90;CHAR(64+COLUMN([.E7])+ROW([.E7])-1-26);CHAR(64+COLUMN([.E7])+ROW([.E7])-1))" office:value-type="string" office:string-value="K" calcext:value-type="string">
            <text:p>K</text:p>
          </table:table-cell>
          <table:table-cell table:formula="of:=IF(63+COLUMN([.F7])+ROW([.F7])&gt;90;CHAR(64+COLUMN([.F7])+ROW([.F7])-1-26);CHAR(64+COLUMN([.F7])+ROW([.F7])-1))" office:value-type="string" office:string-value="L" calcext:value-type="string">
            <text:p>L</text:p>
          </table:table-cell>
          <table:table-cell table:formula="of:=IF(63+COLUMN([.G7])+ROW([.G7])&gt;90;CHAR(64+COLUMN([.G7])+ROW([.G7])-1-26);CHAR(64+COLUMN([.G7])+ROW([.G7])-1))" office:value-type="string" office:string-value="M" calcext:value-type="string">
            <text:p>M</text:p>
          </table:table-cell>
          <table:table-cell table:formula="of:=IF(63+COLUMN([.H7])+ROW([.H7])&gt;90;CHAR(64+COLUMN([.H7])+ROW([.H7])-1-26);CHAR(64+COLUMN([.H7])+ROW([.H7])-1))" office:value-type="string" office:string-value="N" calcext:value-type="string">
            <text:p>N</text:p>
          </table:table-cell>
          <table:table-cell table:formula="of:=IF(63+COLUMN([.I7])+ROW([.I7])&gt;90;CHAR(64+COLUMN([.I7])+ROW([.I7])-1-26);CHAR(64+COLUMN([.I7])+ROW([.I7])-1))" office:value-type="string" office:string-value="O" calcext:value-type="string">
            <text:p>O</text:p>
          </table:table-cell>
          <table:table-cell table:formula="of:=IF(63+COLUMN([.J7])+ROW([.J7])&gt;90;CHAR(64+COLUMN([.J7])+ROW([.J7])-1-26);CHAR(64+COLUMN([.J7])+ROW([.J7])-1))" office:value-type="string" office:string-value="P" calcext:value-type="string">
            <text:p>P</text:p>
          </table:table-cell>
          <table:table-cell table:formula="of:=IF(63+COLUMN([.K7])+ROW([.K7])&gt;90;CHAR(64+COLUMN([.K7])+ROW([.K7])-1-26);CHAR(64+COLUMN([.K7])+ROW([.K7])-1))" office:value-type="string" office:string-value="Q" calcext:value-type="string">
            <text:p>Q</text:p>
          </table:table-cell>
          <table:table-cell table:formula="of:=IF(63+COLUMN([.L7])+ROW([.L7])&gt;90;CHAR(64+COLUMN([.L7])+ROW([.L7])-1-26);CHAR(64+COLUMN([.L7])+ROW([.L7])-1))" office:value-type="string" office:string-value="R" calcext:value-type="string">
            <text:p>R</text:p>
          </table:table-cell>
          <table:table-cell table:formula="of:=IF(63+COLUMN([.M7])+ROW([.M7])&gt;90;CHAR(64+COLUMN([.M7])+ROW([.M7])-1-26);CHAR(64+COLUMN([.M7])+ROW([.M7])-1))" office:value-type="string" office:string-value="S" calcext:value-type="string">
            <text:p>S</text:p>
          </table:table-cell>
          <table:table-cell table:formula="of:=IF(63+COLUMN([.N7])+ROW([.N7])&gt;90;CHAR(64+COLUMN([.N7])+ROW([.N7])-1-26);CHAR(64+COLUMN([.N7])+ROW([.N7])-1))" office:value-type="string" office:string-value="T" calcext:value-type="string">
            <text:p>T</text:p>
          </table:table-cell>
          <table:table-cell table:formula="of:=IF(63+COLUMN([.O7])+ROW([.O7])&gt;90;CHAR(64+COLUMN([.O7])+ROW([.O7])-1-26);CHAR(64+COLUMN([.O7])+ROW([.O7])-1))" office:value-type="string" office:string-value="U" calcext:value-type="string">
            <text:p>U</text:p>
          </table:table-cell>
          <table:table-cell table:formula="of:=IF(63+COLUMN([.P7])+ROW([.P7])&gt;90;CHAR(64+COLUMN([.P7])+ROW([.P7])-1-26);CHAR(64+COLUMN([.P7])+ROW([.P7])-1))" office:value-type="string" office:string-value="V" calcext:value-type="string">
            <text:p>V</text:p>
          </table:table-cell>
          <table:table-cell table:formula="of:=IF(63+COLUMN([.Q7])+ROW([.Q7])&gt;90;CHAR(64+COLUMN([.Q7])+ROW([.Q7])-1-26);CHAR(64+COLUMN([.Q7])+ROW([.Q7])-1))" office:value-type="string" office:string-value="W" calcext:value-type="string">
            <text:p>W</text:p>
          </table:table-cell>
          <table:table-cell table:formula="of:=IF(63+COLUMN([.R7])+ROW([.R7])&gt;90;CHAR(64+COLUMN([.R7])+ROW([.R7])-1-26);CHAR(64+COLUMN([.R7])+ROW([.R7])-1))" office:value-type="string" office:string-value="X" calcext:value-type="string">
            <text:p>X</text:p>
          </table:table-cell>
          <table:table-cell table:formula="of:=IF(63+COLUMN([.S7])+ROW([.S7])&gt;90;CHAR(64+COLUMN([.S7])+ROW([.S7])-1-26);CHAR(64+COLUMN([.S7])+ROW([.S7])-1))" office:value-type="string" office:string-value="Y" calcext:value-type="string">
            <text:p>Y</text:p>
          </table:table-cell>
          <table:table-cell table:formula="of:=IF(63+COLUMN([.T7])+ROW([.T7])&gt;90;CHAR(64+COLUMN([.T7])+ROW([.T7])-1-26);CHAR(64+COLUMN([.T7])+ROW([.T7])-1))" office:value-type="string" office:string-value="Z" calcext:value-type="string">
            <text:p>Z</text:p>
          </table:table-cell>
          <table:table-cell table:formula="of:=IF(63+COLUMN([.U7])+ROW([.U7])&gt;90;CHAR(64+COLUMN([.U7])+ROW([.U7])-1-26);CHAR(64+COLUMN([.U7])+ROW([.U7])-1))" office:value-type="string" office:string-value="A" calcext:value-type="string">
            <text:p>A</text:p>
          </table:table-cell>
          <table:table-cell table:formula="of:=IF(63+COLUMN([.V7])+ROW([.V7])&gt;90;CHAR(64+COLUMN([.V7])+ROW([.V7])-1-26);CHAR(64+COLUMN([.V7])+ROW([.V7])-1))" office:value-type="string" office:string-value="B" calcext:value-type="string">
            <text:p>B</text:p>
          </table:table-cell>
          <table:table-cell table:formula="of:=IF(63+COLUMN([.W7])+ROW([.W7])&gt;90;CHAR(64+COLUMN([.W7])+ROW([.W7])-1-26);CHAR(64+COLUMN([.W7])+ROW([.W7])-1))" office:value-type="string" office:string-value="C" calcext:value-type="string">
            <text:p>C</text:p>
          </table:table-cell>
          <table:table-cell table:formula="of:=IF(63+COLUMN([.X7])+ROW([.X7])&gt;90;CHAR(64+COLUMN([.X7])+ROW([.X7])-1-26);CHAR(64+COLUMN([.X7])+ROW([.X7])-1))" office:value-type="string" office:string-value="D" calcext:value-type="string">
            <text:p>D</text:p>
          </table:table-cell>
          <table:table-cell table:formula="of:=IF(63+COLUMN([.Y7])+ROW([.Y7])&gt;90;CHAR(64+COLUMN([.Y7])+ROW([.Y7])-1-26);CHAR(64+COLUMN([.Y7])+ROW([.Y7])-1))" office:value-type="string" office:string-value="E" calcext:value-type="string">
            <text:p>E</text:p>
          </table:table-cell>
          <table:table-cell table:formula="of:=IF(63+COLUMN([.Z7])+ROW([.Z7])&gt;90;CHAR(64+COLUMN([.Z7])+ROW([.Z7])-1-26);CHAR(64+COLUMN([.Z7])+ROW([.Z7])-1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IF(63+COLUMN([.A8])+ROW([.A8])&gt;90;CHAR(64+COLUMN([.A8])+ROW([.A8])-1-26);CHAR(64+COLUMN([.A8])+ROW([.A8])-1))" office:value-type="string" office:string-value="H" calcext:value-type="string">
            <text:p>H</text:p>
          </table:table-cell>
          <table:table-cell table:formula="of:=IF(63+COLUMN([.B8])+ROW([.B8])&gt;90;CHAR(64+COLUMN([.B8])+ROW([.B8])-1-26);CHAR(64+COLUMN([.B8])+ROW([.B8])-1))" office:value-type="string" office:string-value="I" calcext:value-type="string">
            <text:p>I</text:p>
          </table:table-cell>
          <table:table-cell table:formula="of:=IF(63+COLUMN([.C8])+ROW([.C8])&gt;90;CHAR(64+COLUMN([.C8])+ROW([.C8])-1-26);CHAR(64+COLUMN([.C8])+ROW([.C8])-1))" office:value-type="string" office:string-value="J" calcext:value-type="string">
            <text:p>J</text:p>
          </table:table-cell>
          <table:table-cell table:formula="of:=IF(63+COLUMN([.D8])+ROW([.D8])&gt;90;CHAR(64+COLUMN([.D8])+ROW([.D8])-1-26);CHAR(64+COLUMN([.D8])+ROW([.D8])-1))" office:value-type="string" office:string-value="K" calcext:value-type="string">
            <text:p>K</text:p>
          </table:table-cell>
          <table:table-cell table:formula="of:=IF(63+COLUMN([.E8])+ROW([.E8])&gt;90;CHAR(64+COLUMN([.E8])+ROW([.E8])-1-26);CHAR(64+COLUMN([.E8])+ROW([.E8])-1))" office:value-type="string" office:string-value="L" calcext:value-type="string">
            <text:p>L</text:p>
          </table:table-cell>
          <table:table-cell table:formula="of:=IF(63+COLUMN([.F8])+ROW([.F8])&gt;90;CHAR(64+COLUMN([.F8])+ROW([.F8])-1-26);CHAR(64+COLUMN([.F8])+ROW([.F8])-1))" office:value-type="string" office:string-value="M" calcext:value-type="string">
            <text:p>M</text:p>
          </table:table-cell>
          <table:table-cell table:formula="of:=IF(63+COLUMN([.G8])+ROW([.G8])&gt;90;CHAR(64+COLUMN([.G8])+ROW([.G8])-1-26);CHAR(64+COLUMN([.G8])+ROW([.G8])-1))" office:value-type="string" office:string-value="N" calcext:value-type="string">
            <text:p>N</text:p>
          </table:table-cell>
          <table:table-cell table:formula="of:=IF(63+COLUMN([.H8])+ROW([.H8])&gt;90;CHAR(64+COLUMN([.H8])+ROW([.H8])-1-26);CHAR(64+COLUMN([.H8])+ROW([.H8])-1))" office:value-type="string" office:string-value="O" calcext:value-type="string">
            <text:p>O</text:p>
          </table:table-cell>
          <table:table-cell table:formula="of:=IF(63+COLUMN([.I8])+ROW([.I8])&gt;90;CHAR(64+COLUMN([.I8])+ROW([.I8])-1-26);CHAR(64+COLUMN([.I8])+ROW([.I8])-1))" office:value-type="string" office:string-value="P" calcext:value-type="string">
            <text:p>P</text:p>
          </table:table-cell>
          <table:table-cell table:formula="of:=IF(63+COLUMN([.J8])+ROW([.J8])&gt;90;CHAR(64+COLUMN([.J8])+ROW([.J8])-1-26);CHAR(64+COLUMN([.J8])+ROW([.J8])-1))" office:value-type="string" office:string-value="Q" calcext:value-type="string">
            <text:p>Q</text:p>
          </table:table-cell>
          <table:table-cell table:formula="of:=IF(63+COLUMN([.K8])+ROW([.K8])&gt;90;CHAR(64+COLUMN([.K8])+ROW([.K8])-1-26);CHAR(64+COLUMN([.K8])+ROW([.K8])-1))" office:value-type="string" office:string-value="R" calcext:value-type="string">
            <text:p>R</text:p>
          </table:table-cell>
          <table:table-cell table:formula="of:=IF(63+COLUMN([.L8])+ROW([.L8])&gt;90;CHAR(64+COLUMN([.L8])+ROW([.L8])-1-26);CHAR(64+COLUMN([.L8])+ROW([.L8])-1))" office:value-type="string" office:string-value="S" calcext:value-type="string">
            <text:p>S</text:p>
          </table:table-cell>
          <table:table-cell table:formula="of:=IF(63+COLUMN([.M8])+ROW([.M8])&gt;90;CHAR(64+COLUMN([.M8])+ROW([.M8])-1-26);CHAR(64+COLUMN([.M8])+ROW([.M8])-1))" office:value-type="string" office:string-value="T" calcext:value-type="string">
            <text:p>T</text:p>
          </table:table-cell>
          <table:table-cell table:formula="of:=IF(63+COLUMN([.N8])+ROW([.N8])&gt;90;CHAR(64+COLUMN([.N8])+ROW([.N8])-1-26);CHAR(64+COLUMN([.N8])+ROW([.N8])-1))" office:value-type="string" office:string-value="U" calcext:value-type="string">
            <text:p>U</text:p>
          </table:table-cell>
          <table:table-cell table:formula="of:=IF(63+COLUMN([.O8])+ROW([.O8])&gt;90;CHAR(64+COLUMN([.O8])+ROW([.O8])-1-26);CHAR(64+COLUMN([.O8])+ROW([.O8])-1))" office:value-type="string" office:string-value="V" calcext:value-type="string">
            <text:p>V</text:p>
          </table:table-cell>
          <table:table-cell table:formula="of:=IF(63+COLUMN([.P8])+ROW([.P8])&gt;90;CHAR(64+COLUMN([.P8])+ROW([.P8])-1-26);CHAR(64+COLUMN([.P8])+ROW([.P8])-1))" office:value-type="string" office:string-value="W" calcext:value-type="string">
            <text:p>W</text:p>
          </table:table-cell>
          <table:table-cell table:formula="of:=IF(63+COLUMN([.Q8])+ROW([.Q8])&gt;90;CHAR(64+COLUMN([.Q8])+ROW([.Q8])-1-26);CHAR(64+COLUMN([.Q8])+ROW([.Q8])-1))" office:value-type="string" office:string-value="X" calcext:value-type="string">
            <text:p>X</text:p>
          </table:table-cell>
          <table:table-cell table:formula="of:=IF(63+COLUMN([.R8])+ROW([.R8])&gt;90;CHAR(64+COLUMN([.R8])+ROW([.R8])-1-26);CHAR(64+COLUMN([.R8])+ROW([.R8])-1))" office:value-type="string" office:string-value="Y" calcext:value-type="string">
            <text:p>Y</text:p>
          </table:table-cell>
          <table:table-cell table:formula="of:=IF(63+COLUMN([.S8])+ROW([.S8])&gt;90;CHAR(64+COLUMN([.S8])+ROW([.S8])-1-26);CHAR(64+COLUMN([.S8])+ROW([.S8])-1))" office:value-type="string" office:string-value="Z" calcext:value-type="string">
            <text:p>Z</text:p>
          </table:table-cell>
          <table:table-cell table:formula="of:=IF(63+COLUMN([.T8])+ROW([.T8])&gt;90;CHAR(64+COLUMN([.T8])+ROW([.T8])-1-26);CHAR(64+COLUMN([.T8])+ROW([.T8])-1))" office:value-type="string" office:string-value="A" calcext:value-type="string">
            <text:p>A</text:p>
          </table:table-cell>
          <table:table-cell table:formula="of:=IF(63+COLUMN([.U8])+ROW([.U8])&gt;90;CHAR(64+COLUMN([.U8])+ROW([.U8])-1-26);CHAR(64+COLUMN([.U8])+ROW([.U8])-1))" office:value-type="string" office:string-value="B" calcext:value-type="string">
            <text:p>B</text:p>
          </table:table-cell>
          <table:table-cell table:formula="of:=IF(63+COLUMN([.V8])+ROW([.V8])&gt;90;CHAR(64+COLUMN([.V8])+ROW([.V8])-1-26);CHAR(64+COLUMN([.V8])+ROW([.V8])-1))" office:value-type="string" office:string-value="C" calcext:value-type="string">
            <text:p>C</text:p>
          </table:table-cell>
          <table:table-cell table:formula="of:=IF(63+COLUMN([.W8])+ROW([.W8])&gt;90;CHAR(64+COLUMN([.W8])+ROW([.W8])-1-26);CHAR(64+COLUMN([.W8])+ROW([.W8])-1))" office:value-type="string" office:string-value="D" calcext:value-type="string">
            <text:p>D</text:p>
          </table:table-cell>
          <table:table-cell table:formula="of:=IF(63+COLUMN([.X8])+ROW([.X8])&gt;90;CHAR(64+COLUMN([.X8])+ROW([.X8])-1-26);CHAR(64+COLUMN([.X8])+ROW([.X8])-1))" office:value-type="string" office:string-value="E" calcext:value-type="string">
            <text:p>E</text:p>
          </table:table-cell>
          <table:table-cell table:formula="of:=IF(63+COLUMN([.Y8])+ROW([.Y8])&gt;90;CHAR(64+COLUMN([.Y8])+ROW([.Y8])-1-26);CHAR(64+COLUMN([.Y8])+ROW([.Y8])-1))" office:value-type="string" office:string-value="F" calcext:value-type="string">
            <text:p>F</text:p>
          </table:table-cell>
          <table:table-cell table:formula="of:=IF(63+COLUMN([.Z8])+ROW([.Z8])&gt;90;CHAR(64+COLUMN([.Z8])+ROW([.Z8])-1-26);CHAR(64+COLUMN([.Z8])+ROW([.Z8])-1))" office:value-type="string" office:string-value="G" calcext:value-type="string">
            <text:p>G</text:p>
          </table:table-cell>
          <table:table-cell table:number-columns-repeated="26"/>
        </table:table-row>
        <table:table-row table:style-name="ro1">
          <table:table-cell table:formula="of:=IF(63+COLUMN([.A9])+ROW([.A9])&gt;90;CHAR(64+COLUMN([.A9])+ROW([.A9])-1-26);CHAR(64+COLUMN([.A9])+ROW([.A9])-1))" office:value-type="string" office:string-value="I" calcext:value-type="string">
            <text:p>I</text:p>
          </table:table-cell>
          <table:table-cell table:formula="of:=IF(63+COLUMN([.B9])+ROW([.B9])&gt;90;CHAR(64+COLUMN([.B9])+ROW([.B9])-1-26);CHAR(64+COLUMN([.B9])+ROW([.B9])-1))" office:value-type="string" office:string-value="J" calcext:value-type="string">
            <text:p>J</text:p>
          </table:table-cell>
          <table:table-cell table:formula="of:=IF(63+COLUMN([.C9])+ROW([.C9])&gt;90;CHAR(64+COLUMN([.C9])+ROW([.C9])-1-26);CHAR(64+COLUMN([.C9])+ROW([.C9])-1))" office:value-type="string" office:string-value="K" calcext:value-type="string">
            <text:p>K</text:p>
          </table:table-cell>
          <table:table-cell table:formula="of:=IF(63+COLUMN([.D9])+ROW([.D9])&gt;90;CHAR(64+COLUMN([.D9])+ROW([.D9])-1-26);CHAR(64+COLUMN([.D9])+ROW([.D9])-1))" office:value-type="string" office:string-value="L" calcext:value-type="string">
            <text:p>L</text:p>
          </table:table-cell>
          <table:table-cell table:formula="of:=IF(63+COLUMN([.E9])+ROW([.E9])&gt;90;CHAR(64+COLUMN([.E9])+ROW([.E9])-1-26);CHAR(64+COLUMN([.E9])+ROW([.E9])-1))" office:value-type="string" office:string-value="M" calcext:value-type="string">
            <text:p>M</text:p>
          </table:table-cell>
          <table:table-cell table:formula="of:=IF(63+COLUMN([.F9])+ROW([.F9])&gt;90;CHAR(64+COLUMN([.F9])+ROW([.F9])-1-26);CHAR(64+COLUMN([.F9])+ROW([.F9])-1))" office:value-type="string" office:string-value="N" calcext:value-type="string">
            <text:p>N</text:p>
          </table:table-cell>
          <table:table-cell table:formula="of:=IF(63+COLUMN([.G9])+ROW([.G9])&gt;90;CHAR(64+COLUMN([.G9])+ROW([.G9])-1-26);CHAR(64+COLUMN([.G9])+ROW([.G9])-1))" office:value-type="string" office:string-value="O" calcext:value-type="string">
            <text:p>O</text:p>
          </table:table-cell>
          <table:table-cell table:formula="of:=IF(63+COLUMN([.H9])+ROW([.H9])&gt;90;CHAR(64+COLUMN([.H9])+ROW([.H9])-1-26);CHAR(64+COLUMN([.H9])+ROW([.H9])-1))" office:value-type="string" office:string-value="P" calcext:value-type="string">
            <text:p>P</text:p>
          </table:table-cell>
          <table:table-cell table:formula="of:=IF(63+COLUMN([.I9])+ROW([.I9])&gt;90;CHAR(64+COLUMN([.I9])+ROW([.I9])-1-26);CHAR(64+COLUMN([.I9])+ROW([.I9])-1))" office:value-type="string" office:string-value="Q" calcext:value-type="string">
            <text:p>Q</text:p>
          </table:table-cell>
          <table:table-cell table:formula="of:=IF(63+COLUMN([.J9])+ROW([.J9])&gt;90;CHAR(64+COLUMN([.J9])+ROW([.J9])-1-26);CHAR(64+COLUMN([.J9])+ROW([.J9])-1))" office:value-type="string" office:string-value="R" calcext:value-type="string">
            <text:p>R</text:p>
          </table:table-cell>
          <table:table-cell table:formula="of:=IF(63+COLUMN([.K9])+ROW([.K9])&gt;90;CHAR(64+COLUMN([.K9])+ROW([.K9])-1-26);CHAR(64+COLUMN([.K9])+ROW([.K9])-1))" office:value-type="string" office:string-value="S" calcext:value-type="string">
            <text:p>S</text:p>
          </table:table-cell>
          <table:table-cell table:formula="of:=IF(63+COLUMN([.L9])+ROW([.L9])&gt;90;CHAR(64+COLUMN([.L9])+ROW([.L9])-1-26);CHAR(64+COLUMN([.L9])+ROW([.L9])-1))" office:value-type="string" office:string-value="T" calcext:value-type="string">
            <text:p>T</text:p>
          </table:table-cell>
          <table:table-cell table:formula="of:=IF(63+COLUMN([.M9])+ROW([.M9])&gt;90;CHAR(64+COLUMN([.M9])+ROW([.M9])-1-26);CHAR(64+COLUMN([.M9])+ROW([.M9])-1))" office:value-type="string" office:string-value="U" calcext:value-type="string">
            <text:p>U</text:p>
          </table:table-cell>
          <table:table-cell table:formula="of:=IF(63+COLUMN([.N9])+ROW([.N9])&gt;90;CHAR(64+COLUMN([.N9])+ROW([.N9])-1-26);CHAR(64+COLUMN([.N9])+ROW([.N9])-1))" office:value-type="string" office:string-value="V" calcext:value-type="string">
            <text:p>V</text:p>
          </table:table-cell>
          <table:table-cell table:formula="of:=IF(63+COLUMN([.O9])+ROW([.O9])&gt;90;CHAR(64+COLUMN([.O9])+ROW([.O9])-1-26);CHAR(64+COLUMN([.O9])+ROW([.O9])-1))" office:value-type="string" office:string-value="W" calcext:value-type="string">
            <text:p>W</text:p>
          </table:table-cell>
          <table:table-cell table:formula="of:=IF(63+COLUMN([.P9])+ROW([.P9])&gt;90;CHAR(64+COLUMN([.P9])+ROW([.P9])-1-26);CHAR(64+COLUMN([.P9])+ROW([.P9])-1))" office:value-type="string" office:string-value="X" calcext:value-type="string">
            <text:p>X</text:p>
          </table:table-cell>
          <table:table-cell table:formula="of:=IF(63+COLUMN([.Q9])+ROW([.Q9])&gt;90;CHAR(64+COLUMN([.Q9])+ROW([.Q9])-1-26);CHAR(64+COLUMN([.Q9])+ROW([.Q9])-1))" office:value-type="string" office:string-value="Y" calcext:value-type="string">
            <text:p>Y</text:p>
          </table:table-cell>
          <table:table-cell table:formula="of:=IF(63+COLUMN([.R9])+ROW([.R9])&gt;90;CHAR(64+COLUMN([.R9])+ROW([.R9])-1-26);CHAR(64+COLUMN([.R9])+ROW([.R9])-1))" office:value-type="string" office:string-value="Z" calcext:value-type="string">
            <text:p>Z</text:p>
          </table:table-cell>
          <table:table-cell table:formula="of:=IF(63+COLUMN([.S9])+ROW([.S9])&gt;90;CHAR(64+COLUMN([.S9])+ROW([.S9])-1-26);CHAR(64+COLUMN([.S9])+ROW([.S9])-1))" office:value-type="string" office:string-value="A" calcext:value-type="string">
            <text:p>A</text:p>
          </table:table-cell>
          <table:table-cell table:formula="of:=IF(63+COLUMN([.T9])+ROW([.T9])&gt;90;CHAR(64+COLUMN([.T9])+ROW([.T9])-1-26);CHAR(64+COLUMN([.T9])+ROW([.T9])-1))" office:value-type="string" office:string-value="B" calcext:value-type="string">
            <text:p>B</text:p>
          </table:table-cell>
          <table:table-cell table:formula="of:=IF(63+COLUMN([.U9])+ROW([.U9])&gt;90;CHAR(64+COLUMN([.U9])+ROW([.U9])-1-26);CHAR(64+COLUMN([.U9])+ROW([.U9])-1))" office:value-type="string" office:string-value="C" calcext:value-type="string">
            <text:p>C</text:p>
          </table:table-cell>
          <table:table-cell table:formula="of:=IF(63+COLUMN([.V9])+ROW([.V9])&gt;90;CHAR(64+COLUMN([.V9])+ROW([.V9])-1-26);CHAR(64+COLUMN([.V9])+ROW([.V9])-1))" office:value-type="string" office:string-value="D" calcext:value-type="string">
            <text:p>D</text:p>
          </table:table-cell>
          <table:table-cell table:formula="of:=IF(63+COLUMN([.W9])+ROW([.W9])&gt;90;CHAR(64+COLUMN([.W9])+ROW([.W9])-1-26);CHAR(64+COLUMN([.W9])+ROW([.W9])-1))" office:value-type="string" office:string-value="E" calcext:value-type="string">
            <text:p>E</text:p>
          </table:table-cell>
          <table:table-cell table:formula="of:=IF(63+COLUMN([.X9])+ROW([.X9])&gt;90;CHAR(64+COLUMN([.X9])+ROW([.X9])-1-26);CHAR(64+COLUMN([.X9])+ROW([.X9])-1))" office:value-type="string" office:string-value="F" calcext:value-type="string">
            <text:p>F</text:p>
          </table:table-cell>
          <table:table-cell table:formula="of:=IF(63+COLUMN([.Y9])+ROW([.Y9])&gt;90;CHAR(64+COLUMN([.Y9])+ROW([.Y9])-1-26);CHAR(64+COLUMN([.Y9])+ROW([.Y9])-1))" office:value-type="string" office:string-value="G" calcext:value-type="string">
            <text:p>G</text:p>
          </table:table-cell>
          <table:table-cell table:formula="of:=IF(63+COLUMN([.Z9])+ROW([.Z9])&gt;90;CHAR(64+COLUMN([.Z9])+ROW([.Z9])-1-26);CHAR(64+COLUMN([.Z9])+ROW([.Z9])-1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IF(63+COLUMN([.A10])+ROW([.A10])&gt;90;CHAR(64+COLUMN([.A10])+ROW([.A10])-1-26);CHAR(64+COLUMN([.A10])+ROW([.A10])-1))" office:value-type="string" office:string-value="J" calcext:value-type="string">
            <text:p>J</text:p>
          </table:table-cell>
          <table:table-cell table:formula="of:=IF(63+COLUMN([.B10])+ROW([.B10])&gt;90;CHAR(64+COLUMN([.B10])+ROW([.B10])-1-26);CHAR(64+COLUMN([.B10])+ROW([.B10])-1))" office:value-type="string" office:string-value="K" calcext:value-type="string">
            <text:p>K</text:p>
          </table:table-cell>
          <table:table-cell table:formula="of:=IF(63+COLUMN([.C10])+ROW([.C10])&gt;90;CHAR(64+COLUMN([.C10])+ROW([.C10])-1-26);CHAR(64+COLUMN([.C10])+ROW([.C10])-1))" office:value-type="string" office:string-value="L" calcext:value-type="string">
            <text:p>L</text:p>
          </table:table-cell>
          <table:table-cell table:formula="of:=IF(63+COLUMN([.D10])+ROW([.D10])&gt;90;CHAR(64+COLUMN([.D10])+ROW([.D10])-1-26);CHAR(64+COLUMN([.D10])+ROW([.D10])-1))" office:value-type="string" office:string-value="M" calcext:value-type="string">
            <text:p>M</text:p>
          </table:table-cell>
          <table:table-cell table:formula="of:=IF(63+COLUMN([.E10])+ROW([.E10])&gt;90;CHAR(64+COLUMN([.E10])+ROW([.E10])-1-26);CHAR(64+COLUMN([.E10])+ROW([.E10])-1))" office:value-type="string" office:string-value="N" calcext:value-type="string">
            <text:p>N</text:p>
          </table:table-cell>
          <table:table-cell table:formula="of:=IF(63+COLUMN([.F10])+ROW([.F10])&gt;90;CHAR(64+COLUMN([.F10])+ROW([.F10])-1-26);CHAR(64+COLUMN([.F10])+ROW([.F10])-1))" office:value-type="string" office:string-value="O" calcext:value-type="string">
            <text:p>O</text:p>
          </table:table-cell>
          <table:table-cell table:formula="of:=IF(63+COLUMN([.G10])+ROW([.G10])&gt;90;CHAR(64+COLUMN([.G10])+ROW([.G10])-1-26);CHAR(64+COLUMN([.G10])+ROW([.G10])-1))" office:value-type="string" office:string-value="P" calcext:value-type="string">
            <text:p>P</text:p>
          </table:table-cell>
          <table:table-cell table:formula="of:=IF(63+COLUMN([.H10])+ROW([.H10])&gt;90;CHAR(64+COLUMN([.H10])+ROW([.H10])-1-26);CHAR(64+COLUMN([.H10])+ROW([.H10])-1))" office:value-type="string" office:string-value="Q" calcext:value-type="string">
            <text:p>Q</text:p>
          </table:table-cell>
          <table:table-cell table:formula="of:=IF(63+COLUMN([.I10])+ROW([.I10])&gt;90;CHAR(64+COLUMN([.I10])+ROW([.I10])-1-26);CHAR(64+COLUMN([.I10])+ROW([.I10])-1))" office:value-type="string" office:string-value="R" calcext:value-type="string">
            <text:p>R</text:p>
          </table:table-cell>
          <table:table-cell table:formula="of:=IF(63+COLUMN([.J10])+ROW([.J10])&gt;90;CHAR(64+COLUMN([.J10])+ROW([.J10])-1-26);CHAR(64+COLUMN([.J10])+ROW([.J10])-1))" office:value-type="string" office:string-value="S" calcext:value-type="string">
            <text:p>S</text:p>
          </table:table-cell>
          <table:table-cell table:formula="of:=IF(63+COLUMN([.K10])+ROW([.K10])&gt;90;CHAR(64+COLUMN([.K10])+ROW([.K10])-1-26);CHAR(64+COLUMN([.K10])+ROW([.K10])-1))" office:value-type="string" office:string-value="T" calcext:value-type="string">
            <text:p>T</text:p>
          </table:table-cell>
          <table:table-cell table:formula="of:=IF(63+COLUMN([.L10])+ROW([.L10])&gt;90;CHAR(64+COLUMN([.L10])+ROW([.L10])-1-26);CHAR(64+COLUMN([.L10])+ROW([.L10])-1))" office:value-type="string" office:string-value="U" calcext:value-type="string">
            <text:p>U</text:p>
          </table:table-cell>
          <table:table-cell table:formula="of:=IF(63+COLUMN([.M10])+ROW([.M10])&gt;90;CHAR(64+COLUMN([.M10])+ROW([.M10])-1-26);CHAR(64+COLUMN([.M10])+ROW([.M10])-1))" office:value-type="string" office:string-value="V" calcext:value-type="string">
            <text:p>V</text:p>
          </table:table-cell>
          <table:table-cell table:formula="of:=IF(63+COLUMN([.N10])+ROW([.N10])&gt;90;CHAR(64+COLUMN([.N10])+ROW([.N10])-1-26);CHAR(64+COLUMN([.N10])+ROW([.N10])-1))" office:value-type="string" office:string-value="W" calcext:value-type="string">
            <text:p>W</text:p>
          </table:table-cell>
          <table:table-cell table:formula="of:=IF(63+COLUMN([.O10])+ROW([.O10])&gt;90;CHAR(64+COLUMN([.O10])+ROW([.O10])-1-26);CHAR(64+COLUMN([.O10])+ROW([.O10])-1))" office:value-type="string" office:string-value="X" calcext:value-type="string">
            <text:p>X</text:p>
          </table:table-cell>
          <table:table-cell table:formula="of:=IF(63+COLUMN([.P10])+ROW([.P10])&gt;90;CHAR(64+COLUMN([.P10])+ROW([.P10])-1-26);CHAR(64+COLUMN([.P10])+ROW([.P10])-1))" office:value-type="string" office:string-value="Y" calcext:value-type="string">
            <text:p>Y</text:p>
          </table:table-cell>
          <table:table-cell table:formula="of:=IF(63+COLUMN([.Q10])+ROW([.Q10])&gt;90;CHAR(64+COLUMN([.Q10])+ROW([.Q10])-1-26);CHAR(64+COLUMN([.Q10])+ROW([.Q10])-1))" office:value-type="string" office:string-value="Z" calcext:value-type="string">
            <text:p>Z</text:p>
          </table:table-cell>
          <table:table-cell table:formula="of:=IF(63+COLUMN([.R10])+ROW([.R10])&gt;90;CHAR(64+COLUMN([.R10])+ROW([.R10])-1-26);CHAR(64+COLUMN([.R10])+ROW([.R10])-1))" office:value-type="string" office:string-value="A" calcext:value-type="string">
            <text:p>A</text:p>
          </table:table-cell>
          <table:table-cell table:formula="of:=IF(63+COLUMN([.S10])+ROW([.S10])&gt;90;CHAR(64+COLUMN([.S10])+ROW([.S10])-1-26);CHAR(64+COLUMN([.S10])+ROW([.S10])-1))" office:value-type="string" office:string-value="B" calcext:value-type="string">
            <text:p>B</text:p>
          </table:table-cell>
          <table:table-cell table:formula="of:=IF(63+COLUMN([.T10])+ROW([.T10])&gt;90;CHAR(64+COLUMN([.T10])+ROW([.T10])-1-26);CHAR(64+COLUMN([.T10])+ROW([.T10])-1))" office:value-type="string" office:string-value="C" calcext:value-type="string">
            <text:p>C</text:p>
          </table:table-cell>
          <table:table-cell table:formula="of:=IF(63+COLUMN([.U10])+ROW([.U10])&gt;90;CHAR(64+COLUMN([.U10])+ROW([.U10])-1-26);CHAR(64+COLUMN([.U10])+ROW([.U10])-1))" office:value-type="string" office:string-value="D" calcext:value-type="string">
            <text:p>D</text:p>
          </table:table-cell>
          <table:table-cell table:formula="of:=IF(63+COLUMN([.V10])+ROW([.V10])&gt;90;CHAR(64+COLUMN([.V10])+ROW([.V10])-1-26);CHAR(64+COLUMN([.V10])+ROW([.V10])-1))" office:value-type="string" office:string-value="E" calcext:value-type="string">
            <text:p>E</text:p>
          </table:table-cell>
          <table:table-cell table:formula="of:=IF(63+COLUMN([.W10])+ROW([.W10])&gt;90;CHAR(64+COLUMN([.W10])+ROW([.W10])-1-26);CHAR(64+COLUMN([.W10])+ROW([.W10])-1))" office:value-type="string" office:string-value="F" calcext:value-type="string">
            <text:p>F</text:p>
          </table:table-cell>
          <table:table-cell table:formula="of:=IF(63+COLUMN([.X10])+ROW([.X10])&gt;90;CHAR(64+COLUMN([.X10])+ROW([.X10])-1-26);CHAR(64+COLUMN([.X10])+ROW([.X10])-1))" office:value-type="string" office:string-value="G" calcext:value-type="string">
            <text:p>G</text:p>
          </table:table-cell>
          <table:table-cell table:formula="of:=IF(63+COLUMN([.Y10])+ROW([.Y10])&gt;90;CHAR(64+COLUMN([.Y10])+ROW([.Y10])-1-26);CHAR(64+COLUMN([.Y10])+ROW([.Y10])-1))" office:value-type="string" office:string-value="H" calcext:value-type="string">
            <text:p>H</text:p>
          </table:table-cell>
          <table:table-cell table:formula="of:=IF(63+COLUMN([.Z10])+ROW([.Z10])&gt;90;CHAR(64+COLUMN([.Z10])+ROW([.Z10])-1-26);CHAR(64+COLUMN([.Z10])+ROW([.Z10])-1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IF(63+COLUMN([.A11])+ROW([.A11])&gt;90;CHAR(64+COLUMN([.A11])+ROW([.A11])-1-26);CHAR(64+COLUMN([.A11])+ROW([.A11])-1))" office:value-type="string" office:string-value="K" calcext:value-type="string">
            <text:p>K</text:p>
          </table:table-cell>
          <table:table-cell table:formula="of:=IF(63+COLUMN([.B11])+ROW([.B11])&gt;90;CHAR(64+COLUMN([.B11])+ROW([.B11])-1-26);CHAR(64+COLUMN([.B11])+ROW([.B11])-1))" office:value-type="string" office:string-value="L" calcext:value-type="string">
            <text:p>L</text:p>
          </table:table-cell>
          <table:table-cell table:formula="of:=IF(63+COLUMN([.C11])+ROW([.C11])&gt;90;CHAR(64+COLUMN([.C11])+ROW([.C11])-1-26);CHAR(64+COLUMN([.C11])+ROW([.C11])-1))" office:value-type="string" office:string-value="M" calcext:value-type="string">
            <text:p>M</text:p>
          </table:table-cell>
          <table:table-cell table:formula="of:=IF(63+COLUMN([.D11])+ROW([.D11])&gt;90;CHAR(64+COLUMN([.D11])+ROW([.D11])-1-26);CHAR(64+COLUMN([.D11])+ROW([.D11])-1))" office:value-type="string" office:string-value="N" calcext:value-type="string">
            <text:p>N</text:p>
          </table:table-cell>
          <table:table-cell table:formula="of:=IF(63+COLUMN([.E11])+ROW([.E11])&gt;90;CHAR(64+COLUMN([.E11])+ROW([.E11])-1-26);CHAR(64+COLUMN([.E11])+ROW([.E11])-1))" office:value-type="string" office:string-value="O" calcext:value-type="string">
            <text:p>O</text:p>
          </table:table-cell>
          <table:table-cell table:formula="of:=IF(63+COLUMN([.F11])+ROW([.F11])&gt;90;CHAR(64+COLUMN([.F11])+ROW([.F11])-1-26);CHAR(64+COLUMN([.F11])+ROW([.F11])-1))" office:value-type="string" office:string-value="P" calcext:value-type="string">
            <text:p>P</text:p>
          </table:table-cell>
          <table:table-cell table:formula="of:=IF(63+COLUMN([.G11])+ROW([.G11])&gt;90;CHAR(64+COLUMN([.G11])+ROW([.G11])-1-26);CHAR(64+COLUMN([.G11])+ROW([.G11])-1))" office:value-type="string" office:string-value="Q" calcext:value-type="string">
            <text:p>Q</text:p>
          </table:table-cell>
          <table:table-cell table:formula="of:=IF(63+COLUMN([.H11])+ROW([.H11])&gt;90;CHAR(64+COLUMN([.H11])+ROW([.H11])-1-26);CHAR(64+COLUMN([.H11])+ROW([.H11])-1))" office:value-type="string" office:string-value="R" calcext:value-type="string">
            <text:p>R</text:p>
          </table:table-cell>
          <table:table-cell table:formula="of:=IF(63+COLUMN([.I11])+ROW([.I11])&gt;90;CHAR(64+COLUMN([.I11])+ROW([.I11])-1-26);CHAR(64+COLUMN([.I11])+ROW([.I11])-1))" office:value-type="string" office:string-value="S" calcext:value-type="string">
            <text:p>S</text:p>
          </table:table-cell>
          <table:table-cell table:formula="of:=IF(63+COLUMN([.J11])+ROW([.J11])&gt;90;CHAR(64+COLUMN([.J11])+ROW([.J11])-1-26);CHAR(64+COLUMN([.J11])+ROW([.J11])-1))" office:value-type="string" office:string-value="T" calcext:value-type="string">
            <text:p>T</text:p>
          </table:table-cell>
          <table:table-cell table:formula="of:=IF(63+COLUMN([.K11])+ROW([.K11])&gt;90;CHAR(64+COLUMN([.K11])+ROW([.K11])-1-26);CHAR(64+COLUMN([.K11])+ROW([.K11])-1))" office:value-type="string" office:string-value="U" calcext:value-type="string">
            <text:p>U</text:p>
          </table:table-cell>
          <table:table-cell table:formula="of:=IF(63+COLUMN([.L11])+ROW([.L11])&gt;90;CHAR(64+COLUMN([.L11])+ROW([.L11])-1-26);CHAR(64+COLUMN([.L11])+ROW([.L11])-1))" office:value-type="string" office:string-value="V" calcext:value-type="string">
            <text:p>V</text:p>
          </table:table-cell>
          <table:table-cell table:formula="of:=IF(63+COLUMN([.M11])+ROW([.M11])&gt;90;CHAR(64+COLUMN([.M11])+ROW([.M11])-1-26);CHAR(64+COLUMN([.M11])+ROW([.M11])-1))" office:value-type="string" office:string-value="W" calcext:value-type="string">
            <text:p>W</text:p>
          </table:table-cell>
          <table:table-cell table:formula="of:=IF(63+COLUMN([.N11])+ROW([.N11])&gt;90;CHAR(64+COLUMN([.N11])+ROW([.N11])-1-26);CHAR(64+COLUMN([.N11])+ROW([.N11])-1))" office:value-type="string" office:string-value="X" calcext:value-type="string">
            <text:p>X</text:p>
          </table:table-cell>
          <table:table-cell table:formula="of:=IF(63+COLUMN([.O11])+ROW([.O11])&gt;90;CHAR(64+COLUMN([.O11])+ROW([.O11])-1-26);CHAR(64+COLUMN([.O11])+ROW([.O11])-1))" office:value-type="string" office:string-value="Y" calcext:value-type="string">
            <text:p>Y</text:p>
          </table:table-cell>
          <table:table-cell table:formula="of:=IF(63+COLUMN([.P11])+ROW([.P11])&gt;90;CHAR(64+COLUMN([.P11])+ROW([.P11])-1-26);CHAR(64+COLUMN([.P11])+ROW([.P11])-1))" office:value-type="string" office:string-value="Z" calcext:value-type="string">
            <text:p>Z</text:p>
          </table:table-cell>
          <table:table-cell table:formula="of:=IF(63+COLUMN([.Q11])+ROW([.Q11])&gt;90;CHAR(64+COLUMN([.Q11])+ROW([.Q11])-1-26);CHAR(64+COLUMN([.Q11])+ROW([.Q11])-1))" office:value-type="string" office:string-value="A" calcext:value-type="string">
            <text:p>A</text:p>
          </table:table-cell>
          <table:table-cell table:formula="of:=IF(63+COLUMN([.R11])+ROW([.R11])&gt;90;CHAR(64+COLUMN([.R11])+ROW([.R11])-1-26);CHAR(64+COLUMN([.R11])+ROW([.R11])-1))" office:value-type="string" office:string-value="B" calcext:value-type="string">
            <text:p>B</text:p>
          </table:table-cell>
          <table:table-cell table:formula="of:=IF(63+COLUMN([.S11])+ROW([.S11])&gt;90;CHAR(64+COLUMN([.S11])+ROW([.S11])-1-26);CHAR(64+COLUMN([.S11])+ROW([.S11])-1))" office:value-type="string" office:string-value="C" calcext:value-type="string">
            <text:p>C</text:p>
          </table:table-cell>
          <table:table-cell table:formula="of:=IF(63+COLUMN([.T11])+ROW([.T11])&gt;90;CHAR(64+COLUMN([.T11])+ROW([.T11])-1-26);CHAR(64+COLUMN([.T11])+ROW([.T11])-1))" office:value-type="string" office:string-value="D" calcext:value-type="string">
            <text:p>D</text:p>
          </table:table-cell>
          <table:table-cell table:formula="of:=IF(63+COLUMN([.U11])+ROW([.U11])&gt;90;CHAR(64+COLUMN([.U11])+ROW([.U11])-1-26);CHAR(64+COLUMN([.U11])+ROW([.U11])-1))" office:value-type="string" office:string-value="E" calcext:value-type="string">
            <text:p>E</text:p>
          </table:table-cell>
          <table:table-cell table:formula="of:=IF(63+COLUMN([.V11])+ROW([.V11])&gt;90;CHAR(64+COLUMN([.V11])+ROW([.V11])-1-26);CHAR(64+COLUMN([.V11])+ROW([.V11])-1))" office:value-type="string" office:string-value="F" calcext:value-type="string">
            <text:p>F</text:p>
          </table:table-cell>
          <table:table-cell table:formula="of:=IF(63+COLUMN([.W11])+ROW([.W11])&gt;90;CHAR(64+COLUMN([.W11])+ROW([.W11])-1-26);CHAR(64+COLUMN([.W11])+ROW([.W11])-1))" office:value-type="string" office:string-value="G" calcext:value-type="string">
            <text:p>G</text:p>
          </table:table-cell>
          <table:table-cell table:formula="of:=IF(63+COLUMN([.X11])+ROW([.X11])&gt;90;CHAR(64+COLUMN([.X11])+ROW([.X11])-1-26);CHAR(64+COLUMN([.X11])+ROW([.X11])-1))" office:value-type="string" office:string-value="H" calcext:value-type="string">
            <text:p>H</text:p>
          </table:table-cell>
          <table:table-cell table:formula="of:=IF(63+COLUMN([.Y11])+ROW([.Y11])&gt;90;CHAR(64+COLUMN([.Y11])+ROW([.Y11])-1-26);CHAR(64+COLUMN([.Y11])+ROW([.Y11])-1))" office:value-type="string" office:string-value="I" calcext:value-type="string">
            <text:p>I</text:p>
          </table:table-cell>
          <table:table-cell table:formula="of:=IF(63+COLUMN([.Z11])+ROW([.Z11])&gt;90;CHAR(64+COLUMN([.Z11])+ROW([.Z11])-1-26);CHAR(64+COLUMN([.Z11])+ROW([.Z11])-1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IF(63+COLUMN([.A12])+ROW([.A12])&gt;90;CHAR(64+COLUMN([.A12])+ROW([.A12])-1-26);CHAR(64+COLUMN([.A12])+ROW([.A12])-1))" office:value-type="string" office:string-value="L" calcext:value-type="string">
            <text:p>L</text:p>
          </table:table-cell>
          <table:table-cell table:formula="of:=IF(63+COLUMN([.B12])+ROW([.B12])&gt;90;CHAR(64+COLUMN([.B12])+ROW([.B12])-1-26);CHAR(64+COLUMN([.B12])+ROW([.B12])-1))" office:value-type="string" office:string-value="M" calcext:value-type="string">
            <text:p>M</text:p>
          </table:table-cell>
          <table:table-cell table:formula="of:=IF(63+COLUMN([.C12])+ROW([.C12])&gt;90;CHAR(64+COLUMN([.C12])+ROW([.C12])-1-26);CHAR(64+COLUMN([.C12])+ROW([.C12])-1))" office:value-type="string" office:string-value="N" calcext:value-type="string">
            <text:p>N</text:p>
          </table:table-cell>
          <table:table-cell table:formula="of:=IF(63+COLUMN([.D12])+ROW([.D12])&gt;90;CHAR(64+COLUMN([.D12])+ROW([.D12])-1-26);CHAR(64+COLUMN([.D12])+ROW([.D12])-1))" office:value-type="string" office:string-value="O" calcext:value-type="string">
            <text:p>O</text:p>
          </table:table-cell>
          <table:table-cell table:formula="of:=IF(63+COLUMN([.E12])+ROW([.E12])&gt;90;CHAR(64+COLUMN([.E12])+ROW([.E12])-1-26);CHAR(64+COLUMN([.E12])+ROW([.E12])-1))" office:value-type="string" office:string-value="P" calcext:value-type="string">
            <text:p>P</text:p>
          </table:table-cell>
          <table:table-cell table:formula="of:=IF(63+COLUMN([.F12])+ROW([.F12])&gt;90;CHAR(64+COLUMN([.F12])+ROW([.F12])-1-26);CHAR(64+COLUMN([.F12])+ROW([.F12])-1))" office:value-type="string" office:string-value="Q" calcext:value-type="string">
            <text:p>Q</text:p>
          </table:table-cell>
          <table:table-cell table:formula="of:=IF(63+COLUMN([.G12])+ROW([.G12])&gt;90;CHAR(64+COLUMN([.G12])+ROW([.G12])-1-26);CHAR(64+COLUMN([.G12])+ROW([.G12])-1))" office:value-type="string" office:string-value="R" calcext:value-type="string">
            <text:p>R</text:p>
          </table:table-cell>
          <table:table-cell table:formula="of:=IF(63+COLUMN([.H12])+ROW([.H12])&gt;90;CHAR(64+COLUMN([.H12])+ROW([.H12])-1-26);CHAR(64+COLUMN([.H12])+ROW([.H12])-1))" office:value-type="string" office:string-value="S" calcext:value-type="string">
            <text:p>S</text:p>
          </table:table-cell>
          <table:table-cell table:formula="of:=IF(63+COLUMN([.I12])+ROW([.I12])&gt;90;CHAR(64+COLUMN([.I12])+ROW([.I12])-1-26);CHAR(64+COLUMN([.I12])+ROW([.I12])-1))" office:value-type="string" office:string-value="T" calcext:value-type="string">
            <text:p>T</text:p>
          </table:table-cell>
          <table:table-cell table:formula="of:=IF(63+COLUMN([.J12])+ROW([.J12])&gt;90;CHAR(64+COLUMN([.J12])+ROW([.J12])-1-26);CHAR(64+COLUMN([.J12])+ROW([.J12])-1))" office:value-type="string" office:string-value="U" calcext:value-type="string">
            <text:p>U</text:p>
          </table:table-cell>
          <table:table-cell table:formula="of:=IF(63+COLUMN([.K12])+ROW([.K12])&gt;90;CHAR(64+COLUMN([.K12])+ROW([.K12])-1-26);CHAR(64+COLUMN([.K12])+ROW([.K12])-1))" office:value-type="string" office:string-value="V" calcext:value-type="string">
            <text:p>V</text:p>
          </table:table-cell>
          <table:table-cell table:formula="of:=IF(63+COLUMN([.L12])+ROW([.L12])&gt;90;CHAR(64+COLUMN([.L12])+ROW([.L12])-1-26);CHAR(64+COLUMN([.L12])+ROW([.L12])-1))" office:value-type="string" office:string-value="W" calcext:value-type="string">
            <text:p>W</text:p>
          </table:table-cell>
          <table:table-cell table:formula="of:=IF(63+COLUMN([.M12])+ROW([.M12])&gt;90;CHAR(64+COLUMN([.M12])+ROW([.M12])-1-26);CHAR(64+COLUMN([.M12])+ROW([.M12])-1))" office:value-type="string" office:string-value="X" calcext:value-type="string">
            <text:p>X</text:p>
          </table:table-cell>
          <table:table-cell table:formula="of:=IF(63+COLUMN([.N12])+ROW([.N12])&gt;90;CHAR(64+COLUMN([.N12])+ROW([.N12])-1-26);CHAR(64+COLUMN([.N12])+ROW([.N12])-1))" office:value-type="string" office:string-value="Y" calcext:value-type="string">
            <text:p>Y</text:p>
          </table:table-cell>
          <table:table-cell table:formula="of:=IF(63+COLUMN([.O12])+ROW([.O12])&gt;90;CHAR(64+COLUMN([.O12])+ROW([.O12])-1-26);CHAR(64+COLUMN([.O12])+ROW([.O12])-1))" office:value-type="string" office:string-value="Z" calcext:value-type="string">
            <text:p>Z</text:p>
          </table:table-cell>
          <table:table-cell table:formula="of:=IF(63+COLUMN([.P12])+ROW([.P12])&gt;90;CHAR(64+COLUMN([.P12])+ROW([.P12])-1-26);CHAR(64+COLUMN([.P12])+ROW([.P12])-1))" office:value-type="string" office:string-value="A" calcext:value-type="string">
            <text:p>A</text:p>
          </table:table-cell>
          <table:table-cell table:formula="of:=IF(63+COLUMN([.Q12])+ROW([.Q12])&gt;90;CHAR(64+COLUMN([.Q12])+ROW([.Q12])-1-26);CHAR(64+COLUMN([.Q12])+ROW([.Q12])-1))" office:value-type="string" office:string-value="B" calcext:value-type="string">
            <text:p>B</text:p>
          </table:table-cell>
          <table:table-cell table:formula="of:=IF(63+COLUMN([.R12])+ROW([.R12])&gt;90;CHAR(64+COLUMN([.R12])+ROW([.R12])-1-26);CHAR(64+COLUMN([.R12])+ROW([.R12])-1))" office:value-type="string" office:string-value="C" calcext:value-type="string">
            <text:p>C</text:p>
          </table:table-cell>
          <table:table-cell table:formula="of:=IF(63+COLUMN([.S12])+ROW([.S12])&gt;90;CHAR(64+COLUMN([.S12])+ROW([.S12])-1-26);CHAR(64+COLUMN([.S12])+ROW([.S12])-1))" office:value-type="string" office:string-value="D" calcext:value-type="string">
            <text:p>D</text:p>
          </table:table-cell>
          <table:table-cell table:formula="of:=IF(63+COLUMN([.T12])+ROW([.T12])&gt;90;CHAR(64+COLUMN([.T12])+ROW([.T12])-1-26);CHAR(64+COLUMN([.T12])+ROW([.T12])-1))" office:value-type="string" office:string-value="E" calcext:value-type="string">
            <text:p>E</text:p>
          </table:table-cell>
          <table:table-cell table:formula="of:=IF(63+COLUMN([.U12])+ROW([.U12])&gt;90;CHAR(64+COLUMN([.U12])+ROW([.U12])-1-26);CHAR(64+COLUMN([.U12])+ROW([.U12])-1))" office:value-type="string" office:string-value="F" calcext:value-type="string">
            <text:p>F</text:p>
          </table:table-cell>
          <table:table-cell table:formula="of:=IF(63+COLUMN([.V12])+ROW([.V12])&gt;90;CHAR(64+COLUMN([.V12])+ROW([.V12])-1-26);CHAR(64+COLUMN([.V12])+ROW([.V12])-1))" office:value-type="string" office:string-value="G" calcext:value-type="string">
            <text:p>G</text:p>
          </table:table-cell>
          <table:table-cell table:formula="of:=IF(63+COLUMN([.W12])+ROW([.W12])&gt;90;CHAR(64+COLUMN([.W12])+ROW([.W12])-1-26);CHAR(64+COLUMN([.W12])+ROW([.W12])-1))" office:value-type="string" office:string-value="H" calcext:value-type="string">
            <text:p>H</text:p>
          </table:table-cell>
          <table:table-cell table:formula="of:=IF(63+COLUMN([.X12])+ROW([.X12])&gt;90;CHAR(64+COLUMN([.X12])+ROW([.X12])-1-26);CHAR(64+COLUMN([.X12])+ROW([.X12])-1))" office:value-type="string" office:string-value="I" calcext:value-type="string">
            <text:p>I</text:p>
          </table:table-cell>
          <table:table-cell table:formula="of:=IF(63+COLUMN([.Y12])+ROW([.Y12])&gt;90;CHAR(64+COLUMN([.Y12])+ROW([.Y12])-1-26);CHAR(64+COLUMN([.Y12])+ROW([.Y12])-1))" office:value-type="string" office:string-value="J" calcext:value-type="string">
            <text:p>J</text:p>
          </table:table-cell>
          <table:table-cell table:formula="of:=IF(63+COLUMN([.Z12])+ROW([.Z12])&gt;90;CHAR(64+COLUMN([.Z12])+ROW([.Z12])-1-26);CHAR(64+COLUMN([.Z12])+ROW([.Z12])-1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IF(63+COLUMN([.A13])+ROW([.A13])&gt;90;CHAR(64+COLUMN([.A13])+ROW([.A13])-1-26);CHAR(64+COLUMN([.A13])+ROW([.A13])-1))" office:value-type="string" office:string-value="M" calcext:value-type="string">
            <text:p>M</text:p>
          </table:table-cell>
          <table:table-cell table:formula="of:=IF(63+COLUMN([.B13])+ROW([.B13])&gt;90;CHAR(64+COLUMN([.B13])+ROW([.B13])-1-26);CHAR(64+COLUMN([.B13])+ROW([.B13])-1))" office:value-type="string" office:string-value="N" calcext:value-type="string">
            <text:p>N</text:p>
          </table:table-cell>
          <table:table-cell table:formula="of:=IF(63+COLUMN([.C13])+ROW([.C13])&gt;90;CHAR(64+COLUMN([.C13])+ROW([.C13])-1-26);CHAR(64+COLUMN([.C13])+ROW([.C13])-1))" office:value-type="string" office:string-value="O" calcext:value-type="string">
            <text:p>O</text:p>
          </table:table-cell>
          <table:table-cell table:formula="of:=IF(63+COLUMN([.D13])+ROW([.D13])&gt;90;CHAR(64+COLUMN([.D13])+ROW([.D13])-1-26);CHAR(64+COLUMN([.D13])+ROW([.D13])-1))" office:value-type="string" office:string-value="P" calcext:value-type="string">
            <text:p>P</text:p>
          </table:table-cell>
          <table:table-cell table:formula="of:=IF(63+COLUMN([.E13])+ROW([.E13])&gt;90;CHAR(64+COLUMN([.E13])+ROW([.E13])-1-26);CHAR(64+COLUMN([.E13])+ROW([.E13])-1))" office:value-type="string" office:string-value="Q" calcext:value-type="string">
            <text:p>Q</text:p>
          </table:table-cell>
          <table:table-cell table:formula="of:=IF(63+COLUMN([.F13])+ROW([.F13])&gt;90;CHAR(64+COLUMN([.F13])+ROW([.F13])-1-26);CHAR(64+COLUMN([.F13])+ROW([.F13])-1))" office:value-type="string" office:string-value="R" calcext:value-type="string">
            <text:p>R</text:p>
          </table:table-cell>
          <table:table-cell table:formula="of:=IF(63+COLUMN([.G13])+ROW([.G13])&gt;90;CHAR(64+COLUMN([.G13])+ROW([.G13])-1-26);CHAR(64+COLUMN([.G13])+ROW([.G13])-1))" office:value-type="string" office:string-value="S" calcext:value-type="string">
            <text:p>S</text:p>
          </table:table-cell>
          <table:table-cell table:formula="of:=IF(63+COLUMN([.H13])+ROW([.H13])&gt;90;CHAR(64+COLUMN([.H13])+ROW([.H13])-1-26);CHAR(64+COLUMN([.H13])+ROW([.H13])-1))" office:value-type="string" office:string-value="T" calcext:value-type="string">
            <text:p>T</text:p>
          </table:table-cell>
          <table:table-cell table:formula="of:=IF(63+COLUMN([.I13])+ROW([.I13])&gt;90;CHAR(64+COLUMN([.I13])+ROW([.I13])-1-26);CHAR(64+COLUMN([.I13])+ROW([.I13])-1))" office:value-type="string" office:string-value="U" calcext:value-type="string">
            <text:p>U</text:p>
          </table:table-cell>
          <table:table-cell table:formula="of:=IF(63+COLUMN([.J13])+ROW([.J13])&gt;90;CHAR(64+COLUMN([.J13])+ROW([.J13])-1-26);CHAR(64+COLUMN([.J13])+ROW([.J13])-1))" office:value-type="string" office:string-value="V" calcext:value-type="string">
            <text:p>V</text:p>
          </table:table-cell>
          <table:table-cell table:formula="of:=IF(63+COLUMN([.K13])+ROW([.K13])&gt;90;CHAR(64+COLUMN([.K13])+ROW([.K13])-1-26);CHAR(64+COLUMN([.K13])+ROW([.K13])-1))" office:value-type="string" office:string-value="W" calcext:value-type="string">
            <text:p>W</text:p>
          </table:table-cell>
          <table:table-cell table:formula="of:=IF(63+COLUMN([.L13])+ROW([.L13])&gt;90;CHAR(64+COLUMN([.L13])+ROW([.L13])-1-26);CHAR(64+COLUMN([.L13])+ROW([.L13])-1))" office:value-type="string" office:string-value="X" calcext:value-type="string">
            <text:p>X</text:p>
          </table:table-cell>
          <table:table-cell table:formula="of:=IF(63+COLUMN([.M13])+ROW([.M13])&gt;90;CHAR(64+COLUMN([.M13])+ROW([.M13])-1-26);CHAR(64+COLUMN([.M13])+ROW([.M13])-1))" office:value-type="string" office:string-value="Y" calcext:value-type="string">
            <text:p>Y</text:p>
          </table:table-cell>
          <table:table-cell table:formula="of:=IF(63+COLUMN([.N13])+ROW([.N13])&gt;90;CHAR(64+COLUMN([.N13])+ROW([.N13])-1-26);CHAR(64+COLUMN([.N13])+ROW([.N13])-1))" office:value-type="string" office:string-value="Z" calcext:value-type="string">
            <text:p>Z</text:p>
          </table:table-cell>
          <table:table-cell table:formula="of:=IF(63+COLUMN([.O13])+ROW([.O13])&gt;90;CHAR(64+COLUMN([.O13])+ROW([.O13])-1-26);CHAR(64+COLUMN([.O13])+ROW([.O13])-1))" office:value-type="string" office:string-value="A" calcext:value-type="string">
            <text:p>A</text:p>
          </table:table-cell>
          <table:table-cell table:formula="of:=IF(63+COLUMN([.P13])+ROW([.P13])&gt;90;CHAR(64+COLUMN([.P13])+ROW([.P13])-1-26);CHAR(64+COLUMN([.P13])+ROW([.P13])-1))" office:value-type="string" office:string-value="B" calcext:value-type="string">
            <text:p>B</text:p>
          </table:table-cell>
          <table:table-cell table:formula="of:=IF(63+COLUMN([.Q13])+ROW([.Q13])&gt;90;CHAR(64+COLUMN([.Q13])+ROW([.Q13])-1-26);CHAR(64+COLUMN([.Q13])+ROW([.Q13])-1))" office:value-type="string" office:string-value="C" calcext:value-type="string">
            <text:p>C</text:p>
          </table:table-cell>
          <table:table-cell table:formula="of:=IF(63+COLUMN([.R13])+ROW([.R13])&gt;90;CHAR(64+COLUMN([.R13])+ROW([.R13])-1-26);CHAR(64+COLUMN([.R13])+ROW([.R13])-1))" office:value-type="string" office:string-value="D" calcext:value-type="string">
            <text:p>D</text:p>
          </table:table-cell>
          <table:table-cell table:formula="of:=IF(63+COLUMN([.S13])+ROW([.S13])&gt;90;CHAR(64+COLUMN([.S13])+ROW([.S13])-1-26);CHAR(64+COLUMN([.S13])+ROW([.S13])-1))" office:value-type="string" office:string-value="E" calcext:value-type="string">
            <text:p>E</text:p>
          </table:table-cell>
          <table:table-cell table:formula="of:=IF(63+COLUMN([.T13])+ROW([.T13])&gt;90;CHAR(64+COLUMN([.T13])+ROW([.T13])-1-26);CHAR(64+COLUMN([.T13])+ROW([.T13])-1))" office:value-type="string" office:string-value="F" calcext:value-type="string">
            <text:p>F</text:p>
          </table:table-cell>
          <table:table-cell table:formula="of:=IF(63+COLUMN([.U13])+ROW([.U13])&gt;90;CHAR(64+COLUMN([.U13])+ROW([.U13])-1-26);CHAR(64+COLUMN([.U13])+ROW([.U13])-1))" office:value-type="string" office:string-value="G" calcext:value-type="string">
            <text:p>G</text:p>
          </table:table-cell>
          <table:table-cell table:formula="of:=IF(63+COLUMN([.V13])+ROW([.V13])&gt;90;CHAR(64+COLUMN([.V13])+ROW([.V13])-1-26);CHAR(64+COLUMN([.V13])+ROW([.V13])-1))" office:value-type="string" office:string-value="H" calcext:value-type="string">
            <text:p>H</text:p>
          </table:table-cell>
          <table:table-cell table:formula="of:=IF(63+COLUMN([.W13])+ROW([.W13])&gt;90;CHAR(64+COLUMN([.W13])+ROW([.W13])-1-26);CHAR(64+COLUMN([.W13])+ROW([.W13])-1))" office:value-type="string" office:string-value="I" calcext:value-type="string">
            <text:p>I</text:p>
          </table:table-cell>
          <table:table-cell table:formula="of:=IF(63+COLUMN([.X13])+ROW([.X13])&gt;90;CHAR(64+COLUMN([.X13])+ROW([.X13])-1-26);CHAR(64+COLUMN([.X13])+ROW([.X13])-1))" office:value-type="string" office:string-value="J" calcext:value-type="string">
            <text:p>J</text:p>
          </table:table-cell>
          <table:table-cell table:formula="of:=IF(63+COLUMN([.Y13])+ROW([.Y13])&gt;90;CHAR(64+COLUMN([.Y13])+ROW([.Y13])-1-26);CHAR(64+COLUMN([.Y13])+ROW([.Y13])-1))" office:value-type="string" office:string-value="K" calcext:value-type="string">
            <text:p>K</text:p>
          </table:table-cell>
          <table:table-cell table:formula="of:=IF(63+COLUMN([.Z13])+ROW([.Z13])&gt;90;CHAR(64+COLUMN([.Z13])+ROW([.Z13])-1-26);CHAR(64+COLUMN([.Z13])+ROW([.Z13])-1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IF(63+COLUMN([.A14])+ROW([.A14])&gt;90;CHAR(64+COLUMN([.A14])+ROW([.A14])-1-26);CHAR(64+COLUMN([.A14])+ROW([.A14])-1))" office:value-type="string" office:string-value="N" calcext:value-type="string">
            <text:p>N</text:p>
          </table:table-cell>
          <table:table-cell table:formula="of:=IF(63+COLUMN([.B14])+ROW([.B14])&gt;90;CHAR(64+COLUMN([.B14])+ROW([.B14])-1-26);CHAR(64+COLUMN([.B14])+ROW([.B14])-1))" office:value-type="string" office:string-value="O" calcext:value-type="string">
            <text:p>O</text:p>
          </table:table-cell>
          <table:table-cell table:formula="of:=IF(63+COLUMN([.C14])+ROW([.C14])&gt;90;CHAR(64+COLUMN([.C14])+ROW([.C14])-1-26);CHAR(64+COLUMN([.C14])+ROW([.C14])-1))" office:value-type="string" office:string-value="P" calcext:value-type="string">
            <text:p>P</text:p>
          </table:table-cell>
          <table:table-cell table:formula="of:=IF(63+COLUMN([.D14])+ROW([.D14])&gt;90;CHAR(64+COLUMN([.D14])+ROW([.D14])-1-26);CHAR(64+COLUMN([.D14])+ROW([.D14])-1))" office:value-type="string" office:string-value="Q" calcext:value-type="string">
            <text:p>Q</text:p>
          </table:table-cell>
          <table:table-cell table:formula="of:=IF(63+COLUMN([.E14])+ROW([.E14])&gt;90;CHAR(64+COLUMN([.E14])+ROW([.E14])-1-26);CHAR(64+COLUMN([.E14])+ROW([.E14])-1))" office:value-type="string" office:string-value="R" calcext:value-type="string">
            <text:p>R</text:p>
          </table:table-cell>
          <table:table-cell table:formula="of:=IF(63+COLUMN([.F14])+ROW([.F14])&gt;90;CHAR(64+COLUMN([.F14])+ROW([.F14])-1-26);CHAR(64+COLUMN([.F14])+ROW([.F14])-1))" office:value-type="string" office:string-value="S" calcext:value-type="string">
            <text:p>S</text:p>
          </table:table-cell>
          <table:table-cell table:formula="of:=IF(63+COLUMN([.G14])+ROW([.G14])&gt;90;CHAR(64+COLUMN([.G14])+ROW([.G14])-1-26);CHAR(64+COLUMN([.G14])+ROW([.G14])-1))" office:value-type="string" office:string-value="T" calcext:value-type="string">
            <text:p>T</text:p>
          </table:table-cell>
          <table:table-cell table:formula="of:=IF(63+COLUMN([.H14])+ROW([.H14])&gt;90;CHAR(64+COLUMN([.H14])+ROW([.H14])-1-26);CHAR(64+COLUMN([.H14])+ROW([.H14])-1))" office:value-type="string" office:string-value="U" calcext:value-type="string">
            <text:p>U</text:p>
          </table:table-cell>
          <table:table-cell table:formula="of:=IF(63+COLUMN([.I14])+ROW([.I14])&gt;90;CHAR(64+COLUMN([.I14])+ROW([.I14])-1-26);CHAR(64+COLUMN([.I14])+ROW([.I14])-1))" office:value-type="string" office:string-value="V" calcext:value-type="string">
            <text:p>V</text:p>
          </table:table-cell>
          <table:table-cell table:formula="of:=IF(63+COLUMN([.J14])+ROW([.J14])&gt;90;CHAR(64+COLUMN([.J14])+ROW([.J14])-1-26);CHAR(64+COLUMN([.J14])+ROW([.J14])-1))" office:value-type="string" office:string-value="W" calcext:value-type="string">
            <text:p>W</text:p>
          </table:table-cell>
          <table:table-cell table:formula="of:=IF(63+COLUMN([.K14])+ROW([.K14])&gt;90;CHAR(64+COLUMN([.K14])+ROW([.K14])-1-26);CHAR(64+COLUMN([.K14])+ROW([.K14])-1))" office:value-type="string" office:string-value="X" calcext:value-type="string">
            <text:p>X</text:p>
          </table:table-cell>
          <table:table-cell table:formula="of:=IF(63+COLUMN([.L14])+ROW([.L14])&gt;90;CHAR(64+COLUMN([.L14])+ROW([.L14])-1-26);CHAR(64+COLUMN([.L14])+ROW([.L14])-1))" office:value-type="string" office:string-value="Y" calcext:value-type="string">
            <text:p>Y</text:p>
          </table:table-cell>
          <table:table-cell table:formula="of:=IF(63+COLUMN([.M14])+ROW([.M14])&gt;90;CHAR(64+COLUMN([.M14])+ROW([.M14])-1-26);CHAR(64+COLUMN([.M14])+ROW([.M14])-1))" office:value-type="string" office:string-value="Z" calcext:value-type="string">
            <text:p>Z</text:p>
          </table:table-cell>
          <table:table-cell table:formula="of:=IF(63+COLUMN([.N14])+ROW([.N14])&gt;90;CHAR(64+COLUMN([.N14])+ROW([.N14])-1-26);CHAR(64+COLUMN([.N14])+ROW([.N14])-1))" office:value-type="string" office:string-value="A" calcext:value-type="string">
            <text:p>A</text:p>
          </table:table-cell>
          <table:table-cell table:formula="of:=IF(63+COLUMN([.O14])+ROW([.O14])&gt;90;CHAR(64+COLUMN([.O14])+ROW([.O14])-1-26);CHAR(64+COLUMN([.O14])+ROW([.O14])-1))" office:value-type="string" office:string-value="B" calcext:value-type="string">
            <text:p>B</text:p>
          </table:table-cell>
          <table:table-cell table:formula="of:=IF(63+COLUMN([.P14])+ROW([.P14])&gt;90;CHAR(64+COLUMN([.P14])+ROW([.P14])-1-26);CHAR(64+COLUMN([.P14])+ROW([.P14])-1))" office:value-type="string" office:string-value="C" calcext:value-type="string">
            <text:p>C</text:p>
          </table:table-cell>
          <table:table-cell table:formula="of:=IF(63+COLUMN([.Q14])+ROW([.Q14])&gt;90;CHAR(64+COLUMN([.Q14])+ROW([.Q14])-1-26);CHAR(64+COLUMN([.Q14])+ROW([.Q14])-1))" office:value-type="string" office:string-value="D" calcext:value-type="string">
            <text:p>D</text:p>
          </table:table-cell>
          <table:table-cell table:formula="of:=IF(63+COLUMN([.R14])+ROW([.R14])&gt;90;CHAR(64+COLUMN([.R14])+ROW([.R14])-1-26);CHAR(64+COLUMN([.R14])+ROW([.R14])-1))" office:value-type="string" office:string-value="E" calcext:value-type="string">
            <text:p>E</text:p>
          </table:table-cell>
          <table:table-cell table:formula="of:=IF(63+COLUMN([.S14])+ROW([.S14])&gt;90;CHAR(64+COLUMN([.S14])+ROW([.S14])-1-26);CHAR(64+COLUMN([.S14])+ROW([.S14])-1))" office:value-type="string" office:string-value="F" calcext:value-type="string">
            <text:p>F</text:p>
          </table:table-cell>
          <table:table-cell table:formula="of:=IF(63+COLUMN([.T14])+ROW([.T14])&gt;90;CHAR(64+COLUMN([.T14])+ROW([.T14])-1-26);CHAR(64+COLUMN([.T14])+ROW([.T14])-1))" office:value-type="string" office:string-value="G" calcext:value-type="string">
            <text:p>G</text:p>
          </table:table-cell>
          <table:table-cell table:formula="of:=IF(63+COLUMN([.U14])+ROW([.U14])&gt;90;CHAR(64+COLUMN([.U14])+ROW([.U14])-1-26);CHAR(64+COLUMN([.U14])+ROW([.U14])-1))" office:value-type="string" office:string-value="H" calcext:value-type="string">
            <text:p>H</text:p>
          </table:table-cell>
          <table:table-cell table:formula="of:=IF(63+COLUMN([.V14])+ROW([.V14])&gt;90;CHAR(64+COLUMN([.V14])+ROW([.V14])-1-26);CHAR(64+COLUMN([.V14])+ROW([.V14])-1))" office:value-type="string" office:string-value="I" calcext:value-type="string">
            <text:p>I</text:p>
          </table:table-cell>
          <table:table-cell table:formula="of:=IF(63+COLUMN([.W14])+ROW([.W14])&gt;90;CHAR(64+COLUMN([.W14])+ROW([.W14])-1-26);CHAR(64+COLUMN([.W14])+ROW([.W14])-1))" office:value-type="string" office:string-value="J" calcext:value-type="string">
            <text:p>J</text:p>
          </table:table-cell>
          <table:table-cell table:formula="of:=IF(63+COLUMN([.X14])+ROW([.X14])&gt;90;CHAR(64+COLUMN([.X14])+ROW([.X14])-1-26);CHAR(64+COLUMN([.X14])+ROW([.X14])-1))" office:value-type="string" office:string-value="K" calcext:value-type="string">
            <text:p>K</text:p>
          </table:table-cell>
          <table:table-cell table:formula="of:=IF(63+COLUMN([.Y14])+ROW([.Y14])&gt;90;CHAR(64+COLUMN([.Y14])+ROW([.Y14])-1-26);CHAR(64+COLUMN([.Y14])+ROW([.Y14])-1))" office:value-type="string" office:string-value="L" calcext:value-type="string">
            <text:p>L</text:p>
          </table:table-cell>
          <table:table-cell table:formula="of:=IF(63+COLUMN([.Z14])+ROW([.Z14])&gt;90;CHAR(64+COLUMN([.Z14])+ROW([.Z14])-1-26);CHAR(64+COLUMN([.Z14])+ROW([.Z14])-1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IF(63+COLUMN([.A15])+ROW([.A15])&gt;90;CHAR(64+COLUMN([.A15])+ROW([.A15])-1-26);CHAR(64+COLUMN([.A15])+ROW([.A15])-1))" office:value-type="string" office:string-value="O" calcext:value-type="string">
            <text:p>O</text:p>
          </table:table-cell>
          <table:table-cell table:formula="of:=IF(63+COLUMN([.B15])+ROW([.B15])&gt;90;CHAR(64+COLUMN([.B15])+ROW([.B15])-1-26);CHAR(64+COLUMN([.B15])+ROW([.B15])-1))" office:value-type="string" office:string-value="P" calcext:value-type="string">
            <text:p>P</text:p>
          </table:table-cell>
          <table:table-cell table:formula="of:=IF(63+COLUMN([.C15])+ROW([.C15])&gt;90;CHAR(64+COLUMN([.C15])+ROW([.C15])-1-26);CHAR(64+COLUMN([.C15])+ROW([.C15])-1))" office:value-type="string" office:string-value="Q" calcext:value-type="string">
            <text:p>Q</text:p>
          </table:table-cell>
          <table:table-cell table:formula="of:=IF(63+COLUMN([.D15])+ROW([.D15])&gt;90;CHAR(64+COLUMN([.D15])+ROW([.D15])-1-26);CHAR(64+COLUMN([.D15])+ROW([.D15])-1))" office:value-type="string" office:string-value="R" calcext:value-type="string">
            <text:p>R</text:p>
          </table:table-cell>
          <table:table-cell table:formula="of:=IF(63+COLUMN([.E15])+ROW([.E15])&gt;90;CHAR(64+COLUMN([.E15])+ROW([.E15])-1-26);CHAR(64+COLUMN([.E15])+ROW([.E15])-1))" office:value-type="string" office:string-value="S" calcext:value-type="string">
            <text:p>S</text:p>
          </table:table-cell>
          <table:table-cell table:formula="of:=IF(63+COLUMN([.F15])+ROW([.F15])&gt;90;CHAR(64+COLUMN([.F15])+ROW([.F15])-1-26);CHAR(64+COLUMN([.F15])+ROW([.F15])-1))" office:value-type="string" office:string-value="T" calcext:value-type="string">
            <text:p>T</text:p>
          </table:table-cell>
          <table:table-cell table:formula="of:=IF(63+COLUMN([.G15])+ROW([.G15])&gt;90;CHAR(64+COLUMN([.G15])+ROW([.G15])-1-26);CHAR(64+COLUMN([.G15])+ROW([.G15])-1))" office:value-type="string" office:string-value="U" calcext:value-type="string">
            <text:p>U</text:p>
          </table:table-cell>
          <table:table-cell table:formula="of:=IF(63+COLUMN([.H15])+ROW([.H15])&gt;90;CHAR(64+COLUMN([.H15])+ROW([.H15])-1-26);CHAR(64+COLUMN([.H15])+ROW([.H15])-1))" office:value-type="string" office:string-value="V" calcext:value-type="string">
            <text:p>V</text:p>
          </table:table-cell>
          <table:table-cell table:formula="of:=IF(63+COLUMN([.I15])+ROW([.I15])&gt;90;CHAR(64+COLUMN([.I15])+ROW([.I15])-1-26);CHAR(64+COLUMN([.I15])+ROW([.I15])-1))" office:value-type="string" office:string-value="W" calcext:value-type="string">
            <text:p>W</text:p>
          </table:table-cell>
          <table:table-cell table:formula="of:=IF(63+COLUMN([.J15])+ROW([.J15])&gt;90;CHAR(64+COLUMN([.J15])+ROW([.J15])-1-26);CHAR(64+COLUMN([.J15])+ROW([.J15])-1))" office:value-type="string" office:string-value="X" calcext:value-type="string">
            <text:p>X</text:p>
          </table:table-cell>
          <table:table-cell table:formula="of:=IF(63+COLUMN([.K15])+ROW([.K15])&gt;90;CHAR(64+COLUMN([.K15])+ROW([.K15])-1-26);CHAR(64+COLUMN([.K15])+ROW([.K15])-1))" office:value-type="string" office:string-value="Y" calcext:value-type="string">
            <text:p>Y</text:p>
          </table:table-cell>
          <table:table-cell table:formula="of:=IF(63+COLUMN([.L15])+ROW([.L15])&gt;90;CHAR(64+COLUMN([.L15])+ROW([.L15])-1-26);CHAR(64+COLUMN([.L15])+ROW([.L15])-1))" office:value-type="string" office:string-value="Z" calcext:value-type="string">
            <text:p>Z</text:p>
          </table:table-cell>
          <table:table-cell table:formula="of:=IF(63+COLUMN([.M15])+ROW([.M15])&gt;90;CHAR(64+COLUMN([.M15])+ROW([.M15])-1-26);CHAR(64+COLUMN([.M15])+ROW([.M15])-1))" office:value-type="string" office:string-value="A" calcext:value-type="string">
            <text:p>A</text:p>
          </table:table-cell>
          <table:table-cell table:formula="of:=IF(63+COLUMN([.N15])+ROW([.N15])&gt;90;CHAR(64+COLUMN([.N15])+ROW([.N15])-1-26);CHAR(64+COLUMN([.N15])+ROW([.N15])-1))" office:value-type="string" office:string-value="B" calcext:value-type="string">
            <text:p>B</text:p>
          </table:table-cell>
          <table:table-cell table:formula="of:=IF(63+COLUMN([.O15])+ROW([.O15])&gt;90;CHAR(64+COLUMN([.O15])+ROW([.O15])-1-26);CHAR(64+COLUMN([.O15])+ROW([.O15])-1))" office:value-type="string" office:string-value="C" calcext:value-type="string">
            <text:p>C</text:p>
          </table:table-cell>
          <table:table-cell table:formula="of:=IF(63+COLUMN([.P15])+ROW([.P15])&gt;90;CHAR(64+COLUMN([.P15])+ROW([.P15])-1-26);CHAR(64+COLUMN([.P15])+ROW([.P15])-1))" office:value-type="string" office:string-value="D" calcext:value-type="string">
            <text:p>D</text:p>
          </table:table-cell>
          <table:table-cell table:formula="of:=IF(63+COLUMN([.Q15])+ROW([.Q15])&gt;90;CHAR(64+COLUMN([.Q15])+ROW([.Q15])-1-26);CHAR(64+COLUMN([.Q15])+ROW([.Q15])-1))" office:value-type="string" office:string-value="E" calcext:value-type="string">
            <text:p>E</text:p>
          </table:table-cell>
          <table:table-cell table:formula="of:=IF(63+COLUMN([.R15])+ROW([.R15])&gt;90;CHAR(64+COLUMN([.R15])+ROW([.R15])-1-26);CHAR(64+COLUMN([.R15])+ROW([.R15])-1))" office:value-type="string" office:string-value="F" calcext:value-type="string">
            <text:p>F</text:p>
          </table:table-cell>
          <table:table-cell table:formula="of:=IF(63+COLUMN([.S15])+ROW([.S15])&gt;90;CHAR(64+COLUMN([.S15])+ROW([.S15])-1-26);CHAR(64+COLUMN([.S15])+ROW([.S15])-1))" office:value-type="string" office:string-value="G" calcext:value-type="string">
            <text:p>G</text:p>
          </table:table-cell>
          <table:table-cell table:formula="of:=IF(63+COLUMN([.T15])+ROW([.T15])&gt;90;CHAR(64+COLUMN([.T15])+ROW([.T15])-1-26);CHAR(64+COLUMN([.T15])+ROW([.T15])-1))" office:value-type="string" office:string-value="H" calcext:value-type="string">
            <text:p>H</text:p>
          </table:table-cell>
          <table:table-cell table:formula="of:=IF(63+COLUMN([.U15])+ROW([.U15])&gt;90;CHAR(64+COLUMN([.U15])+ROW([.U15])-1-26);CHAR(64+COLUMN([.U15])+ROW([.U15])-1))" office:value-type="string" office:string-value="I" calcext:value-type="string">
            <text:p>I</text:p>
          </table:table-cell>
          <table:table-cell table:formula="of:=IF(63+COLUMN([.V15])+ROW([.V15])&gt;90;CHAR(64+COLUMN([.V15])+ROW([.V15])-1-26);CHAR(64+COLUMN([.V15])+ROW([.V15])-1))" office:value-type="string" office:string-value="J" calcext:value-type="string">
            <text:p>J</text:p>
          </table:table-cell>
          <table:table-cell table:formula="of:=IF(63+COLUMN([.W15])+ROW([.W15])&gt;90;CHAR(64+COLUMN([.W15])+ROW([.W15])-1-26);CHAR(64+COLUMN([.W15])+ROW([.W15])-1))" office:value-type="string" office:string-value="K" calcext:value-type="string">
            <text:p>K</text:p>
          </table:table-cell>
          <table:table-cell table:formula="of:=IF(63+COLUMN([.X15])+ROW([.X15])&gt;90;CHAR(64+COLUMN([.X15])+ROW([.X15])-1-26);CHAR(64+COLUMN([.X15])+ROW([.X15])-1))" office:value-type="string" office:string-value="L" calcext:value-type="string">
            <text:p>L</text:p>
          </table:table-cell>
          <table:table-cell table:formula="of:=IF(63+COLUMN([.Y15])+ROW([.Y15])&gt;90;CHAR(64+COLUMN([.Y15])+ROW([.Y15])-1-26);CHAR(64+COLUMN([.Y15])+ROW([.Y15])-1))" office:value-type="string" office:string-value="M" calcext:value-type="string">
            <text:p>M</text:p>
          </table:table-cell>
          <table:table-cell table:formula="of:=IF(63+COLUMN([.Z15])+ROW([.Z15])&gt;90;CHAR(64+COLUMN([.Z15])+ROW([.Z15])-1-26);CHAR(64+COLUMN([.Z15])+ROW([.Z15])-1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IF(63+COLUMN([.A16])+ROW([.A16])&gt;90;CHAR(64+COLUMN([.A16])+ROW([.A16])-1-26);CHAR(64+COLUMN([.A16])+ROW([.A16])-1))" office:value-type="string" office:string-value="P" calcext:value-type="string">
            <text:p>P</text:p>
          </table:table-cell>
          <table:table-cell table:formula="of:=IF(63+COLUMN([.B16])+ROW([.B16])&gt;90;CHAR(64+COLUMN([.B16])+ROW([.B16])-1-26);CHAR(64+COLUMN([.B16])+ROW([.B16])-1))" office:value-type="string" office:string-value="Q" calcext:value-type="string">
            <text:p>Q</text:p>
          </table:table-cell>
          <table:table-cell table:formula="of:=IF(63+COLUMN([.C16])+ROW([.C16])&gt;90;CHAR(64+COLUMN([.C16])+ROW([.C16])-1-26);CHAR(64+COLUMN([.C16])+ROW([.C16])-1))" office:value-type="string" office:string-value="R" calcext:value-type="string">
            <text:p>R</text:p>
          </table:table-cell>
          <table:table-cell table:formula="of:=IF(63+COLUMN([.D16])+ROW([.D16])&gt;90;CHAR(64+COLUMN([.D16])+ROW([.D16])-1-26);CHAR(64+COLUMN([.D16])+ROW([.D16])-1))" office:value-type="string" office:string-value="S" calcext:value-type="string">
            <text:p>S</text:p>
          </table:table-cell>
          <table:table-cell table:formula="of:=IF(63+COLUMN([.E16])+ROW([.E16])&gt;90;CHAR(64+COLUMN([.E16])+ROW([.E16])-1-26);CHAR(64+COLUMN([.E16])+ROW([.E16])-1))" office:value-type="string" office:string-value="T" calcext:value-type="string">
            <text:p>T</text:p>
          </table:table-cell>
          <table:table-cell table:formula="of:=IF(63+COLUMN([.F16])+ROW([.F16])&gt;90;CHAR(64+COLUMN([.F16])+ROW([.F16])-1-26);CHAR(64+COLUMN([.F16])+ROW([.F16])-1))" office:value-type="string" office:string-value="U" calcext:value-type="string">
            <text:p>U</text:p>
          </table:table-cell>
          <table:table-cell table:formula="of:=IF(63+COLUMN([.G16])+ROW([.G16])&gt;90;CHAR(64+COLUMN([.G16])+ROW([.G16])-1-26);CHAR(64+COLUMN([.G16])+ROW([.G16])-1))" office:value-type="string" office:string-value="V" calcext:value-type="string">
            <text:p>V</text:p>
          </table:table-cell>
          <table:table-cell table:formula="of:=IF(63+COLUMN([.H16])+ROW([.H16])&gt;90;CHAR(64+COLUMN([.H16])+ROW([.H16])-1-26);CHAR(64+COLUMN([.H16])+ROW([.H16])-1))" office:value-type="string" office:string-value="W" calcext:value-type="string">
            <text:p>W</text:p>
          </table:table-cell>
          <table:table-cell table:formula="of:=IF(63+COLUMN([.I16])+ROW([.I16])&gt;90;CHAR(64+COLUMN([.I16])+ROW([.I16])-1-26);CHAR(64+COLUMN([.I16])+ROW([.I16])-1))" office:value-type="string" office:string-value="X" calcext:value-type="string">
            <text:p>X</text:p>
          </table:table-cell>
          <table:table-cell table:formula="of:=IF(63+COLUMN([.J16])+ROW([.J16])&gt;90;CHAR(64+COLUMN([.J16])+ROW([.J16])-1-26);CHAR(64+COLUMN([.J16])+ROW([.J16])-1))" office:value-type="string" office:string-value="Y" calcext:value-type="string">
            <text:p>Y</text:p>
          </table:table-cell>
          <table:table-cell table:formula="of:=IF(63+COLUMN([.K16])+ROW([.K16])&gt;90;CHAR(64+COLUMN([.K16])+ROW([.K16])-1-26);CHAR(64+COLUMN([.K16])+ROW([.K16])-1))" office:value-type="string" office:string-value="Z" calcext:value-type="string">
            <text:p>Z</text:p>
          </table:table-cell>
          <table:table-cell table:formula="of:=IF(63+COLUMN([.L16])+ROW([.L16])&gt;90;CHAR(64+COLUMN([.L16])+ROW([.L16])-1-26);CHAR(64+COLUMN([.L16])+ROW([.L16])-1))" office:value-type="string" office:string-value="A" calcext:value-type="string">
            <text:p>A</text:p>
          </table:table-cell>
          <table:table-cell table:formula="of:=IF(63+COLUMN([.M16])+ROW([.M16])&gt;90;CHAR(64+COLUMN([.M16])+ROW([.M16])-1-26);CHAR(64+COLUMN([.M16])+ROW([.M16])-1))" office:value-type="string" office:string-value="B" calcext:value-type="string">
            <text:p>B</text:p>
          </table:table-cell>
          <table:table-cell table:formula="of:=IF(63+COLUMN([.N16])+ROW([.N16])&gt;90;CHAR(64+COLUMN([.N16])+ROW([.N16])-1-26);CHAR(64+COLUMN([.N16])+ROW([.N16])-1))" office:value-type="string" office:string-value="C" calcext:value-type="string">
            <text:p>C</text:p>
          </table:table-cell>
          <table:table-cell table:formula="of:=IF(63+COLUMN([.O16])+ROW([.O16])&gt;90;CHAR(64+COLUMN([.O16])+ROW([.O16])-1-26);CHAR(64+COLUMN([.O16])+ROW([.O16])-1))" office:value-type="string" office:string-value="D" calcext:value-type="string">
            <text:p>D</text:p>
          </table:table-cell>
          <table:table-cell table:formula="of:=IF(63+COLUMN([.P16])+ROW([.P16])&gt;90;CHAR(64+COLUMN([.P16])+ROW([.P16])-1-26);CHAR(64+COLUMN([.P16])+ROW([.P16])-1))" office:value-type="string" office:string-value="E" calcext:value-type="string">
            <text:p>E</text:p>
          </table:table-cell>
          <table:table-cell table:formula="of:=IF(63+COLUMN([.Q16])+ROW([.Q16])&gt;90;CHAR(64+COLUMN([.Q16])+ROW([.Q16])-1-26);CHAR(64+COLUMN([.Q16])+ROW([.Q16])-1))" office:value-type="string" office:string-value="F" calcext:value-type="string">
            <text:p>F</text:p>
          </table:table-cell>
          <table:table-cell table:formula="of:=IF(63+COLUMN([.R16])+ROW([.R16])&gt;90;CHAR(64+COLUMN([.R16])+ROW([.R16])-1-26);CHAR(64+COLUMN([.R16])+ROW([.R16])-1))" office:value-type="string" office:string-value="G" calcext:value-type="string">
            <text:p>G</text:p>
          </table:table-cell>
          <table:table-cell table:formula="of:=IF(63+COLUMN([.S16])+ROW([.S16])&gt;90;CHAR(64+COLUMN([.S16])+ROW([.S16])-1-26);CHAR(64+COLUMN([.S16])+ROW([.S16])-1))" office:value-type="string" office:string-value="H" calcext:value-type="string">
            <text:p>H</text:p>
          </table:table-cell>
          <table:table-cell table:formula="of:=IF(63+COLUMN([.T16])+ROW([.T16])&gt;90;CHAR(64+COLUMN([.T16])+ROW([.T16])-1-26);CHAR(64+COLUMN([.T16])+ROW([.T16])-1))" office:value-type="string" office:string-value="I" calcext:value-type="string">
            <text:p>I</text:p>
          </table:table-cell>
          <table:table-cell table:formula="of:=IF(63+COLUMN([.U16])+ROW([.U16])&gt;90;CHAR(64+COLUMN([.U16])+ROW([.U16])-1-26);CHAR(64+COLUMN([.U16])+ROW([.U16])-1))" office:value-type="string" office:string-value="J" calcext:value-type="string">
            <text:p>J</text:p>
          </table:table-cell>
          <table:table-cell table:formula="of:=IF(63+COLUMN([.V16])+ROW([.V16])&gt;90;CHAR(64+COLUMN([.V16])+ROW([.V16])-1-26);CHAR(64+COLUMN([.V16])+ROW([.V16])-1))" office:value-type="string" office:string-value="K" calcext:value-type="string">
            <text:p>K</text:p>
          </table:table-cell>
          <table:table-cell table:formula="of:=IF(63+COLUMN([.W16])+ROW([.W16])&gt;90;CHAR(64+COLUMN([.W16])+ROW([.W16])-1-26);CHAR(64+COLUMN([.W16])+ROW([.W16])-1))" office:value-type="string" office:string-value="L" calcext:value-type="string">
            <text:p>L</text:p>
          </table:table-cell>
          <table:table-cell table:formula="of:=IF(63+COLUMN([.X16])+ROW([.X16])&gt;90;CHAR(64+COLUMN([.X16])+ROW([.X16])-1-26);CHAR(64+COLUMN([.X16])+ROW([.X16])-1))" office:value-type="string" office:string-value="M" calcext:value-type="string">
            <text:p>M</text:p>
          </table:table-cell>
          <table:table-cell table:formula="of:=IF(63+COLUMN([.Y16])+ROW([.Y16])&gt;90;CHAR(64+COLUMN([.Y16])+ROW([.Y16])-1-26);CHAR(64+COLUMN([.Y16])+ROW([.Y16])-1))" office:value-type="string" office:string-value="N" calcext:value-type="string">
            <text:p>N</text:p>
          </table:table-cell>
          <table:table-cell table:formula="of:=IF(63+COLUMN([.Z16])+ROW([.Z16])&gt;90;CHAR(64+COLUMN([.Z16])+ROW([.Z16])-1-26);CHAR(64+COLUMN([.Z16])+ROW([.Z16])-1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IF(63+COLUMN([.A17])+ROW([.A17])&gt;90;CHAR(64+COLUMN([.A17])+ROW([.A17])-1-26);CHAR(64+COLUMN([.A17])+ROW([.A17])-1))" office:value-type="string" office:string-value="Q" calcext:value-type="string">
            <text:p>Q</text:p>
          </table:table-cell>
          <table:table-cell table:formula="of:=IF(63+COLUMN([.B17])+ROW([.B17])&gt;90;CHAR(64+COLUMN([.B17])+ROW([.B17])-1-26);CHAR(64+COLUMN([.B17])+ROW([.B17])-1))" office:value-type="string" office:string-value="R" calcext:value-type="string">
            <text:p>R</text:p>
          </table:table-cell>
          <table:table-cell table:formula="of:=IF(63+COLUMN([.C17])+ROW([.C17])&gt;90;CHAR(64+COLUMN([.C17])+ROW([.C17])-1-26);CHAR(64+COLUMN([.C17])+ROW([.C17])-1))" office:value-type="string" office:string-value="S" calcext:value-type="string">
            <text:p>S</text:p>
          </table:table-cell>
          <table:table-cell table:formula="of:=IF(63+COLUMN([.D17])+ROW([.D17])&gt;90;CHAR(64+COLUMN([.D17])+ROW([.D17])-1-26);CHAR(64+COLUMN([.D17])+ROW([.D17])-1))" office:value-type="string" office:string-value="T" calcext:value-type="string">
            <text:p>T</text:p>
          </table:table-cell>
          <table:table-cell table:formula="of:=IF(63+COLUMN([.E17])+ROW([.E17])&gt;90;CHAR(64+COLUMN([.E17])+ROW([.E17])-1-26);CHAR(64+COLUMN([.E17])+ROW([.E17])-1))" office:value-type="string" office:string-value="U" calcext:value-type="string">
            <text:p>U</text:p>
          </table:table-cell>
          <table:table-cell table:formula="of:=IF(63+COLUMN([.F17])+ROW([.F17])&gt;90;CHAR(64+COLUMN([.F17])+ROW([.F17])-1-26);CHAR(64+COLUMN([.F17])+ROW([.F17])-1))" office:value-type="string" office:string-value="V" calcext:value-type="string">
            <text:p>V</text:p>
          </table:table-cell>
          <table:table-cell table:formula="of:=IF(63+COLUMN([.G17])+ROW([.G17])&gt;90;CHAR(64+COLUMN([.G17])+ROW([.G17])-1-26);CHAR(64+COLUMN([.G17])+ROW([.G17])-1))" office:value-type="string" office:string-value="W" calcext:value-type="string">
            <text:p>W</text:p>
          </table:table-cell>
          <table:table-cell table:formula="of:=IF(63+COLUMN([.H17])+ROW([.H17])&gt;90;CHAR(64+COLUMN([.H17])+ROW([.H17])-1-26);CHAR(64+COLUMN([.H17])+ROW([.H17])-1))" office:value-type="string" office:string-value="X" calcext:value-type="string">
            <text:p>X</text:p>
          </table:table-cell>
          <table:table-cell table:formula="of:=IF(63+COLUMN([.I17])+ROW([.I17])&gt;90;CHAR(64+COLUMN([.I17])+ROW([.I17])-1-26);CHAR(64+COLUMN([.I17])+ROW([.I17])-1))" office:value-type="string" office:string-value="Y" calcext:value-type="string">
            <text:p>Y</text:p>
          </table:table-cell>
          <table:table-cell table:formula="of:=IF(63+COLUMN([.J17])+ROW([.J17])&gt;90;CHAR(64+COLUMN([.J17])+ROW([.J17])-1-26);CHAR(64+COLUMN([.J17])+ROW([.J17])-1))" office:value-type="string" office:string-value="Z" calcext:value-type="string">
            <text:p>Z</text:p>
          </table:table-cell>
          <table:table-cell table:formula="of:=IF(63+COLUMN([.K17])+ROW([.K17])&gt;90;CHAR(64+COLUMN([.K17])+ROW([.K17])-1-26);CHAR(64+COLUMN([.K17])+ROW([.K17])-1))" office:value-type="string" office:string-value="A" calcext:value-type="string">
            <text:p>A</text:p>
          </table:table-cell>
          <table:table-cell table:formula="of:=IF(63+COLUMN([.L17])+ROW([.L17])&gt;90;CHAR(64+COLUMN([.L17])+ROW([.L17])-1-26);CHAR(64+COLUMN([.L17])+ROW([.L17])-1))" office:value-type="string" office:string-value="B" calcext:value-type="string">
            <text:p>B</text:p>
          </table:table-cell>
          <table:table-cell table:formula="of:=IF(63+COLUMN([.M17])+ROW([.M17])&gt;90;CHAR(64+COLUMN([.M17])+ROW([.M17])-1-26);CHAR(64+COLUMN([.M17])+ROW([.M17])-1))" office:value-type="string" office:string-value="C" calcext:value-type="string">
            <text:p>C</text:p>
          </table:table-cell>
          <table:table-cell table:formula="of:=IF(63+COLUMN([.N17])+ROW([.N17])&gt;90;CHAR(64+COLUMN([.N17])+ROW([.N17])-1-26);CHAR(64+COLUMN([.N17])+ROW([.N17])-1))" office:value-type="string" office:string-value="D" calcext:value-type="string">
            <text:p>D</text:p>
          </table:table-cell>
          <table:table-cell table:formula="of:=IF(63+COLUMN([.O17])+ROW([.O17])&gt;90;CHAR(64+COLUMN([.O17])+ROW([.O17])-1-26);CHAR(64+COLUMN([.O17])+ROW([.O17])-1))" office:value-type="string" office:string-value="E" calcext:value-type="string">
            <text:p>E</text:p>
          </table:table-cell>
          <table:table-cell table:formula="of:=IF(63+COLUMN([.P17])+ROW([.P17])&gt;90;CHAR(64+COLUMN([.P17])+ROW([.P17])-1-26);CHAR(64+COLUMN([.P17])+ROW([.P17])-1))" office:value-type="string" office:string-value="F" calcext:value-type="string">
            <text:p>F</text:p>
          </table:table-cell>
          <table:table-cell table:formula="of:=IF(63+COLUMN([.Q17])+ROW([.Q17])&gt;90;CHAR(64+COLUMN([.Q17])+ROW([.Q17])-1-26);CHAR(64+COLUMN([.Q17])+ROW([.Q17])-1))" office:value-type="string" office:string-value="G" calcext:value-type="string">
            <text:p>G</text:p>
          </table:table-cell>
          <table:table-cell table:formula="of:=IF(63+COLUMN([.R17])+ROW([.R17])&gt;90;CHAR(64+COLUMN([.R17])+ROW([.R17])-1-26);CHAR(64+COLUMN([.R17])+ROW([.R17])-1))" office:value-type="string" office:string-value="H" calcext:value-type="string">
            <text:p>H</text:p>
          </table:table-cell>
          <table:table-cell table:formula="of:=IF(63+COLUMN([.S17])+ROW([.S17])&gt;90;CHAR(64+COLUMN([.S17])+ROW([.S17])-1-26);CHAR(64+COLUMN([.S17])+ROW([.S17])-1))" office:value-type="string" office:string-value="I" calcext:value-type="string">
            <text:p>I</text:p>
          </table:table-cell>
          <table:table-cell table:formula="of:=IF(63+COLUMN([.T17])+ROW([.T17])&gt;90;CHAR(64+COLUMN([.T17])+ROW([.T17])-1-26);CHAR(64+COLUMN([.T17])+ROW([.T17])-1))" office:value-type="string" office:string-value="J" calcext:value-type="string">
            <text:p>J</text:p>
          </table:table-cell>
          <table:table-cell table:formula="of:=IF(63+COLUMN([.U17])+ROW([.U17])&gt;90;CHAR(64+COLUMN([.U17])+ROW([.U17])-1-26);CHAR(64+COLUMN([.U17])+ROW([.U17])-1))" office:value-type="string" office:string-value="K" calcext:value-type="string">
            <text:p>K</text:p>
          </table:table-cell>
          <table:table-cell table:formula="of:=IF(63+COLUMN([.V17])+ROW([.V17])&gt;90;CHAR(64+COLUMN([.V17])+ROW([.V17])-1-26);CHAR(64+COLUMN([.V17])+ROW([.V17])-1))" office:value-type="string" office:string-value="L" calcext:value-type="string">
            <text:p>L</text:p>
          </table:table-cell>
          <table:table-cell table:formula="of:=IF(63+COLUMN([.W17])+ROW([.W17])&gt;90;CHAR(64+COLUMN([.W17])+ROW([.W17])-1-26);CHAR(64+COLUMN([.W17])+ROW([.W17])-1))" office:value-type="string" office:string-value="M" calcext:value-type="string">
            <text:p>M</text:p>
          </table:table-cell>
          <table:table-cell table:formula="of:=IF(63+COLUMN([.X17])+ROW([.X17])&gt;90;CHAR(64+COLUMN([.X17])+ROW([.X17])-1-26);CHAR(64+COLUMN([.X17])+ROW([.X17])-1))" office:value-type="string" office:string-value="N" calcext:value-type="string">
            <text:p>N</text:p>
          </table:table-cell>
          <table:table-cell table:formula="of:=IF(63+COLUMN([.Y17])+ROW([.Y17])&gt;90;CHAR(64+COLUMN([.Y17])+ROW([.Y17])-1-26);CHAR(64+COLUMN([.Y17])+ROW([.Y17])-1))" office:value-type="string" office:string-value="O" calcext:value-type="string">
            <text:p>O</text:p>
          </table:table-cell>
          <table:table-cell table:formula="of:=IF(63+COLUMN([.Z17])+ROW([.Z17])&gt;90;CHAR(64+COLUMN([.Z17])+ROW([.Z17])-1-26);CHAR(64+COLUMN([.Z17])+ROW([.Z17])-1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IF(63+COLUMN([.A18])+ROW([.A18])&gt;90;CHAR(64+COLUMN([.A18])+ROW([.A18])-1-26);CHAR(64+COLUMN([.A18])+ROW([.A18])-1))" office:value-type="string" office:string-value="R" calcext:value-type="string">
            <text:p>R</text:p>
          </table:table-cell>
          <table:table-cell table:formula="of:=IF(63+COLUMN([.B18])+ROW([.B18])&gt;90;CHAR(64+COLUMN([.B18])+ROW([.B18])-1-26);CHAR(64+COLUMN([.B18])+ROW([.B18])-1))" office:value-type="string" office:string-value="S" calcext:value-type="string">
            <text:p>S</text:p>
          </table:table-cell>
          <table:table-cell table:formula="of:=IF(63+COLUMN([.C18])+ROW([.C18])&gt;90;CHAR(64+COLUMN([.C18])+ROW([.C18])-1-26);CHAR(64+COLUMN([.C18])+ROW([.C18])-1))" office:value-type="string" office:string-value="T" calcext:value-type="string">
            <text:p>T</text:p>
          </table:table-cell>
          <table:table-cell table:formula="of:=IF(63+COLUMN([.D18])+ROW([.D18])&gt;90;CHAR(64+COLUMN([.D18])+ROW([.D18])-1-26);CHAR(64+COLUMN([.D18])+ROW([.D18])-1))" office:value-type="string" office:string-value="U" calcext:value-type="string">
            <text:p>U</text:p>
          </table:table-cell>
          <table:table-cell table:formula="of:=IF(63+COLUMN([.E18])+ROW([.E18])&gt;90;CHAR(64+COLUMN([.E18])+ROW([.E18])-1-26);CHAR(64+COLUMN([.E18])+ROW([.E18])-1))" office:value-type="string" office:string-value="V" calcext:value-type="string">
            <text:p>V</text:p>
          </table:table-cell>
          <table:table-cell table:formula="of:=IF(63+COLUMN([.F18])+ROW([.F18])&gt;90;CHAR(64+COLUMN([.F18])+ROW([.F18])-1-26);CHAR(64+COLUMN([.F18])+ROW([.F18])-1))" office:value-type="string" office:string-value="W" calcext:value-type="string">
            <text:p>W</text:p>
          </table:table-cell>
          <table:table-cell table:formula="of:=IF(63+COLUMN([.G18])+ROW([.G18])&gt;90;CHAR(64+COLUMN([.G18])+ROW([.G18])-1-26);CHAR(64+COLUMN([.G18])+ROW([.G18])-1))" office:value-type="string" office:string-value="X" calcext:value-type="string">
            <text:p>X</text:p>
          </table:table-cell>
          <table:table-cell table:formula="of:=IF(63+COLUMN([.H18])+ROW([.H18])&gt;90;CHAR(64+COLUMN([.H18])+ROW([.H18])-1-26);CHAR(64+COLUMN([.H18])+ROW([.H18])-1))" office:value-type="string" office:string-value="Y" calcext:value-type="string">
            <text:p>Y</text:p>
          </table:table-cell>
          <table:table-cell table:formula="of:=IF(63+COLUMN([.I18])+ROW([.I18])&gt;90;CHAR(64+COLUMN([.I18])+ROW([.I18])-1-26);CHAR(64+COLUMN([.I18])+ROW([.I18])-1))" office:value-type="string" office:string-value="Z" calcext:value-type="string">
            <text:p>Z</text:p>
          </table:table-cell>
          <table:table-cell table:formula="of:=IF(63+COLUMN([.J18])+ROW([.J18])&gt;90;CHAR(64+COLUMN([.J18])+ROW([.J18])-1-26);CHAR(64+COLUMN([.J18])+ROW([.J18])-1))" office:value-type="string" office:string-value="A" calcext:value-type="string">
            <text:p>A</text:p>
          </table:table-cell>
          <table:table-cell table:formula="of:=IF(63+COLUMN([.K18])+ROW([.K18])&gt;90;CHAR(64+COLUMN([.K18])+ROW([.K18])-1-26);CHAR(64+COLUMN([.K18])+ROW([.K18])-1))" office:value-type="string" office:string-value="B" calcext:value-type="string">
            <text:p>B</text:p>
          </table:table-cell>
          <table:table-cell table:formula="of:=IF(63+COLUMN([.L18])+ROW([.L18])&gt;90;CHAR(64+COLUMN([.L18])+ROW([.L18])-1-26);CHAR(64+COLUMN([.L18])+ROW([.L18])-1))" office:value-type="string" office:string-value="C" calcext:value-type="string">
            <text:p>C</text:p>
          </table:table-cell>
          <table:table-cell table:formula="of:=IF(63+COLUMN([.M18])+ROW([.M18])&gt;90;CHAR(64+COLUMN([.M18])+ROW([.M18])-1-26);CHAR(64+COLUMN([.M18])+ROW([.M18])-1))" office:value-type="string" office:string-value="D" calcext:value-type="string">
            <text:p>D</text:p>
          </table:table-cell>
          <table:table-cell table:formula="of:=IF(63+COLUMN([.N18])+ROW([.N18])&gt;90;CHAR(64+COLUMN([.N18])+ROW([.N18])-1-26);CHAR(64+COLUMN([.N18])+ROW([.N18])-1))" office:value-type="string" office:string-value="E" calcext:value-type="string">
            <text:p>E</text:p>
          </table:table-cell>
          <table:table-cell table:formula="of:=IF(63+COLUMN([.O18])+ROW([.O18])&gt;90;CHAR(64+COLUMN([.O18])+ROW([.O18])-1-26);CHAR(64+COLUMN([.O18])+ROW([.O18])-1))" office:value-type="string" office:string-value="F" calcext:value-type="string">
            <text:p>F</text:p>
          </table:table-cell>
          <table:table-cell table:formula="of:=IF(63+COLUMN([.P18])+ROW([.P18])&gt;90;CHAR(64+COLUMN([.P18])+ROW([.P18])-1-26);CHAR(64+COLUMN([.P18])+ROW([.P18])-1))" office:value-type="string" office:string-value="G" calcext:value-type="string">
            <text:p>G</text:p>
          </table:table-cell>
          <table:table-cell table:formula="of:=IF(63+COLUMN([.Q18])+ROW([.Q18])&gt;90;CHAR(64+COLUMN([.Q18])+ROW([.Q18])-1-26);CHAR(64+COLUMN([.Q18])+ROW([.Q18])-1))" office:value-type="string" office:string-value="H" calcext:value-type="string">
            <text:p>H</text:p>
          </table:table-cell>
          <table:table-cell table:formula="of:=IF(63+COLUMN([.R18])+ROW([.R18])&gt;90;CHAR(64+COLUMN([.R18])+ROW([.R18])-1-26);CHAR(64+COLUMN([.R18])+ROW([.R18])-1))" office:value-type="string" office:string-value="I" calcext:value-type="string">
            <text:p>I</text:p>
          </table:table-cell>
          <table:table-cell table:formula="of:=IF(63+COLUMN([.S18])+ROW([.S18])&gt;90;CHAR(64+COLUMN([.S18])+ROW([.S18])-1-26);CHAR(64+COLUMN([.S18])+ROW([.S18])-1))" office:value-type="string" office:string-value="J" calcext:value-type="string">
            <text:p>J</text:p>
          </table:table-cell>
          <table:table-cell table:formula="of:=IF(63+COLUMN([.T18])+ROW([.T18])&gt;90;CHAR(64+COLUMN([.T18])+ROW([.T18])-1-26);CHAR(64+COLUMN([.T18])+ROW([.T18])-1))" office:value-type="string" office:string-value="K" calcext:value-type="string">
            <text:p>K</text:p>
          </table:table-cell>
          <table:table-cell table:formula="of:=IF(63+COLUMN([.U18])+ROW([.U18])&gt;90;CHAR(64+COLUMN([.U18])+ROW([.U18])-1-26);CHAR(64+COLUMN([.U18])+ROW([.U18])-1))" office:value-type="string" office:string-value="L" calcext:value-type="string">
            <text:p>L</text:p>
          </table:table-cell>
          <table:table-cell table:formula="of:=IF(63+COLUMN([.V18])+ROW([.V18])&gt;90;CHAR(64+COLUMN([.V18])+ROW([.V18])-1-26);CHAR(64+COLUMN([.V18])+ROW([.V18])-1))" office:value-type="string" office:string-value="M" calcext:value-type="string">
            <text:p>M</text:p>
          </table:table-cell>
          <table:table-cell table:formula="of:=IF(63+COLUMN([.W18])+ROW([.W18])&gt;90;CHAR(64+COLUMN([.W18])+ROW([.W18])-1-26);CHAR(64+COLUMN([.W18])+ROW([.W18])-1))" office:value-type="string" office:string-value="N" calcext:value-type="string">
            <text:p>N</text:p>
          </table:table-cell>
          <table:table-cell table:formula="of:=IF(63+COLUMN([.X18])+ROW([.X18])&gt;90;CHAR(64+COLUMN([.X18])+ROW([.X18])-1-26);CHAR(64+COLUMN([.X18])+ROW([.X18])-1))" office:value-type="string" office:string-value="O" calcext:value-type="string">
            <text:p>O</text:p>
          </table:table-cell>
          <table:table-cell table:formula="of:=IF(63+COLUMN([.Y18])+ROW([.Y18])&gt;90;CHAR(64+COLUMN([.Y18])+ROW([.Y18])-1-26);CHAR(64+COLUMN([.Y18])+ROW([.Y18])-1))" office:value-type="string" office:string-value="P" calcext:value-type="string">
            <text:p>P</text:p>
          </table:table-cell>
          <table:table-cell table:formula="of:=IF(63+COLUMN([.Z18])+ROW([.Z18])&gt;90;CHAR(64+COLUMN([.Z18])+ROW([.Z18])-1-26);CHAR(64+COLUMN([.Z18])+ROW([.Z18])-1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IF(63+COLUMN([.A19])+ROW([.A19])&gt;90;CHAR(64+COLUMN([.A19])+ROW([.A19])-1-26);CHAR(64+COLUMN([.A19])+ROW([.A19])-1))" office:value-type="string" office:string-value="S" calcext:value-type="string">
            <text:p>S</text:p>
          </table:table-cell>
          <table:table-cell table:formula="of:=IF(63+COLUMN([.B19])+ROW([.B19])&gt;90;CHAR(64+COLUMN([.B19])+ROW([.B19])-1-26);CHAR(64+COLUMN([.B19])+ROW([.B19])-1))" office:value-type="string" office:string-value="T" calcext:value-type="string">
            <text:p>T</text:p>
          </table:table-cell>
          <table:table-cell table:formula="of:=IF(63+COLUMN([.C19])+ROW([.C19])&gt;90;CHAR(64+COLUMN([.C19])+ROW([.C19])-1-26);CHAR(64+COLUMN([.C19])+ROW([.C19])-1))" office:value-type="string" office:string-value="U" calcext:value-type="string">
            <text:p>U</text:p>
          </table:table-cell>
          <table:table-cell table:formula="of:=IF(63+COLUMN([.D19])+ROW([.D19])&gt;90;CHAR(64+COLUMN([.D19])+ROW([.D19])-1-26);CHAR(64+COLUMN([.D19])+ROW([.D19])-1))" office:value-type="string" office:string-value="V" calcext:value-type="string">
            <text:p>V</text:p>
          </table:table-cell>
          <table:table-cell table:formula="of:=IF(63+COLUMN([.E19])+ROW([.E19])&gt;90;CHAR(64+COLUMN([.E19])+ROW([.E19])-1-26);CHAR(64+COLUMN([.E19])+ROW([.E19])-1))" office:value-type="string" office:string-value="W" calcext:value-type="string">
            <text:p>W</text:p>
          </table:table-cell>
          <table:table-cell table:formula="of:=IF(63+COLUMN([.F19])+ROW([.F19])&gt;90;CHAR(64+COLUMN([.F19])+ROW([.F19])-1-26);CHAR(64+COLUMN([.F19])+ROW([.F19])-1))" office:value-type="string" office:string-value="X" calcext:value-type="string">
            <text:p>X</text:p>
          </table:table-cell>
          <table:table-cell table:formula="of:=IF(63+COLUMN([.G19])+ROW([.G19])&gt;90;CHAR(64+COLUMN([.G19])+ROW([.G19])-1-26);CHAR(64+COLUMN([.G19])+ROW([.G19])-1))" office:value-type="string" office:string-value="Y" calcext:value-type="string">
            <text:p>Y</text:p>
          </table:table-cell>
          <table:table-cell table:formula="of:=IF(63+COLUMN([.H19])+ROW([.H19])&gt;90;CHAR(64+COLUMN([.H19])+ROW([.H19])-1-26);CHAR(64+COLUMN([.H19])+ROW([.H19])-1))" office:value-type="string" office:string-value="Z" calcext:value-type="string">
            <text:p>Z</text:p>
          </table:table-cell>
          <table:table-cell table:formula="of:=IF(63+COLUMN([.I19])+ROW([.I19])&gt;90;CHAR(64+COLUMN([.I19])+ROW([.I19])-1-26);CHAR(64+COLUMN([.I19])+ROW([.I19])-1))" office:value-type="string" office:string-value="A" calcext:value-type="string">
            <text:p>A</text:p>
          </table:table-cell>
          <table:table-cell table:formula="of:=IF(63+COLUMN([.J19])+ROW([.J19])&gt;90;CHAR(64+COLUMN([.J19])+ROW([.J19])-1-26);CHAR(64+COLUMN([.J19])+ROW([.J19])-1))" office:value-type="string" office:string-value="B" calcext:value-type="string">
            <text:p>B</text:p>
          </table:table-cell>
          <table:table-cell table:formula="of:=IF(63+COLUMN([.K19])+ROW([.K19])&gt;90;CHAR(64+COLUMN([.K19])+ROW([.K19])-1-26);CHAR(64+COLUMN([.K19])+ROW([.K19])-1))" office:value-type="string" office:string-value="C" calcext:value-type="string">
            <text:p>C</text:p>
          </table:table-cell>
          <table:table-cell table:formula="of:=IF(63+COLUMN([.L19])+ROW([.L19])&gt;90;CHAR(64+COLUMN([.L19])+ROW([.L19])-1-26);CHAR(64+COLUMN([.L19])+ROW([.L19])-1))" office:value-type="string" office:string-value="D" calcext:value-type="string">
            <text:p>D</text:p>
          </table:table-cell>
          <table:table-cell table:formula="of:=IF(63+COLUMN([.M19])+ROW([.M19])&gt;90;CHAR(64+COLUMN([.M19])+ROW([.M19])-1-26);CHAR(64+COLUMN([.M19])+ROW([.M19])-1))" office:value-type="string" office:string-value="E" calcext:value-type="string">
            <text:p>E</text:p>
          </table:table-cell>
          <table:table-cell table:formula="of:=IF(63+COLUMN([.N19])+ROW([.N19])&gt;90;CHAR(64+COLUMN([.N19])+ROW([.N19])-1-26);CHAR(64+COLUMN([.N19])+ROW([.N19])-1))" office:value-type="string" office:string-value="F" calcext:value-type="string">
            <text:p>F</text:p>
          </table:table-cell>
          <table:table-cell table:formula="of:=IF(63+COLUMN([.O19])+ROW([.O19])&gt;90;CHAR(64+COLUMN([.O19])+ROW([.O19])-1-26);CHAR(64+COLUMN([.O19])+ROW([.O19])-1))" office:value-type="string" office:string-value="G" calcext:value-type="string">
            <text:p>G</text:p>
          </table:table-cell>
          <table:table-cell table:formula="of:=IF(63+COLUMN([.P19])+ROW([.P19])&gt;90;CHAR(64+COLUMN([.P19])+ROW([.P19])-1-26);CHAR(64+COLUMN([.P19])+ROW([.P19])-1))" office:value-type="string" office:string-value="H" calcext:value-type="string">
            <text:p>H</text:p>
          </table:table-cell>
          <table:table-cell table:formula="of:=IF(63+COLUMN([.Q19])+ROW([.Q19])&gt;90;CHAR(64+COLUMN([.Q19])+ROW([.Q19])-1-26);CHAR(64+COLUMN([.Q19])+ROW([.Q19])-1))" office:value-type="string" office:string-value="I" calcext:value-type="string">
            <text:p>I</text:p>
          </table:table-cell>
          <table:table-cell table:formula="of:=IF(63+COLUMN([.R19])+ROW([.R19])&gt;90;CHAR(64+COLUMN([.R19])+ROW([.R19])-1-26);CHAR(64+COLUMN([.R19])+ROW([.R19])-1))" office:value-type="string" office:string-value="J" calcext:value-type="string">
            <text:p>J</text:p>
          </table:table-cell>
          <table:table-cell table:formula="of:=IF(63+COLUMN([.S19])+ROW([.S19])&gt;90;CHAR(64+COLUMN([.S19])+ROW([.S19])-1-26);CHAR(64+COLUMN([.S19])+ROW([.S19])-1))" office:value-type="string" office:string-value="K" calcext:value-type="string">
            <text:p>K</text:p>
          </table:table-cell>
          <table:table-cell table:formula="of:=IF(63+COLUMN([.T19])+ROW([.T19])&gt;90;CHAR(64+COLUMN([.T19])+ROW([.T19])-1-26);CHAR(64+COLUMN([.T19])+ROW([.T19])-1))" office:value-type="string" office:string-value="L" calcext:value-type="string">
            <text:p>L</text:p>
          </table:table-cell>
          <table:table-cell table:formula="of:=IF(63+COLUMN([.U19])+ROW([.U19])&gt;90;CHAR(64+COLUMN([.U19])+ROW([.U19])-1-26);CHAR(64+COLUMN([.U19])+ROW([.U19])-1))" office:value-type="string" office:string-value="M" calcext:value-type="string">
            <text:p>M</text:p>
          </table:table-cell>
          <table:table-cell table:formula="of:=IF(63+COLUMN([.V19])+ROW([.V19])&gt;90;CHAR(64+COLUMN([.V19])+ROW([.V19])-1-26);CHAR(64+COLUMN([.V19])+ROW([.V19])-1))" office:value-type="string" office:string-value="N" calcext:value-type="string">
            <text:p>N</text:p>
          </table:table-cell>
          <table:table-cell table:formula="of:=IF(63+COLUMN([.W19])+ROW([.W19])&gt;90;CHAR(64+COLUMN([.W19])+ROW([.W19])-1-26);CHAR(64+COLUMN([.W19])+ROW([.W19])-1))" office:value-type="string" office:string-value="O" calcext:value-type="string">
            <text:p>O</text:p>
          </table:table-cell>
          <table:table-cell table:formula="of:=IF(63+COLUMN([.X19])+ROW([.X19])&gt;90;CHAR(64+COLUMN([.X19])+ROW([.X19])-1-26);CHAR(64+COLUMN([.X19])+ROW([.X19])-1))" office:value-type="string" office:string-value="P" calcext:value-type="string">
            <text:p>P</text:p>
          </table:table-cell>
          <table:table-cell table:formula="of:=IF(63+COLUMN([.Y19])+ROW([.Y19])&gt;90;CHAR(64+COLUMN([.Y19])+ROW([.Y19])-1-26);CHAR(64+COLUMN([.Y19])+ROW([.Y19])-1))" office:value-type="string" office:string-value="Q" calcext:value-type="string">
            <text:p>Q</text:p>
          </table:table-cell>
          <table:table-cell table:formula="of:=IF(63+COLUMN([.Z19])+ROW([.Z19])&gt;90;CHAR(64+COLUMN([.Z19])+ROW([.Z19])-1-26);CHAR(64+COLUMN([.Z19])+ROW([.Z19])-1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IF(63+COLUMN([.A20])+ROW([.A20])&gt;90;CHAR(64+COLUMN([.A20])+ROW([.A20])-1-26);CHAR(64+COLUMN([.A20])+ROW([.A20])-1))" office:value-type="string" office:string-value="T" calcext:value-type="string">
            <text:p>T</text:p>
          </table:table-cell>
          <table:table-cell table:formula="of:=IF(63+COLUMN([.B20])+ROW([.B20])&gt;90;CHAR(64+COLUMN([.B20])+ROW([.B20])-1-26);CHAR(64+COLUMN([.B20])+ROW([.B20])-1))" office:value-type="string" office:string-value="U" calcext:value-type="string">
            <text:p>U</text:p>
          </table:table-cell>
          <table:table-cell table:formula="of:=IF(63+COLUMN([.C20])+ROW([.C20])&gt;90;CHAR(64+COLUMN([.C20])+ROW([.C20])-1-26);CHAR(64+COLUMN([.C20])+ROW([.C20])-1))" office:value-type="string" office:string-value="V" calcext:value-type="string">
            <text:p>V</text:p>
          </table:table-cell>
          <table:table-cell table:formula="of:=IF(63+COLUMN([.D20])+ROW([.D20])&gt;90;CHAR(64+COLUMN([.D20])+ROW([.D20])-1-26);CHAR(64+COLUMN([.D20])+ROW([.D20])-1))" office:value-type="string" office:string-value="W" calcext:value-type="string">
            <text:p>W</text:p>
          </table:table-cell>
          <table:table-cell table:formula="of:=IF(63+COLUMN([.E20])+ROW([.E20])&gt;90;CHAR(64+COLUMN([.E20])+ROW([.E20])-1-26);CHAR(64+COLUMN([.E20])+ROW([.E20])-1))" office:value-type="string" office:string-value="X" calcext:value-type="string">
            <text:p>X</text:p>
          </table:table-cell>
          <table:table-cell table:formula="of:=IF(63+COLUMN([.F20])+ROW([.F20])&gt;90;CHAR(64+COLUMN([.F20])+ROW([.F20])-1-26);CHAR(64+COLUMN([.F20])+ROW([.F20])-1))" office:value-type="string" office:string-value="Y" calcext:value-type="string">
            <text:p>Y</text:p>
          </table:table-cell>
          <table:table-cell table:formula="of:=IF(63+COLUMN([.G20])+ROW([.G20])&gt;90;CHAR(64+COLUMN([.G20])+ROW([.G20])-1-26);CHAR(64+COLUMN([.G20])+ROW([.G20])-1))" office:value-type="string" office:string-value="Z" calcext:value-type="string">
            <text:p>Z</text:p>
          </table:table-cell>
          <table:table-cell table:formula="of:=IF(63+COLUMN([.H20])+ROW([.H20])&gt;90;CHAR(64+COLUMN([.H20])+ROW([.H20])-1-26);CHAR(64+COLUMN([.H20])+ROW([.H20])-1))" office:value-type="string" office:string-value="A" calcext:value-type="string">
            <text:p>A</text:p>
          </table:table-cell>
          <table:table-cell table:formula="of:=IF(63+COLUMN([.I20])+ROW([.I20])&gt;90;CHAR(64+COLUMN([.I20])+ROW([.I20])-1-26);CHAR(64+COLUMN([.I20])+ROW([.I20])-1))" office:value-type="string" office:string-value="B" calcext:value-type="string">
            <text:p>B</text:p>
          </table:table-cell>
          <table:table-cell table:formula="of:=IF(63+COLUMN([.J20])+ROW([.J20])&gt;90;CHAR(64+COLUMN([.J20])+ROW([.J20])-1-26);CHAR(64+COLUMN([.J20])+ROW([.J20])-1))" office:value-type="string" office:string-value="C" calcext:value-type="string">
            <text:p>C</text:p>
          </table:table-cell>
          <table:table-cell table:formula="of:=IF(63+COLUMN([.K20])+ROW([.K20])&gt;90;CHAR(64+COLUMN([.K20])+ROW([.K20])-1-26);CHAR(64+COLUMN([.K20])+ROW([.K20])-1))" office:value-type="string" office:string-value="D" calcext:value-type="string">
            <text:p>D</text:p>
          </table:table-cell>
          <table:table-cell table:formula="of:=IF(63+COLUMN([.L20])+ROW([.L20])&gt;90;CHAR(64+COLUMN([.L20])+ROW([.L20])-1-26);CHAR(64+COLUMN([.L20])+ROW([.L20])-1))" office:value-type="string" office:string-value="E" calcext:value-type="string">
            <text:p>E</text:p>
          </table:table-cell>
          <table:table-cell table:formula="of:=IF(63+COLUMN([.M20])+ROW([.M20])&gt;90;CHAR(64+COLUMN([.M20])+ROW([.M20])-1-26);CHAR(64+COLUMN([.M20])+ROW([.M20])-1))" office:value-type="string" office:string-value="F" calcext:value-type="string">
            <text:p>F</text:p>
          </table:table-cell>
          <table:table-cell table:formula="of:=IF(63+COLUMN([.N20])+ROW([.N20])&gt;90;CHAR(64+COLUMN([.N20])+ROW([.N20])-1-26);CHAR(64+COLUMN([.N20])+ROW([.N20])-1))" office:value-type="string" office:string-value="G" calcext:value-type="string">
            <text:p>G</text:p>
          </table:table-cell>
          <table:table-cell table:formula="of:=IF(63+COLUMN([.O20])+ROW([.O20])&gt;90;CHAR(64+COLUMN([.O20])+ROW([.O20])-1-26);CHAR(64+COLUMN([.O20])+ROW([.O20])-1))" office:value-type="string" office:string-value="H" calcext:value-type="string">
            <text:p>H</text:p>
          </table:table-cell>
          <table:table-cell table:formula="of:=IF(63+COLUMN([.P20])+ROW([.P20])&gt;90;CHAR(64+COLUMN([.P20])+ROW([.P20])-1-26);CHAR(64+COLUMN([.P20])+ROW([.P20])-1))" office:value-type="string" office:string-value="I" calcext:value-type="string">
            <text:p>I</text:p>
          </table:table-cell>
          <table:table-cell table:formula="of:=IF(63+COLUMN([.Q20])+ROW([.Q20])&gt;90;CHAR(64+COLUMN([.Q20])+ROW([.Q20])-1-26);CHAR(64+COLUMN([.Q20])+ROW([.Q20])-1))" office:value-type="string" office:string-value="J" calcext:value-type="string">
            <text:p>J</text:p>
          </table:table-cell>
          <table:table-cell table:formula="of:=IF(63+COLUMN([.R20])+ROW([.R20])&gt;90;CHAR(64+COLUMN([.R20])+ROW([.R20])-1-26);CHAR(64+COLUMN([.R20])+ROW([.R20])-1))" office:value-type="string" office:string-value="K" calcext:value-type="string">
            <text:p>K</text:p>
          </table:table-cell>
          <table:table-cell table:formula="of:=IF(63+COLUMN([.S20])+ROW([.S20])&gt;90;CHAR(64+COLUMN([.S20])+ROW([.S20])-1-26);CHAR(64+COLUMN([.S20])+ROW([.S20])-1))" office:value-type="string" office:string-value="L" calcext:value-type="string">
            <text:p>L</text:p>
          </table:table-cell>
          <table:table-cell table:formula="of:=IF(63+COLUMN([.T20])+ROW([.T20])&gt;90;CHAR(64+COLUMN([.T20])+ROW([.T20])-1-26);CHAR(64+COLUMN([.T20])+ROW([.T20])-1))" office:value-type="string" office:string-value="M" calcext:value-type="string">
            <text:p>M</text:p>
          </table:table-cell>
          <table:table-cell table:formula="of:=IF(63+COLUMN([.U20])+ROW([.U20])&gt;90;CHAR(64+COLUMN([.U20])+ROW([.U20])-1-26);CHAR(64+COLUMN([.U20])+ROW([.U20])-1))" office:value-type="string" office:string-value="N" calcext:value-type="string">
            <text:p>N</text:p>
          </table:table-cell>
          <table:table-cell table:formula="of:=IF(63+COLUMN([.V20])+ROW([.V20])&gt;90;CHAR(64+COLUMN([.V20])+ROW([.V20])-1-26);CHAR(64+COLUMN([.V20])+ROW([.V20])-1))" office:value-type="string" office:string-value="O" calcext:value-type="string">
            <text:p>O</text:p>
          </table:table-cell>
          <table:table-cell table:formula="of:=IF(63+COLUMN([.W20])+ROW([.W20])&gt;90;CHAR(64+COLUMN([.W20])+ROW([.W20])-1-26);CHAR(64+COLUMN([.W20])+ROW([.W20])-1))" office:value-type="string" office:string-value="P" calcext:value-type="string">
            <text:p>P</text:p>
          </table:table-cell>
          <table:table-cell table:formula="of:=IF(63+COLUMN([.X20])+ROW([.X20])&gt;90;CHAR(64+COLUMN([.X20])+ROW([.X20])-1-26);CHAR(64+COLUMN([.X20])+ROW([.X20])-1))" office:value-type="string" office:string-value="Q" calcext:value-type="string">
            <text:p>Q</text:p>
          </table:table-cell>
          <table:table-cell table:formula="of:=IF(63+COLUMN([.Y20])+ROW([.Y20])&gt;90;CHAR(64+COLUMN([.Y20])+ROW([.Y20])-1-26);CHAR(64+COLUMN([.Y20])+ROW([.Y20])-1))" office:value-type="string" office:string-value="R" calcext:value-type="string">
            <text:p>R</text:p>
          </table:table-cell>
          <table:table-cell table:formula="of:=IF(63+COLUMN([.Z20])+ROW([.Z20])&gt;90;CHAR(64+COLUMN([.Z20])+ROW([.Z20])-1-26);CHAR(64+COLUMN([.Z20])+ROW([.Z20])-1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IF(63+COLUMN([.A21])+ROW([.A21])&gt;90;CHAR(64+COLUMN([.A21])+ROW([.A21])-1-26);CHAR(64+COLUMN([.A21])+ROW([.A21])-1))" office:value-type="string" office:string-value="U" calcext:value-type="string">
            <text:p>U</text:p>
          </table:table-cell>
          <table:table-cell table:formula="of:=IF(63+COLUMN([.B21])+ROW([.B21])&gt;90;CHAR(64+COLUMN([.B21])+ROW([.B21])-1-26);CHAR(64+COLUMN([.B21])+ROW([.B21])-1))" office:value-type="string" office:string-value="V" calcext:value-type="string">
            <text:p>V</text:p>
          </table:table-cell>
          <table:table-cell table:formula="of:=IF(63+COLUMN([.C21])+ROW([.C21])&gt;90;CHAR(64+COLUMN([.C21])+ROW([.C21])-1-26);CHAR(64+COLUMN([.C21])+ROW([.C21])-1))" office:value-type="string" office:string-value="W" calcext:value-type="string">
            <text:p>W</text:p>
          </table:table-cell>
          <table:table-cell table:formula="of:=IF(63+COLUMN([.D21])+ROW([.D21])&gt;90;CHAR(64+COLUMN([.D21])+ROW([.D21])-1-26);CHAR(64+COLUMN([.D21])+ROW([.D21])-1))" office:value-type="string" office:string-value="X" calcext:value-type="string">
            <text:p>X</text:p>
          </table:table-cell>
          <table:table-cell table:formula="of:=IF(63+COLUMN([.E21])+ROW([.E21])&gt;90;CHAR(64+COLUMN([.E21])+ROW([.E21])-1-26);CHAR(64+COLUMN([.E21])+ROW([.E21])-1))" office:value-type="string" office:string-value="Y" calcext:value-type="string">
            <text:p>Y</text:p>
          </table:table-cell>
          <table:table-cell table:formula="of:=IF(63+COLUMN([.F21])+ROW([.F21])&gt;90;CHAR(64+COLUMN([.F21])+ROW([.F21])-1-26);CHAR(64+COLUMN([.F21])+ROW([.F21])-1))" office:value-type="string" office:string-value="Z" calcext:value-type="string">
            <text:p>Z</text:p>
          </table:table-cell>
          <table:table-cell table:formula="of:=IF(63+COLUMN([.G21])+ROW([.G21])&gt;90;CHAR(64+COLUMN([.G21])+ROW([.G21])-1-26);CHAR(64+COLUMN([.G21])+ROW([.G21])-1))" office:value-type="string" office:string-value="A" calcext:value-type="string">
            <text:p>A</text:p>
          </table:table-cell>
          <table:table-cell table:formula="of:=IF(63+COLUMN([.H21])+ROW([.H21])&gt;90;CHAR(64+COLUMN([.H21])+ROW([.H21])-1-26);CHAR(64+COLUMN([.H21])+ROW([.H21])-1))" office:value-type="string" office:string-value="B" calcext:value-type="string">
            <text:p>B</text:p>
          </table:table-cell>
          <table:table-cell table:formula="of:=IF(63+COLUMN([.I21])+ROW([.I21])&gt;90;CHAR(64+COLUMN([.I21])+ROW([.I21])-1-26);CHAR(64+COLUMN([.I21])+ROW([.I21])-1))" office:value-type="string" office:string-value="C" calcext:value-type="string">
            <text:p>C</text:p>
          </table:table-cell>
          <table:table-cell table:formula="of:=IF(63+COLUMN([.J21])+ROW([.J21])&gt;90;CHAR(64+COLUMN([.J21])+ROW([.J21])-1-26);CHAR(64+COLUMN([.J21])+ROW([.J21])-1))" office:value-type="string" office:string-value="D" calcext:value-type="string">
            <text:p>D</text:p>
          </table:table-cell>
          <table:table-cell table:formula="of:=IF(63+COLUMN([.K21])+ROW([.K21])&gt;90;CHAR(64+COLUMN([.K21])+ROW([.K21])-1-26);CHAR(64+COLUMN([.K21])+ROW([.K21])-1))" office:value-type="string" office:string-value="E" calcext:value-type="string">
            <text:p>E</text:p>
          </table:table-cell>
          <table:table-cell table:formula="of:=IF(63+COLUMN([.L21])+ROW([.L21])&gt;90;CHAR(64+COLUMN([.L21])+ROW([.L21])-1-26);CHAR(64+COLUMN([.L21])+ROW([.L21])-1))" office:value-type="string" office:string-value="F" calcext:value-type="string">
            <text:p>F</text:p>
          </table:table-cell>
          <table:table-cell table:formula="of:=IF(63+COLUMN([.M21])+ROW([.M21])&gt;90;CHAR(64+COLUMN([.M21])+ROW([.M21])-1-26);CHAR(64+COLUMN([.M21])+ROW([.M21])-1))" office:value-type="string" office:string-value="G" calcext:value-type="string">
            <text:p>G</text:p>
          </table:table-cell>
          <table:table-cell table:formula="of:=IF(63+COLUMN([.N21])+ROW([.N21])&gt;90;CHAR(64+COLUMN([.N21])+ROW([.N21])-1-26);CHAR(64+COLUMN([.N21])+ROW([.N21])-1))" office:value-type="string" office:string-value="H" calcext:value-type="string">
            <text:p>H</text:p>
          </table:table-cell>
          <table:table-cell table:formula="of:=IF(63+COLUMN([.O21])+ROW([.O21])&gt;90;CHAR(64+COLUMN([.O21])+ROW([.O21])-1-26);CHAR(64+COLUMN([.O21])+ROW([.O21])-1))" office:value-type="string" office:string-value="I" calcext:value-type="string">
            <text:p>I</text:p>
          </table:table-cell>
          <table:table-cell table:formula="of:=IF(63+COLUMN([.P21])+ROW([.P21])&gt;90;CHAR(64+COLUMN([.P21])+ROW([.P21])-1-26);CHAR(64+COLUMN([.P21])+ROW([.P21])-1))" office:value-type="string" office:string-value="J" calcext:value-type="string">
            <text:p>J</text:p>
          </table:table-cell>
          <table:table-cell table:formula="of:=IF(63+COLUMN([.Q21])+ROW([.Q21])&gt;90;CHAR(64+COLUMN([.Q21])+ROW([.Q21])-1-26);CHAR(64+COLUMN([.Q21])+ROW([.Q21])-1))" office:value-type="string" office:string-value="K" calcext:value-type="string">
            <text:p>K</text:p>
          </table:table-cell>
          <table:table-cell table:formula="of:=IF(63+COLUMN([.R21])+ROW([.R21])&gt;90;CHAR(64+COLUMN([.R21])+ROW([.R21])-1-26);CHAR(64+COLUMN([.R21])+ROW([.R21])-1))" office:value-type="string" office:string-value="L" calcext:value-type="string">
            <text:p>L</text:p>
          </table:table-cell>
          <table:table-cell table:formula="of:=IF(63+COLUMN([.S21])+ROW([.S21])&gt;90;CHAR(64+COLUMN([.S21])+ROW([.S21])-1-26);CHAR(64+COLUMN([.S21])+ROW([.S21])-1))" office:value-type="string" office:string-value="M" calcext:value-type="string">
            <text:p>M</text:p>
          </table:table-cell>
          <table:table-cell table:formula="of:=IF(63+COLUMN([.T21])+ROW([.T21])&gt;90;CHAR(64+COLUMN([.T21])+ROW([.T21])-1-26);CHAR(64+COLUMN([.T21])+ROW([.T21])-1))" office:value-type="string" office:string-value="N" calcext:value-type="string">
            <text:p>N</text:p>
          </table:table-cell>
          <table:table-cell table:formula="of:=IF(63+COLUMN([.U21])+ROW([.U21])&gt;90;CHAR(64+COLUMN([.U21])+ROW([.U21])-1-26);CHAR(64+COLUMN([.U21])+ROW([.U21])-1))" office:value-type="string" office:string-value="O" calcext:value-type="string">
            <text:p>O</text:p>
          </table:table-cell>
          <table:table-cell table:formula="of:=IF(63+COLUMN([.V21])+ROW([.V21])&gt;90;CHAR(64+COLUMN([.V21])+ROW([.V21])-1-26);CHAR(64+COLUMN([.V21])+ROW([.V21])-1))" office:value-type="string" office:string-value="P" calcext:value-type="string">
            <text:p>P</text:p>
          </table:table-cell>
          <table:table-cell table:formula="of:=IF(63+COLUMN([.W21])+ROW([.W21])&gt;90;CHAR(64+COLUMN([.W21])+ROW([.W21])-1-26);CHAR(64+COLUMN([.W21])+ROW([.W21])-1))" office:value-type="string" office:string-value="Q" calcext:value-type="string">
            <text:p>Q</text:p>
          </table:table-cell>
          <table:table-cell table:formula="of:=IF(63+COLUMN([.X21])+ROW([.X21])&gt;90;CHAR(64+COLUMN([.X21])+ROW([.X21])-1-26);CHAR(64+COLUMN([.X21])+ROW([.X21])-1))" office:value-type="string" office:string-value="R" calcext:value-type="string">
            <text:p>R</text:p>
          </table:table-cell>
          <table:table-cell table:formula="of:=IF(63+COLUMN([.Y21])+ROW([.Y21])&gt;90;CHAR(64+COLUMN([.Y21])+ROW([.Y21])-1-26);CHAR(64+COLUMN([.Y21])+ROW([.Y21])-1))" office:value-type="string" office:string-value="S" calcext:value-type="string">
            <text:p>S</text:p>
          </table:table-cell>
          <table:table-cell table:formula="of:=IF(63+COLUMN([.Z21])+ROW([.Z21])&gt;90;CHAR(64+COLUMN([.Z21])+ROW([.Z21])-1-26);CHAR(64+COLUMN([.Z21])+ROW([.Z21])-1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IF(63+COLUMN([.A22])+ROW([.A22])&gt;90;CHAR(64+COLUMN([.A22])+ROW([.A22])-1-26);CHAR(64+COLUMN([.A22])+ROW([.A22])-1))" office:value-type="string" office:string-value="V" calcext:value-type="string">
            <text:p>V</text:p>
          </table:table-cell>
          <table:table-cell table:formula="of:=IF(63+COLUMN([.B22])+ROW([.B22])&gt;90;CHAR(64+COLUMN([.B22])+ROW([.B22])-1-26);CHAR(64+COLUMN([.B22])+ROW([.B22])-1))" office:value-type="string" office:string-value="W" calcext:value-type="string">
            <text:p>W</text:p>
          </table:table-cell>
          <table:table-cell table:formula="of:=IF(63+COLUMN([.C22])+ROW([.C22])&gt;90;CHAR(64+COLUMN([.C22])+ROW([.C22])-1-26);CHAR(64+COLUMN([.C22])+ROW([.C22])-1))" office:value-type="string" office:string-value="X" calcext:value-type="string">
            <text:p>X</text:p>
          </table:table-cell>
          <table:table-cell table:formula="of:=IF(63+COLUMN([.D22])+ROW([.D22])&gt;90;CHAR(64+COLUMN([.D22])+ROW([.D22])-1-26);CHAR(64+COLUMN([.D22])+ROW([.D22])-1))" office:value-type="string" office:string-value="Y" calcext:value-type="string">
            <text:p>Y</text:p>
          </table:table-cell>
          <table:table-cell table:formula="of:=IF(63+COLUMN([.E22])+ROW([.E22])&gt;90;CHAR(64+COLUMN([.E22])+ROW([.E22])-1-26);CHAR(64+COLUMN([.E22])+ROW([.E22])-1))" office:value-type="string" office:string-value="Z" calcext:value-type="string">
            <text:p>Z</text:p>
          </table:table-cell>
          <table:table-cell table:formula="of:=IF(63+COLUMN([.F22])+ROW([.F22])&gt;90;CHAR(64+COLUMN([.F22])+ROW([.F22])-1-26);CHAR(64+COLUMN([.F22])+ROW([.F22])-1))" office:value-type="string" office:string-value="A" calcext:value-type="string">
            <text:p>A</text:p>
          </table:table-cell>
          <table:table-cell table:formula="of:=IF(63+COLUMN([.G22])+ROW([.G22])&gt;90;CHAR(64+COLUMN([.G22])+ROW([.G22])-1-26);CHAR(64+COLUMN([.G22])+ROW([.G22])-1))" office:value-type="string" office:string-value="B" calcext:value-type="string">
            <text:p>B</text:p>
          </table:table-cell>
          <table:table-cell table:formula="of:=IF(63+COLUMN([.H22])+ROW([.H22])&gt;90;CHAR(64+COLUMN([.H22])+ROW([.H22])-1-26);CHAR(64+COLUMN([.H22])+ROW([.H22])-1))" office:value-type="string" office:string-value="C" calcext:value-type="string">
            <text:p>C</text:p>
          </table:table-cell>
          <table:table-cell table:formula="of:=IF(63+COLUMN([.I22])+ROW([.I22])&gt;90;CHAR(64+COLUMN([.I22])+ROW([.I22])-1-26);CHAR(64+COLUMN([.I22])+ROW([.I22])-1))" office:value-type="string" office:string-value="D" calcext:value-type="string">
            <text:p>D</text:p>
          </table:table-cell>
          <table:table-cell table:formula="of:=IF(63+COLUMN([.J22])+ROW([.J22])&gt;90;CHAR(64+COLUMN([.J22])+ROW([.J22])-1-26);CHAR(64+COLUMN([.J22])+ROW([.J22])-1))" office:value-type="string" office:string-value="E" calcext:value-type="string">
            <text:p>E</text:p>
          </table:table-cell>
          <table:table-cell table:formula="of:=IF(63+COLUMN([.K22])+ROW([.K22])&gt;90;CHAR(64+COLUMN([.K22])+ROW([.K22])-1-26);CHAR(64+COLUMN([.K22])+ROW([.K22])-1))" office:value-type="string" office:string-value="F" calcext:value-type="string">
            <text:p>F</text:p>
          </table:table-cell>
          <table:table-cell table:formula="of:=IF(63+COLUMN([.L22])+ROW([.L22])&gt;90;CHAR(64+COLUMN([.L22])+ROW([.L22])-1-26);CHAR(64+COLUMN([.L22])+ROW([.L22])-1))" office:value-type="string" office:string-value="G" calcext:value-type="string">
            <text:p>G</text:p>
          </table:table-cell>
          <table:table-cell table:formula="of:=IF(63+COLUMN([.M22])+ROW([.M22])&gt;90;CHAR(64+COLUMN([.M22])+ROW([.M22])-1-26);CHAR(64+COLUMN([.M22])+ROW([.M22])-1))" office:value-type="string" office:string-value="H" calcext:value-type="string">
            <text:p>H</text:p>
          </table:table-cell>
          <table:table-cell table:formula="of:=IF(63+COLUMN([.N22])+ROW([.N22])&gt;90;CHAR(64+COLUMN([.N22])+ROW([.N22])-1-26);CHAR(64+COLUMN([.N22])+ROW([.N22])-1))" office:value-type="string" office:string-value="I" calcext:value-type="string">
            <text:p>I</text:p>
          </table:table-cell>
          <table:table-cell table:formula="of:=IF(63+COLUMN([.O22])+ROW([.O22])&gt;90;CHAR(64+COLUMN([.O22])+ROW([.O22])-1-26);CHAR(64+COLUMN([.O22])+ROW([.O22])-1))" office:value-type="string" office:string-value="J" calcext:value-type="string">
            <text:p>J</text:p>
          </table:table-cell>
          <table:table-cell table:formula="of:=IF(63+COLUMN([.P22])+ROW([.P22])&gt;90;CHAR(64+COLUMN([.P22])+ROW([.P22])-1-26);CHAR(64+COLUMN([.P22])+ROW([.P22])-1))" office:value-type="string" office:string-value="K" calcext:value-type="string">
            <text:p>K</text:p>
          </table:table-cell>
          <table:table-cell table:formula="of:=IF(63+COLUMN([.Q22])+ROW([.Q22])&gt;90;CHAR(64+COLUMN([.Q22])+ROW([.Q22])-1-26);CHAR(64+COLUMN([.Q22])+ROW([.Q22])-1))" office:value-type="string" office:string-value="L" calcext:value-type="string">
            <text:p>L</text:p>
          </table:table-cell>
          <table:table-cell table:formula="of:=IF(63+COLUMN([.R22])+ROW([.R22])&gt;90;CHAR(64+COLUMN([.R22])+ROW([.R22])-1-26);CHAR(64+COLUMN([.R22])+ROW([.R22])-1))" office:value-type="string" office:string-value="M" calcext:value-type="string">
            <text:p>M</text:p>
          </table:table-cell>
          <table:table-cell table:formula="of:=IF(63+COLUMN([.S22])+ROW([.S22])&gt;90;CHAR(64+COLUMN([.S22])+ROW([.S22])-1-26);CHAR(64+COLUMN([.S22])+ROW([.S22])-1))" office:value-type="string" office:string-value="N" calcext:value-type="string">
            <text:p>N</text:p>
          </table:table-cell>
          <table:table-cell table:formula="of:=IF(63+COLUMN([.T22])+ROW([.T22])&gt;90;CHAR(64+COLUMN([.T22])+ROW([.T22])-1-26);CHAR(64+COLUMN([.T22])+ROW([.T22])-1))" office:value-type="string" office:string-value="O" calcext:value-type="string">
            <text:p>O</text:p>
          </table:table-cell>
          <table:table-cell table:formula="of:=IF(63+COLUMN([.U22])+ROW([.U22])&gt;90;CHAR(64+COLUMN([.U22])+ROW([.U22])-1-26);CHAR(64+COLUMN([.U22])+ROW([.U22])-1))" office:value-type="string" office:string-value="P" calcext:value-type="string">
            <text:p>P</text:p>
          </table:table-cell>
          <table:table-cell table:formula="of:=IF(63+COLUMN([.V22])+ROW([.V22])&gt;90;CHAR(64+COLUMN([.V22])+ROW([.V22])-1-26);CHAR(64+COLUMN([.V22])+ROW([.V22])-1))" office:value-type="string" office:string-value="Q" calcext:value-type="string">
            <text:p>Q</text:p>
          </table:table-cell>
          <table:table-cell table:formula="of:=IF(63+COLUMN([.W22])+ROW([.W22])&gt;90;CHAR(64+COLUMN([.W22])+ROW([.W22])-1-26);CHAR(64+COLUMN([.W22])+ROW([.W22])-1))" office:value-type="string" office:string-value="R" calcext:value-type="string">
            <text:p>R</text:p>
          </table:table-cell>
          <table:table-cell table:formula="of:=IF(63+COLUMN([.X22])+ROW([.X22])&gt;90;CHAR(64+COLUMN([.X22])+ROW([.X22])-1-26);CHAR(64+COLUMN([.X22])+ROW([.X22])-1))" office:value-type="string" office:string-value="S" calcext:value-type="string">
            <text:p>S</text:p>
          </table:table-cell>
          <table:table-cell table:formula="of:=IF(63+COLUMN([.Y22])+ROW([.Y22])&gt;90;CHAR(64+COLUMN([.Y22])+ROW([.Y22])-1-26);CHAR(64+COLUMN([.Y22])+ROW([.Y22])-1))" office:value-type="string" office:string-value="T" calcext:value-type="string">
            <text:p>T</text:p>
          </table:table-cell>
          <table:table-cell table:formula="of:=IF(63+COLUMN([.Z22])+ROW([.Z22])&gt;90;CHAR(64+COLUMN([.Z22])+ROW([.Z22])-1-26);CHAR(64+COLUMN([.Z22])+ROW([.Z22])-1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IF(63+COLUMN([.A23])+ROW([.A23])&gt;90;CHAR(64+COLUMN([.A23])+ROW([.A23])-1-26);CHAR(64+COLUMN([.A23])+ROW([.A23])-1))" office:value-type="string" office:string-value="W" calcext:value-type="string">
            <text:p>W</text:p>
          </table:table-cell>
          <table:table-cell table:formula="of:=IF(63+COLUMN([.B23])+ROW([.B23])&gt;90;CHAR(64+COLUMN([.B23])+ROW([.B23])-1-26);CHAR(64+COLUMN([.B23])+ROW([.B23])-1))" office:value-type="string" office:string-value="X" calcext:value-type="string">
            <text:p>X</text:p>
          </table:table-cell>
          <table:table-cell table:formula="of:=IF(63+COLUMN([.C23])+ROW([.C23])&gt;90;CHAR(64+COLUMN([.C23])+ROW([.C23])-1-26);CHAR(64+COLUMN([.C23])+ROW([.C23])-1))" office:value-type="string" office:string-value="Y" calcext:value-type="string">
            <text:p>Y</text:p>
          </table:table-cell>
          <table:table-cell table:formula="of:=IF(63+COLUMN([.D23])+ROW([.D23])&gt;90;CHAR(64+COLUMN([.D23])+ROW([.D23])-1-26);CHAR(64+COLUMN([.D23])+ROW([.D23])-1))" office:value-type="string" office:string-value="Z" calcext:value-type="string">
            <text:p>Z</text:p>
          </table:table-cell>
          <table:table-cell table:formula="of:=IF(63+COLUMN([.E23])+ROW([.E23])&gt;90;CHAR(64+COLUMN([.E23])+ROW([.E23])-1-26);CHAR(64+COLUMN([.E23])+ROW([.E23])-1))" office:value-type="string" office:string-value="A" calcext:value-type="string">
            <text:p>A</text:p>
          </table:table-cell>
          <table:table-cell table:formula="of:=IF(63+COLUMN([.F23])+ROW([.F23])&gt;90;CHAR(64+COLUMN([.F23])+ROW([.F23])-1-26);CHAR(64+COLUMN([.F23])+ROW([.F23])-1))" office:value-type="string" office:string-value="B" calcext:value-type="string">
            <text:p>B</text:p>
          </table:table-cell>
          <table:table-cell table:formula="of:=IF(63+COLUMN([.G23])+ROW([.G23])&gt;90;CHAR(64+COLUMN([.G23])+ROW([.G23])-1-26);CHAR(64+COLUMN([.G23])+ROW([.G23])-1))" office:value-type="string" office:string-value="C" calcext:value-type="string">
            <text:p>C</text:p>
          </table:table-cell>
          <table:table-cell table:formula="of:=IF(63+COLUMN([.H23])+ROW([.H23])&gt;90;CHAR(64+COLUMN([.H23])+ROW([.H23])-1-26);CHAR(64+COLUMN([.H23])+ROW([.H23])-1))" office:value-type="string" office:string-value="D" calcext:value-type="string">
            <text:p>D</text:p>
          </table:table-cell>
          <table:table-cell table:formula="of:=IF(63+COLUMN([.I23])+ROW([.I23])&gt;90;CHAR(64+COLUMN([.I23])+ROW([.I23])-1-26);CHAR(64+COLUMN([.I23])+ROW([.I23])-1))" office:value-type="string" office:string-value="E" calcext:value-type="string">
            <text:p>E</text:p>
          </table:table-cell>
          <table:table-cell table:formula="of:=IF(63+COLUMN([.J23])+ROW([.J23])&gt;90;CHAR(64+COLUMN([.J23])+ROW([.J23])-1-26);CHAR(64+COLUMN([.J23])+ROW([.J23])-1))" office:value-type="string" office:string-value="F" calcext:value-type="string">
            <text:p>F</text:p>
          </table:table-cell>
          <table:table-cell table:formula="of:=IF(63+COLUMN([.K23])+ROW([.K23])&gt;90;CHAR(64+COLUMN([.K23])+ROW([.K23])-1-26);CHAR(64+COLUMN([.K23])+ROW([.K23])-1))" office:value-type="string" office:string-value="G" calcext:value-type="string">
            <text:p>G</text:p>
          </table:table-cell>
          <table:table-cell table:formula="of:=IF(63+COLUMN([.L23])+ROW([.L23])&gt;90;CHAR(64+COLUMN([.L23])+ROW([.L23])-1-26);CHAR(64+COLUMN([.L23])+ROW([.L23])-1))" office:value-type="string" office:string-value="H" calcext:value-type="string">
            <text:p>H</text:p>
          </table:table-cell>
          <table:table-cell table:formula="of:=IF(63+COLUMN([.M23])+ROW([.M23])&gt;90;CHAR(64+COLUMN([.M23])+ROW([.M23])-1-26);CHAR(64+COLUMN([.M23])+ROW([.M23])-1))" office:value-type="string" office:string-value="I" calcext:value-type="string">
            <text:p>I</text:p>
          </table:table-cell>
          <table:table-cell table:formula="of:=IF(63+COLUMN([.N23])+ROW([.N23])&gt;90;CHAR(64+COLUMN([.N23])+ROW([.N23])-1-26);CHAR(64+COLUMN([.N23])+ROW([.N23])-1))" office:value-type="string" office:string-value="J" calcext:value-type="string">
            <text:p>J</text:p>
          </table:table-cell>
          <table:table-cell table:formula="of:=IF(63+COLUMN([.O23])+ROW([.O23])&gt;90;CHAR(64+COLUMN([.O23])+ROW([.O23])-1-26);CHAR(64+COLUMN([.O23])+ROW([.O23])-1))" office:value-type="string" office:string-value="K" calcext:value-type="string">
            <text:p>K</text:p>
          </table:table-cell>
          <table:table-cell table:formula="of:=IF(63+COLUMN([.P23])+ROW([.P23])&gt;90;CHAR(64+COLUMN([.P23])+ROW([.P23])-1-26);CHAR(64+COLUMN([.P23])+ROW([.P23])-1))" office:value-type="string" office:string-value="L" calcext:value-type="string">
            <text:p>L</text:p>
          </table:table-cell>
          <table:table-cell table:formula="of:=IF(63+COLUMN([.Q23])+ROW([.Q23])&gt;90;CHAR(64+COLUMN([.Q23])+ROW([.Q23])-1-26);CHAR(64+COLUMN([.Q23])+ROW([.Q23])-1))" office:value-type="string" office:string-value="M" calcext:value-type="string">
            <text:p>M</text:p>
          </table:table-cell>
          <table:table-cell table:formula="of:=IF(63+COLUMN([.R23])+ROW([.R23])&gt;90;CHAR(64+COLUMN([.R23])+ROW([.R23])-1-26);CHAR(64+COLUMN([.R23])+ROW([.R23])-1))" office:value-type="string" office:string-value="N" calcext:value-type="string">
            <text:p>N</text:p>
          </table:table-cell>
          <table:table-cell table:formula="of:=IF(63+COLUMN([.S23])+ROW([.S23])&gt;90;CHAR(64+COLUMN([.S23])+ROW([.S23])-1-26);CHAR(64+COLUMN([.S23])+ROW([.S23])-1))" office:value-type="string" office:string-value="O" calcext:value-type="string">
            <text:p>O</text:p>
          </table:table-cell>
          <table:table-cell table:formula="of:=IF(63+COLUMN([.T23])+ROW([.T23])&gt;90;CHAR(64+COLUMN([.T23])+ROW([.T23])-1-26);CHAR(64+COLUMN([.T23])+ROW([.T23])-1))" office:value-type="string" office:string-value="P" calcext:value-type="string">
            <text:p>P</text:p>
          </table:table-cell>
          <table:table-cell table:formula="of:=IF(63+COLUMN([.U23])+ROW([.U23])&gt;90;CHAR(64+COLUMN([.U23])+ROW([.U23])-1-26);CHAR(64+COLUMN([.U23])+ROW([.U23])-1))" office:value-type="string" office:string-value="Q" calcext:value-type="string">
            <text:p>Q</text:p>
          </table:table-cell>
          <table:table-cell table:formula="of:=IF(63+COLUMN([.V23])+ROW([.V23])&gt;90;CHAR(64+COLUMN([.V23])+ROW([.V23])-1-26);CHAR(64+COLUMN([.V23])+ROW([.V23])-1))" office:value-type="string" office:string-value="R" calcext:value-type="string">
            <text:p>R</text:p>
          </table:table-cell>
          <table:table-cell table:formula="of:=IF(63+COLUMN([.W23])+ROW([.W23])&gt;90;CHAR(64+COLUMN([.W23])+ROW([.W23])-1-26);CHAR(64+COLUMN([.W23])+ROW([.W23])-1))" office:value-type="string" office:string-value="S" calcext:value-type="string">
            <text:p>S</text:p>
          </table:table-cell>
          <table:table-cell table:formula="of:=IF(63+COLUMN([.X23])+ROW([.X23])&gt;90;CHAR(64+COLUMN([.X23])+ROW([.X23])-1-26);CHAR(64+COLUMN([.X23])+ROW([.X23])-1))" office:value-type="string" office:string-value="T" calcext:value-type="string">
            <text:p>T</text:p>
          </table:table-cell>
          <table:table-cell table:formula="of:=IF(63+COLUMN([.Y23])+ROW([.Y23])&gt;90;CHAR(64+COLUMN([.Y23])+ROW([.Y23])-1-26);CHAR(64+COLUMN([.Y23])+ROW([.Y23])-1))" office:value-type="string" office:string-value="U" calcext:value-type="string">
            <text:p>U</text:p>
          </table:table-cell>
          <table:table-cell table:formula="of:=IF(63+COLUMN([.Z23])+ROW([.Z23])&gt;90;CHAR(64+COLUMN([.Z23])+ROW([.Z23])-1-26);CHAR(64+COLUMN([.Z23])+ROW([.Z23])-1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IF(63+COLUMN([.A24])+ROW([.A24])&gt;90;CHAR(64+COLUMN([.A24])+ROW([.A24])-1-26);CHAR(64+COLUMN([.A24])+ROW([.A24])-1))" office:value-type="string" office:string-value="X" calcext:value-type="string">
            <text:p>X</text:p>
          </table:table-cell>
          <table:table-cell table:formula="of:=IF(63+COLUMN([.B24])+ROW([.B24])&gt;90;CHAR(64+COLUMN([.B24])+ROW([.B24])-1-26);CHAR(64+COLUMN([.B24])+ROW([.B24])-1))" office:value-type="string" office:string-value="Y" calcext:value-type="string">
            <text:p>Y</text:p>
          </table:table-cell>
          <table:table-cell table:formula="of:=IF(63+COLUMN([.C24])+ROW([.C24])&gt;90;CHAR(64+COLUMN([.C24])+ROW([.C24])-1-26);CHAR(64+COLUMN([.C24])+ROW([.C24])-1))" office:value-type="string" office:string-value="Z" calcext:value-type="string">
            <text:p>Z</text:p>
          </table:table-cell>
          <table:table-cell table:formula="of:=IF(63+COLUMN([.D24])+ROW([.D24])&gt;90;CHAR(64+COLUMN([.D24])+ROW([.D24])-1-26);CHAR(64+COLUMN([.D24])+ROW([.D24])-1))" office:value-type="string" office:string-value="A" calcext:value-type="string">
            <text:p>A</text:p>
          </table:table-cell>
          <table:table-cell table:formula="of:=IF(63+COLUMN([.E24])+ROW([.E24])&gt;90;CHAR(64+COLUMN([.E24])+ROW([.E24])-1-26);CHAR(64+COLUMN([.E24])+ROW([.E24])-1))" office:value-type="string" office:string-value="B" calcext:value-type="string">
            <text:p>B</text:p>
          </table:table-cell>
          <table:table-cell table:formula="of:=IF(63+COLUMN([.F24])+ROW([.F24])&gt;90;CHAR(64+COLUMN([.F24])+ROW([.F24])-1-26);CHAR(64+COLUMN([.F24])+ROW([.F24])-1))" office:value-type="string" office:string-value="C" calcext:value-type="string">
            <text:p>C</text:p>
          </table:table-cell>
          <table:table-cell table:formula="of:=IF(63+COLUMN([.G24])+ROW([.G24])&gt;90;CHAR(64+COLUMN([.G24])+ROW([.G24])-1-26);CHAR(64+COLUMN([.G24])+ROW([.G24])-1))" office:value-type="string" office:string-value="D" calcext:value-type="string">
            <text:p>D</text:p>
          </table:table-cell>
          <table:table-cell table:formula="of:=IF(63+COLUMN([.H24])+ROW([.H24])&gt;90;CHAR(64+COLUMN([.H24])+ROW([.H24])-1-26);CHAR(64+COLUMN([.H24])+ROW([.H24])-1))" office:value-type="string" office:string-value="E" calcext:value-type="string">
            <text:p>E</text:p>
          </table:table-cell>
          <table:table-cell table:formula="of:=IF(63+COLUMN([.I24])+ROW([.I24])&gt;90;CHAR(64+COLUMN([.I24])+ROW([.I24])-1-26);CHAR(64+COLUMN([.I24])+ROW([.I24])-1))" office:value-type="string" office:string-value="F" calcext:value-type="string">
            <text:p>F</text:p>
          </table:table-cell>
          <table:table-cell table:formula="of:=IF(63+COLUMN([.J24])+ROW([.J24])&gt;90;CHAR(64+COLUMN([.J24])+ROW([.J24])-1-26);CHAR(64+COLUMN([.J24])+ROW([.J24])-1))" office:value-type="string" office:string-value="G" calcext:value-type="string">
            <text:p>G</text:p>
          </table:table-cell>
          <table:table-cell table:formula="of:=IF(63+COLUMN([.K24])+ROW([.K24])&gt;90;CHAR(64+COLUMN([.K24])+ROW([.K24])-1-26);CHAR(64+COLUMN([.K24])+ROW([.K24])-1))" office:value-type="string" office:string-value="H" calcext:value-type="string">
            <text:p>H</text:p>
          </table:table-cell>
          <table:table-cell table:formula="of:=IF(63+COLUMN([.L24])+ROW([.L24])&gt;90;CHAR(64+COLUMN([.L24])+ROW([.L24])-1-26);CHAR(64+COLUMN([.L24])+ROW([.L24])-1))" office:value-type="string" office:string-value="I" calcext:value-type="string">
            <text:p>I</text:p>
          </table:table-cell>
          <table:table-cell table:formula="of:=IF(63+COLUMN([.M24])+ROW([.M24])&gt;90;CHAR(64+COLUMN([.M24])+ROW([.M24])-1-26);CHAR(64+COLUMN([.M24])+ROW([.M24])-1))" office:value-type="string" office:string-value="J" calcext:value-type="string">
            <text:p>J</text:p>
          </table:table-cell>
          <table:table-cell table:formula="of:=IF(63+COLUMN([.N24])+ROW([.N24])&gt;90;CHAR(64+COLUMN([.N24])+ROW([.N24])-1-26);CHAR(64+COLUMN([.N24])+ROW([.N24])-1))" office:value-type="string" office:string-value="K" calcext:value-type="string">
            <text:p>K</text:p>
          </table:table-cell>
          <table:table-cell table:formula="of:=IF(63+COLUMN([.O24])+ROW([.O24])&gt;90;CHAR(64+COLUMN([.O24])+ROW([.O24])-1-26);CHAR(64+COLUMN([.O24])+ROW([.O24])-1))" office:value-type="string" office:string-value="L" calcext:value-type="string">
            <text:p>L</text:p>
          </table:table-cell>
          <table:table-cell table:formula="of:=IF(63+COLUMN([.P24])+ROW([.P24])&gt;90;CHAR(64+COLUMN([.P24])+ROW([.P24])-1-26);CHAR(64+COLUMN([.P24])+ROW([.P24])-1))" office:value-type="string" office:string-value="M" calcext:value-type="string">
            <text:p>M</text:p>
          </table:table-cell>
          <table:table-cell table:formula="of:=IF(63+COLUMN([.Q24])+ROW([.Q24])&gt;90;CHAR(64+COLUMN([.Q24])+ROW([.Q24])-1-26);CHAR(64+COLUMN([.Q24])+ROW([.Q24])-1))" office:value-type="string" office:string-value="N" calcext:value-type="string">
            <text:p>N</text:p>
          </table:table-cell>
          <table:table-cell table:formula="of:=IF(63+COLUMN([.R24])+ROW([.R24])&gt;90;CHAR(64+COLUMN([.R24])+ROW([.R24])-1-26);CHAR(64+COLUMN([.R24])+ROW([.R24])-1))" office:value-type="string" office:string-value="O" calcext:value-type="string">
            <text:p>O</text:p>
          </table:table-cell>
          <table:table-cell table:formula="of:=IF(63+COLUMN([.S24])+ROW([.S24])&gt;90;CHAR(64+COLUMN([.S24])+ROW([.S24])-1-26);CHAR(64+COLUMN([.S24])+ROW([.S24])-1))" office:value-type="string" office:string-value="P" calcext:value-type="string">
            <text:p>P</text:p>
          </table:table-cell>
          <table:table-cell table:formula="of:=IF(63+COLUMN([.T24])+ROW([.T24])&gt;90;CHAR(64+COLUMN([.T24])+ROW([.T24])-1-26);CHAR(64+COLUMN([.T24])+ROW([.T24])-1))" office:value-type="string" office:string-value="Q" calcext:value-type="string">
            <text:p>Q</text:p>
          </table:table-cell>
          <table:table-cell table:formula="of:=IF(63+COLUMN([.U24])+ROW([.U24])&gt;90;CHAR(64+COLUMN([.U24])+ROW([.U24])-1-26);CHAR(64+COLUMN([.U24])+ROW([.U24])-1))" office:value-type="string" office:string-value="R" calcext:value-type="string">
            <text:p>R</text:p>
          </table:table-cell>
          <table:table-cell table:formula="of:=IF(63+COLUMN([.V24])+ROW([.V24])&gt;90;CHAR(64+COLUMN([.V24])+ROW([.V24])-1-26);CHAR(64+COLUMN([.V24])+ROW([.V24])-1))" office:value-type="string" office:string-value="S" calcext:value-type="string">
            <text:p>S</text:p>
          </table:table-cell>
          <table:table-cell table:formula="of:=IF(63+COLUMN([.W24])+ROW([.W24])&gt;90;CHAR(64+COLUMN([.W24])+ROW([.W24])-1-26);CHAR(64+COLUMN([.W24])+ROW([.W24])-1))" office:value-type="string" office:string-value="T" calcext:value-type="string">
            <text:p>T</text:p>
          </table:table-cell>
          <table:table-cell table:formula="of:=IF(63+COLUMN([.X24])+ROW([.X24])&gt;90;CHAR(64+COLUMN([.X24])+ROW([.X24])-1-26);CHAR(64+COLUMN([.X24])+ROW([.X24])-1))" office:value-type="string" office:string-value="U" calcext:value-type="string">
            <text:p>U</text:p>
          </table:table-cell>
          <table:table-cell table:formula="of:=IF(63+COLUMN([.Y24])+ROW([.Y24])&gt;90;CHAR(64+COLUMN([.Y24])+ROW([.Y24])-1-26);CHAR(64+COLUMN([.Y24])+ROW([.Y24])-1))" office:value-type="string" office:string-value="V" calcext:value-type="string">
            <text:p>V</text:p>
          </table:table-cell>
          <table:table-cell table:formula="of:=IF(63+COLUMN([.Z24])+ROW([.Z24])&gt;90;CHAR(64+COLUMN([.Z24])+ROW([.Z24])-1-26);CHAR(64+COLUMN([.Z24])+ROW([.Z24])-1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IF(63+COLUMN([.A25])+ROW([.A25])&gt;90;CHAR(64+COLUMN([.A25])+ROW([.A25])-1-26);CHAR(64+COLUMN([.A25])+ROW([.A25])-1))" office:value-type="string" office:string-value="Y" calcext:value-type="string">
            <text:p>Y</text:p>
          </table:table-cell>
          <table:table-cell table:formula="of:=IF(63+COLUMN([.B25])+ROW([.B25])&gt;90;CHAR(64+COLUMN([.B25])+ROW([.B25])-1-26);CHAR(64+COLUMN([.B25])+ROW([.B25])-1))" office:value-type="string" office:string-value="Z" calcext:value-type="string">
            <text:p>Z</text:p>
          </table:table-cell>
          <table:table-cell table:formula="of:=IF(63+COLUMN([.C25])+ROW([.C25])&gt;90;CHAR(64+COLUMN([.C25])+ROW([.C25])-1-26);CHAR(64+COLUMN([.C25])+ROW([.C25])-1))" office:value-type="string" office:string-value="A" calcext:value-type="string">
            <text:p>A</text:p>
          </table:table-cell>
          <table:table-cell table:formula="of:=IF(63+COLUMN([.D25])+ROW([.D25])&gt;90;CHAR(64+COLUMN([.D25])+ROW([.D25])-1-26);CHAR(64+COLUMN([.D25])+ROW([.D25])-1))" office:value-type="string" office:string-value="B" calcext:value-type="string">
            <text:p>B</text:p>
          </table:table-cell>
          <table:table-cell table:formula="of:=IF(63+COLUMN([.E25])+ROW([.E25])&gt;90;CHAR(64+COLUMN([.E25])+ROW([.E25])-1-26);CHAR(64+COLUMN([.E25])+ROW([.E25])-1))" office:value-type="string" office:string-value="C" calcext:value-type="string">
            <text:p>C</text:p>
          </table:table-cell>
          <table:table-cell table:formula="of:=IF(63+COLUMN([.F25])+ROW([.F25])&gt;90;CHAR(64+COLUMN([.F25])+ROW([.F25])-1-26);CHAR(64+COLUMN([.F25])+ROW([.F25])-1))" office:value-type="string" office:string-value="D" calcext:value-type="string">
            <text:p>D</text:p>
          </table:table-cell>
          <table:table-cell table:formula="of:=IF(63+COLUMN([.G25])+ROW([.G25])&gt;90;CHAR(64+COLUMN([.G25])+ROW([.G25])-1-26);CHAR(64+COLUMN([.G25])+ROW([.G25])-1))" office:value-type="string" office:string-value="E" calcext:value-type="string">
            <text:p>E</text:p>
          </table:table-cell>
          <table:table-cell table:formula="of:=IF(63+COLUMN([.H25])+ROW([.H25])&gt;90;CHAR(64+COLUMN([.H25])+ROW([.H25])-1-26);CHAR(64+COLUMN([.H25])+ROW([.H25])-1))" office:value-type="string" office:string-value="F" calcext:value-type="string">
            <text:p>F</text:p>
          </table:table-cell>
          <table:table-cell table:formula="of:=IF(63+COLUMN([.I25])+ROW([.I25])&gt;90;CHAR(64+COLUMN([.I25])+ROW([.I25])-1-26);CHAR(64+COLUMN([.I25])+ROW([.I25])-1))" office:value-type="string" office:string-value="G" calcext:value-type="string">
            <text:p>G</text:p>
          </table:table-cell>
          <table:table-cell table:formula="of:=IF(63+COLUMN([.J25])+ROW([.J25])&gt;90;CHAR(64+COLUMN([.J25])+ROW([.J25])-1-26);CHAR(64+COLUMN([.J25])+ROW([.J25])-1))" office:value-type="string" office:string-value="H" calcext:value-type="string">
            <text:p>H</text:p>
          </table:table-cell>
          <table:table-cell table:formula="of:=IF(63+COLUMN([.K25])+ROW([.K25])&gt;90;CHAR(64+COLUMN([.K25])+ROW([.K25])-1-26);CHAR(64+COLUMN([.K25])+ROW([.K25])-1))" office:value-type="string" office:string-value="I" calcext:value-type="string">
            <text:p>I</text:p>
          </table:table-cell>
          <table:table-cell table:formula="of:=IF(63+COLUMN([.L25])+ROW([.L25])&gt;90;CHAR(64+COLUMN([.L25])+ROW([.L25])-1-26);CHAR(64+COLUMN([.L25])+ROW([.L25])-1))" office:value-type="string" office:string-value="J" calcext:value-type="string">
            <text:p>J</text:p>
          </table:table-cell>
          <table:table-cell table:formula="of:=IF(63+COLUMN([.M25])+ROW([.M25])&gt;90;CHAR(64+COLUMN([.M25])+ROW([.M25])-1-26);CHAR(64+COLUMN([.M25])+ROW([.M25])-1))" office:value-type="string" office:string-value="K" calcext:value-type="string">
            <text:p>K</text:p>
          </table:table-cell>
          <table:table-cell table:formula="of:=IF(63+COLUMN([.N25])+ROW([.N25])&gt;90;CHAR(64+COLUMN([.N25])+ROW([.N25])-1-26);CHAR(64+COLUMN([.N25])+ROW([.N25])-1))" office:value-type="string" office:string-value="L" calcext:value-type="string">
            <text:p>L</text:p>
          </table:table-cell>
          <table:table-cell table:formula="of:=IF(63+COLUMN([.O25])+ROW([.O25])&gt;90;CHAR(64+COLUMN([.O25])+ROW([.O25])-1-26);CHAR(64+COLUMN([.O25])+ROW([.O25])-1))" office:value-type="string" office:string-value="M" calcext:value-type="string">
            <text:p>M</text:p>
          </table:table-cell>
          <table:table-cell table:formula="of:=IF(63+COLUMN([.P25])+ROW([.P25])&gt;90;CHAR(64+COLUMN([.P25])+ROW([.P25])-1-26);CHAR(64+COLUMN([.P25])+ROW([.P25])-1))" office:value-type="string" office:string-value="N" calcext:value-type="string">
            <text:p>N</text:p>
          </table:table-cell>
          <table:table-cell table:formula="of:=IF(63+COLUMN([.Q25])+ROW([.Q25])&gt;90;CHAR(64+COLUMN([.Q25])+ROW([.Q25])-1-26);CHAR(64+COLUMN([.Q25])+ROW([.Q25])-1))" office:value-type="string" office:string-value="O" calcext:value-type="string">
            <text:p>O</text:p>
          </table:table-cell>
          <table:table-cell table:formula="of:=IF(63+COLUMN([.R25])+ROW([.R25])&gt;90;CHAR(64+COLUMN([.R25])+ROW([.R25])-1-26);CHAR(64+COLUMN([.R25])+ROW([.R25])-1))" office:value-type="string" office:string-value="P" calcext:value-type="string">
            <text:p>P</text:p>
          </table:table-cell>
          <table:table-cell table:formula="of:=IF(63+COLUMN([.S25])+ROW([.S25])&gt;90;CHAR(64+COLUMN([.S25])+ROW([.S25])-1-26);CHAR(64+COLUMN([.S25])+ROW([.S25])-1))" office:value-type="string" office:string-value="Q" calcext:value-type="string">
            <text:p>Q</text:p>
          </table:table-cell>
          <table:table-cell table:formula="of:=IF(63+COLUMN([.T25])+ROW([.T25])&gt;90;CHAR(64+COLUMN([.T25])+ROW([.T25])-1-26);CHAR(64+COLUMN([.T25])+ROW([.T25])-1))" office:value-type="string" office:string-value="R" calcext:value-type="string">
            <text:p>R</text:p>
          </table:table-cell>
          <table:table-cell table:formula="of:=IF(63+COLUMN([.U25])+ROW([.U25])&gt;90;CHAR(64+COLUMN([.U25])+ROW([.U25])-1-26);CHAR(64+COLUMN([.U25])+ROW([.U25])-1))" office:value-type="string" office:string-value="S" calcext:value-type="string">
            <text:p>S</text:p>
          </table:table-cell>
          <table:table-cell table:formula="of:=IF(63+COLUMN([.V25])+ROW([.V25])&gt;90;CHAR(64+COLUMN([.V25])+ROW([.V25])-1-26);CHAR(64+COLUMN([.V25])+ROW([.V25])-1))" office:value-type="string" office:string-value="T" calcext:value-type="string">
            <text:p>T</text:p>
          </table:table-cell>
          <table:table-cell table:formula="of:=IF(63+COLUMN([.W25])+ROW([.W25])&gt;90;CHAR(64+COLUMN([.W25])+ROW([.W25])-1-26);CHAR(64+COLUMN([.W25])+ROW([.W25])-1))" office:value-type="string" office:string-value="U" calcext:value-type="string">
            <text:p>U</text:p>
          </table:table-cell>
          <table:table-cell table:formula="of:=IF(63+COLUMN([.X25])+ROW([.X25])&gt;90;CHAR(64+COLUMN([.X25])+ROW([.X25])-1-26);CHAR(64+COLUMN([.X25])+ROW([.X25])-1))" office:value-type="string" office:string-value="V" calcext:value-type="string">
            <text:p>V</text:p>
          </table:table-cell>
          <table:table-cell table:formula="of:=IF(63+COLUMN([.Y25])+ROW([.Y25])&gt;90;CHAR(64+COLUMN([.Y25])+ROW([.Y25])-1-26);CHAR(64+COLUMN([.Y25])+ROW([.Y25])-1))" office:value-type="string" office:string-value="W" calcext:value-type="string">
            <text:p>W</text:p>
          </table:table-cell>
          <table:table-cell table:formula="of:=IF(63+COLUMN([.Z25])+ROW([.Z25])&gt;90;CHAR(64+COLUMN([.Z25])+ROW([.Z25])-1-26);CHAR(64+COLUMN([.Z25])+ROW([.Z25])-1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IF(63+COLUMN([.A26])+ROW([.A26])&gt;90;CHAR(64+COLUMN([.A26])+ROW([.A26])-1-26);CHAR(64+COLUMN([.A26])+ROW([.A26])-1))" office:value-type="string" office:string-value="Z" calcext:value-type="string">
            <text:p>Z</text:p>
          </table:table-cell>
          <table:table-cell table:formula="of:=IF(63+COLUMN([.B26])+ROW([.B26])&gt;90;CHAR(64+COLUMN([.B26])+ROW([.B26])-1-26);CHAR(64+COLUMN([.B26])+ROW([.B26])-1))" office:value-type="string" office:string-value="A" calcext:value-type="string">
            <text:p>A</text:p>
          </table:table-cell>
          <table:table-cell table:formula="of:=IF(63+COLUMN([.C26])+ROW([.C26])&gt;90;CHAR(64+COLUMN([.C26])+ROW([.C26])-1-26);CHAR(64+COLUMN([.C26])+ROW([.C26])-1))" office:value-type="string" office:string-value="B" calcext:value-type="string">
            <text:p>B</text:p>
          </table:table-cell>
          <table:table-cell table:formula="of:=IF(63+COLUMN([.D26])+ROW([.D26])&gt;90;CHAR(64+COLUMN([.D26])+ROW([.D26])-1-26);CHAR(64+COLUMN([.D26])+ROW([.D26])-1))" office:value-type="string" office:string-value="C" calcext:value-type="string">
            <text:p>C</text:p>
          </table:table-cell>
          <table:table-cell table:formula="of:=IF(63+COLUMN([.E26])+ROW([.E26])&gt;90;CHAR(64+COLUMN([.E26])+ROW([.E26])-1-26);CHAR(64+COLUMN([.E26])+ROW([.E26])-1))" office:value-type="string" office:string-value="D" calcext:value-type="string">
            <text:p>D</text:p>
          </table:table-cell>
          <table:table-cell table:formula="of:=IF(63+COLUMN([.F26])+ROW([.F26])&gt;90;CHAR(64+COLUMN([.F26])+ROW([.F26])-1-26);CHAR(64+COLUMN([.F26])+ROW([.F26])-1))" office:value-type="string" office:string-value="E" calcext:value-type="string">
            <text:p>E</text:p>
          </table:table-cell>
          <table:table-cell table:formula="of:=IF(63+COLUMN([.G26])+ROW([.G26])&gt;90;CHAR(64+COLUMN([.G26])+ROW([.G26])-1-26);CHAR(64+COLUMN([.G26])+ROW([.G26])-1))" office:value-type="string" office:string-value="F" calcext:value-type="string">
            <text:p>F</text:p>
          </table:table-cell>
          <table:table-cell table:formula="of:=IF(63+COLUMN([.H26])+ROW([.H26])&gt;90;CHAR(64+COLUMN([.H26])+ROW([.H26])-1-26);CHAR(64+COLUMN([.H26])+ROW([.H26])-1))" office:value-type="string" office:string-value="G" calcext:value-type="string">
            <text:p>G</text:p>
          </table:table-cell>
          <table:table-cell table:formula="of:=IF(63+COLUMN([.I26])+ROW([.I26])&gt;90;CHAR(64+COLUMN([.I26])+ROW([.I26])-1-26);CHAR(64+COLUMN([.I26])+ROW([.I26])-1))" office:value-type="string" office:string-value="H" calcext:value-type="string">
            <text:p>H</text:p>
          </table:table-cell>
          <table:table-cell table:formula="of:=IF(63+COLUMN([.J26])+ROW([.J26])&gt;90;CHAR(64+COLUMN([.J26])+ROW([.J26])-1-26);CHAR(64+COLUMN([.J26])+ROW([.J26])-1))" office:value-type="string" office:string-value="I" calcext:value-type="string">
            <text:p>I</text:p>
          </table:table-cell>
          <table:table-cell table:formula="of:=IF(63+COLUMN([.K26])+ROW([.K26])&gt;90;CHAR(64+COLUMN([.K26])+ROW([.K26])-1-26);CHAR(64+COLUMN([.K26])+ROW([.K26])-1))" office:value-type="string" office:string-value="J" calcext:value-type="string">
            <text:p>J</text:p>
          </table:table-cell>
          <table:table-cell table:formula="of:=IF(63+COLUMN([.L26])+ROW([.L26])&gt;90;CHAR(64+COLUMN([.L26])+ROW([.L26])-1-26);CHAR(64+COLUMN([.L26])+ROW([.L26])-1))" office:value-type="string" office:string-value="K" calcext:value-type="string">
            <text:p>K</text:p>
          </table:table-cell>
          <table:table-cell table:formula="of:=IF(63+COLUMN([.M26])+ROW([.M26])&gt;90;CHAR(64+COLUMN([.M26])+ROW([.M26])-1-26);CHAR(64+COLUMN([.M26])+ROW([.M26])-1))" office:value-type="string" office:string-value="L" calcext:value-type="string">
            <text:p>L</text:p>
          </table:table-cell>
          <table:table-cell table:formula="of:=IF(63+COLUMN([.N26])+ROW([.N26])&gt;90;CHAR(64+COLUMN([.N26])+ROW([.N26])-1-26);CHAR(64+COLUMN([.N26])+ROW([.N26])-1))" office:value-type="string" office:string-value="M" calcext:value-type="string">
            <text:p>M</text:p>
          </table:table-cell>
          <table:table-cell table:formula="of:=IF(63+COLUMN([.O26])+ROW([.O26])&gt;90;CHAR(64+COLUMN([.O26])+ROW([.O26])-1-26);CHAR(64+COLUMN([.O26])+ROW([.O26])-1))" office:value-type="string" office:string-value="N" calcext:value-type="string">
            <text:p>N</text:p>
          </table:table-cell>
          <table:table-cell table:formula="of:=IF(63+COLUMN([.P26])+ROW([.P26])&gt;90;CHAR(64+COLUMN([.P26])+ROW([.P26])-1-26);CHAR(64+COLUMN([.P26])+ROW([.P26])-1))" office:value-type="string" office:string-value="O" calcext:value-type="string">
            <text:p>O</text:p>
          </table:table-cell>
          <table:table-cell table:formula="of:=IF(63+COLUMN([.Q26])+ROW([.Q26])&gt;90;CHAR(64+COLUMN([.Q26])+ROW([.Q26])-1-26);CHAR(64+COLUMN([.Q26])+ROW([.Q26])-1))" office:value-type="string" office:string-value="P" calcext:value-type="string">
            <text:p>P</text:p>
          </table:table-cell>
          <table:table-cell table:formula="of:=IF(63+COLUMN([.R26])+ROW([.R26])&gt;90;CHAR(64+COLUMN([.R26])+ROW([.R26])-1-26);CHAR(64+COLUMN([.R26])+ROW([.R26])-1))" office:value-type="string" office:string-value="Q" calcext:value-type="string">
            <text:p>Q</text:p>
          </table:table-cell>
          <table:table-cell table:formula="of:=IF(63+COLUMN([.S26])+ROW([.S26])&gt;90;CHAR(64+COLUMN([.S26])+ROW([.S26])-1-26);CHAR(64+COLUMN([.S26])+ROW([.S26])-1))" office:value-type="string" office:string-value="R" calcext:value-type="string">
            <text:p>R</text:p>
          </table:table-cell>
          <table:table-cell table:formula="of:=IF(63+COLUMN([.T26])+ROW([.T26])&gt;90;CHAR(64+COLUMN([.T26])+ROW([.T26])-1-26);CHAR(64+COLUMN([.T26])+ROW([.T26])-1))" office:value-type="string" office:string-value="S" calcext:value-type="string">
            <text:p>S</text:p>
          </table:table-cell>
          <table:table-cell table:formula="of:=IF(63+COLUMN([.U26])+ROW([.U26])&gt;90;CHAR(64+COLUMN([.U26])+ROW([.U26])-1-26);CHAR(64+COLUMN([.U26])+ROW([.U26])-1))" office:value-type="string" office:string-value="T" calcext:value-type="string">
            <text:p>T</text:p>
          </table:table-cell>
          <table:table-cell table:formula="of:=IF(63+COLUMN([.V26])+ROW([.V26])&gt;90;CHAR(64+COLUMN([.V26])+ROW([.V26])-1-26);CHAR(64+COLUMN([.V26])+ROW([.V26])-1))" office:value-type="string" office:string-value="U" calcext:value-type="string">
            <text:p>U</text:p>
          </table:table-cell>
          <table:table-cell table:formula="of:=IF(63+COLUMN([.W26])+ROW([.W26])&gt;90;CHAR(64+COLUMN([.W26])+ROW([.W26])-1-26);CHAR(64+COLUMN([.W26])+ROW([.W26])-1))" office:value-type="string" office:string-value="V" calcext:value-type="string">
            <text:p>V</text:p>
          </table:table-cell>
          <table:table-cell table:formula="of:=IF(63+COLUMN([.X26])+ROW([.X26])&gt;90;CHAR(64+COLUMN([.X26])+ROW([.X26])-1-26);CHAR(64+COLUMN([.X26])+ROW([.X26])-1))" office:value-type="string" office:string-value="W" calcext:value-type="string">
            <text:p>W</text:p>
          </table:table-cell>
          <table:table-cell table:formula="of:=IF(63+COLUMN([.Y26])+ROW([.Y26])&gt;90;CHAR(64+COLUMN([.Y26])+ROW([.Y26])-1-26);CHAR(64+COLUMN([.Y26])+ROW([.Y26])-1))" office:value-type="string" office:string-value="X" calcext:value-type="string">
            <text:p>X</text:p>
          </table:table-cell>
          <table:table-cell table:formula="of:=IF(63+COLUMN([.Z26])+ROW([.Z26])&gt;90;CHAR(64+COLUMN([.Z26])+ROW([.Z26])-1-26);CHAR(64+COLUMN([.Z26])+ROW([.Z26])-1))" office:value-type="string" office:string-value="Y" calcext:value-type="string">
            <text:p>Y</text:p>
          </table:table-cell>
          <table:table-cell table:number-columns-repeated="26"/>
        </table:table-row>
        <table:table-row table:style-name="ro1" table:number-rows-repeated="8">
          <table:table-cell table:number-columns-repeated="52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10:19:09.29945035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1:09.596458097</meta:creation-date>
    <dc:date>2019-02-27T10:33:25.368541077</dc:date>
    <meta:editing-duration>PT18M28S</meta:editing-duration>
    <meta:editing-cycles>7</meta:editing-cycles>
    <meta:generator>LibreOffice/6.0.7.3$Linux_X86_64 LibreOffice_project/00m0$Build-3</meta:generator>
    <meta:document-statistic meta:table-count="1" meta:cell-count="730" meta:object-count="0"/>
  </office:meta>
</office:document-meta>
</file>